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Return file path if project is an open file</text:p>
      <text:p text:style-name="Standard">def GetFilePath(self):</text:p>
      <text:p text:style-name="Standard"><text:s text:c="8"/>return self.FilePath</text:p>
      <text:p text:style-name="Standard"/>
      <text:p text:style-name="Standard">#Return file path if project is an open file</text:p>
      <text:p text:style-name="Standard">def GetProgramFilePath(self):</text:p>
      <text:p text:style-name="Standard"><text:s text:c="8"/>return self.ProgramFilePath</text:p>
      <text:p text:style-name="Standard"/>
      <text:p text:style-name="Standard">#Return file name and point out if file is up to date</text:p>
      <text:p text:style-name="Standard">def GetFilename(self):</text:p>
      <text:p text:style-name="Standard"><text:s text:c="8"/>if self.Project is not None:</text:p>
      <text:p text:style-name="Standard"><text:s text:c="12"/>if self.ProjectIsSaved():</text:p>
      <text:p text:style-name="Standard"><text:s text:c="16"/>return self.FileName</text:p>
      <text:p text:style-name="Standard"><text:s text:c="12"/>else:</text:p>
      <text:p text:style-name="Standard"><text:s text:c="16"/>return "~%s~" % self.FileName</text:p>
      <text:p text:style-name="Standard"><text:s text:c="8"/>return ""</text:p>
      <text:p text:style-name="Standard"/>
      <text:p text:style-name="Standard">#Change file path and save file name or create a default one if file path not defined</text:p>
      <text:p text:style-name="Standard">def SetFilePath(self, filepath):</text:p>
      <text:p text:style-name="Standard"><text:s text:c="8"/>self.FilePath = filepath</text:p>
      <text:p text:style-name="Standard"><text:s text:c="8"/>if filepath == "":</text:p>
      <text:p text:style-name="Standard"><text:s text:c="12"/>self.LastNewIndex += 1</text:p>
      <text:p text:style-name="Standard"><text:s text:c="12"/>self.FileName = _("Unnamed%d") % self.LastNewIndex</text:p>
      <text:p text:style-name="Standard"><text:s text:c="8"/>else:</text:p>
      <text:p text:style-name="Standard"><text:s text:c="12"/>self.FileName = os.path.splitext(os.path.basename(filepath))[0]</text:p>
      <text:p text:style-name="Standard"/>
      <text:p text:style-name="Standard">#Change project properties</text:p>
      <text:p text:style-name="Standard">def SetProjectProperties(self, name=None, properties=None, buffer=True):</text:p>
      <text:p text:style-name="Standard"><text:s text:c="8"/>if self.Project is not None:</text:p>
      <text:p text:style-name="Standard"><text:s text:c="12"/>if name is not None:</text:p>
      <text:p text:style-name="Standard"><text:s text:c="16"/>self.Project.setname(name)</text:p>
      <text:p text:style-name="Standard"><text:s text:c="12"/>if properties is not None:</text:p>
      <text:p text:style-name="Standard"><text:s text:c="16"/>self.Project.setfileHeader(properties)</text:p>
      <text:p text:style-name="Standard"><text:s text:c="16"/>self.Project.setcontentHeader(properties)</text:p>
      <text:p text:style-name="Standard"><text:s text:c="12"/>if buffer and (name is not None or properties is not None):</text:p>
      <text:p text:style-name="Standard"><text:s text:c="16"/>self.BufferProject()</text:p>
      <text:p text:style-name="Standard"/>
      <text:p text:style-name="Standard">#Return project name</text:p>
      <text:p text:style-name="Standard">def GetProjectName(self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return project.getname()</text:p>
      <text:p text:style-name="Standard"><text:s text:c="8"/>return None</text:p>
      <text:p text:style-name="Standard"/>
      <text:p text:style-name="Standard">#Return project properties</text:p>
      <text:p text:style-name="Standard">def GetProjectProperties(self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properties = project.getfileHeader()</text:p>
      <text:p text:style-name="Standard"><text:s text:c="12"/>properties.update(project.getcontentHeader())</text:p>
      <text:p text:style-name="Standard"><text:s text:c="12"/>return properties</text:p>
      <text:p text:style-name="Standard"><text:s text:c="8"/>return None</text:p>
      <text:p text:style-name="Standard"><text:soft-page-break/></text:p>
      <text:p text:style-name="Standard">#Return project informations</text:p>
      <text:p text:style-name="Standard">def GetProjectInfos(self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infos = {"name": project.getname(), "type": ITEM_PROJECT}</text:p>
      <text:p text:style-name="Standard"><text:s text:c="12"/>datatypes = {"name": DATA_TYPES, "type": ITEM_DATATYPES, "values": []}</text:p>
      <text:p text:style-name="Standard"><text:s text:c="12"/>for datatype in project.getdataTypes():</text:p>
      <text:p text:style-name="Standard"><text:s text:c="16"/>datatypes["values"].append({</text:p>
      <text:p text:style-name="Standard"><text:s text:c="20"/>"name": datatype.getname(),</text:p>
      <text:p text:style-name="Standard"><text:s text:c="20"/>"type": ITEM_DATATYPE,</text:p>
      <text:p text:style-name="Standard"><text:s text:c="20"/>"tagname": self.ComputeDataTypeName(datatype.getname()),</text:p>
      <text:p text:style-name="Standard"><text:s text:c="20"/>"values": []})</text:p>
      <text:p text:style-name="Standard"><text:s text:c="12"/>pou_types = {</text:p>
      <text:p text:style-name="Standard"><text:s text:c="16"/>"function": {</text:p>
      <text:p text:style-name="Standard"><text:s text:c="20"/>"name": <text:s text:c="2"/>FUNCTIONS,</text:p>
      <text:p text:style-name="Standard"><text:s text:c="20"/>"type": <text:s text:c="2"/>ITEM_FUNCTION,</text:p>
      <text:p text:style-name="Standard"><text:s text:c="20"/>"values": []</text:p>
      <text:p text:style-name="Standard"><text:s text:c="16"/>},</text:p>
      <text:p text:style-name="Standard"><text:s text:c="16"/>"functionBlock": {</text:p>
      <text:p text:style-name="Standard"><text:s text:c="20"/>"name": <text:s text:c="2"/>FUNCTION_BLOCKS,</text:p>
      <text:p text:style-name="Standard"><text:s text:c="20"/>"type": <text:s text:c="2"/>ITEM_FUNCTIONBLOCK,</text:p>
      <text:p text:style-name="Standard"><text:s text:c="20"/>"values": []</text:p>
      <text:p text:style-name="Standard"><text:s text:c="16"/>},</text:p>
      <text:p text:style-name="Standard"><text:s text:c="16"/>"program": {</text:p>
      <text:p text:style-name="Standard"><text:s text:c="20"/>"name": <text:s text:c="2"/>PROGRAMS,</text:p>
      <text:p text:style-name="Standard"><text:s text:c="20"/>"type": <text:s text:c="2"/>ITEM_PROGRAM,</text:p>
      <text:p text:style-name="Standard"><text:s text:c="20"/>"values": []</text:p>
      <text:p text:style-name="Standard"><text:s text:c="16"/>}</text:p>
      <text:p text:style-name="Standard"><text:s text:c="12"/>}</text:p>
      <text:p text:style-name="Standard"><text:s text:c="12"/>for pou in project.getpous():</text:p>
      <text:p text:style-name="Standard"><text:s text:c="16"/>pou_type = pou.getpouType()</text:p>
      <text:p text:style-name="Standard"><text:s text:c="16"/>pou_infos = {"name": pou.getname(), "type": ITEM_POU,</text:p>
      <text:p text:style-name="Standard"><text:s text:c="29"/>"tagname": self.ComputePouName(pou.getname())}</text:p>
      <text:p text:style-name="Standard"><text:s text:c="16"/>pou_values = []</text:p>
      <text:p text:style-name="Standard"><text:s text:c="16"/>if pou.getbodyType() == "SFC":</text:p>
      <text:p text:style-name="Standard"><text:s text:c="20"/>transitions = []</text:p>
      <text:p text:style-name="Standard"><text:s text:c="20"/>for transition in pou.gettransitionList():</text:p>
      <text:p text:style-name="Standard"><text:s text:c="24"/>transitions.append({</text:p>
      <text:p text:style-name="Standard"><text:s text:c="28"/>"name": transition.getname(),</text:p>
      <text:p text:style-name="Standard"><text:s text:c="28"/>"type": ITEM_TRANSITION,</text:p>
      <text:p text:style-name="Standard"><text:s text:c="28"/>"tagname": self.ComputePouTransitionName(pou.getname(), transition.getname()),</text:p>
      <text:p text:style-name="Standard"><text:s text:c="28"/>"values": []})</text:p>
      <text:p text:style-name="Standard"><text:s text:c="20"/>pou_values.append({"name": TRANSITIONS, "type": ITEM_TRANSITIONS, "values": transitions})</text:p>
      <text:p text:style-name="Standard"><text:s text:c="20"/>actions = []</text:p>
      <text:p text:style-name="Standard"><text:s text:c="20"/>for action in pou.getactionList():</text:p>
      <text:p text:style-name="Standard"><text:s text:c="24"/>actions.append({</text:p>
      <text:p text:style-name="Standard"><text:s text:c="28"/>"name": action.getname(),</text:p>
      <text:p text:style-name="Standard"><text:s text:c="28"/>"type": ITEM_ACTION,</text:p>
      <text:p text:style-name="Standard"><text:s text:c="28"/>"tagname": self.ComputePouActionName(pou.getname(), action.getname()),</text:p>
      <text:p text:style-name="Standard"><text:soft-page-break/><text:s text:c="28"/>"values": []})</text:p>
      <text:p text:style-name="Standard"><text:s text:c="20"/>pou_values.append({"name": ACTIONS, "type": ITEM_ACTIONS, "values": actions})</text:p>
      <text:p text:style-name="Standard"><text:s text:c="16"/>if pou_type in pou_types:</text:p>
      <text:p text:style-name="Standard"><text:s text:c="20"/>pou_infos["values"] = pou_values</text:p>
      <text:p text:style-name="Standard"><text:s text:c="20"/>pou_types[pou_type]["values"].append(pou_infos)</text:p>
      <text:p text:style-name="Standard"><text:s text:c="12"/>configurations = {"name": CONFIGURATIONS, "type": ITEM_CONFIGURATIONS, "values": []}</text:p>
      <text:p text:style-name="Standard"><text:s text:c="12"/>for config in project.getconfigurations():</text:p>
      <text:p text:style-name="Standard"><text:s text:c="16"/>config_name = config.getname()</text:p>
      <text:p text:style-name="Standard"><text:s text:c="16"/>config_infos = {</text:p>
      <text:p text:style-name="Standard"><text:s text:c="20"/>"name": config_name,</text:p>
      <text:p text:style-name="Standard"><text:s text:c="20"/>"type": ITEM_CONFIGURATION,</text:p>
      <text:p text:style-name="Standard"><text:s text:c="20"/>"tagname": self.ComputeConfigurationName(config.getname()),</text:p>
      <text:p text:style-name="Standard"><text:s text:c="20"/>"values": []}</text:p>
      <text:p text:style-name="Standard"><text:s text:c="16"/>resources = {"name": RESOURCES, "type": ITEM_RESOURCES, "values": []}</text:p>
      <text:p text:style-name="Standard"><text:s text:c="16"/>for resource in config.getresource():</text:p>
      <text:p text:style-name="Standard"><text:s text:c="20"/>resource_name = resource.getname()</text:p>
      <text:p text:style-name="Standard"><text:s text:c="20"/>resource_infos = {</text:p>
      <text:p text:style-name="Standard"><text:s text:c="24"/>"name": resource_name,</text:p>
      <text:p text:style-name="Standard"><text:s text:c="24"/>"type": ITEM_RESOURCE,</text:p>
      <text:p text:style-name="Standard"><text:s text:c="24"/>"tagname": self.ComputeConfigurationResourceName(config.getname(), resource.getname()),</text:p>
      <text:p text:style-name="Standard"><text:s text:c="24"/>"values": []}</text:p>
      <text:p text:style-name="Standard"><text:s text:c="20"/>resources["values"].append(resource_infos)</text:p>
      <text:p text:style-name="Standard"><text:s text:c="16"/>config_infos["values"] = [resources]</text:p>
      <text:p text:style-name="Standard"><text:s text:c="16"/>configurations["values"].append(config_infos)</text:p>
      <text:p text:style-name="Standard"><text:s text:c="12"/>infos["values"] = [datatypes, pou_types["function"], pou_types["functionBlock"],</text:p>
      <text:p text:style-name="Standard"><text:s text:c="31"/>pou_types["program"], configurations]</text:p>
      <text:p text:style-name="Standard"><text:s text:c="12"/>return infos</text:p>
      <text:p text:style-name="Standard"><text:s text:c="8"/>return None</text:p>
      <text:p text:style-name="Standard"/>
      <text:p text:style-name="Standard">def GetPouVariables(self, tagname, debug=False):</text:p>
      <text:p text:style-name="Standard"><text:s text:c="8"/>pou_type = None</text:p>
      <text:p text:style-name="Standard"><text:s text:c="8"/>project = self.GetProject(debug)</text:p>
      <text:p text:style-name="Standard"><text:s text:c="8"/>if project is not None:</text:p>
      <text:p text:style-name="Standard"><text:s text:c="12"/>factory = VariablesTreeInfosFactory()</text:p>
      <text:p text:style-name="Standard"/>
      <text:p text:style-name="Standard"><text:s text:c="12"/>parser = etree.XMLParser()</text:p>
      <text:p text:style-name="Standard"><text:s text:c="12"/>parser.resolvers.add(LibraryResolver(self, debug))</text:p>
      <text:p text:style-name="Standard"/>
      <text:p text:style-name="Standard"><text:s text:c="12"/>pou_variable_xslt_tree = etree.XSLT(</text:p>
      <text:p text:style-name="Standard"><text:s text:c="16"/>etree.parse(</text:p>
      <text:p text:style-name="Standard"><text:s text:c="20"/>os.path.join(ScriptDirectory, "plcopen", "pou_variables.xslt"),</text:p>
      <text:p text:style-name="Standard"><text:s text:c="20"/>parser),</text:p>
      <text:p text:style-name="Standard"><text:s text:c="16"/>extensions={("pou_vars_ns", name): getattr(factory, name)</text:p>
      <text:p text:style-name="Standard"><text:s text:c="28"/>for name in ["SetRoot", "AddVariable"]})</text:p>
      <text:p text:style-name="Standard"/>
      <text:p text:style-name="Standard"><text:s text:c="12"/>obj = None</text:p>
      <text:p text:style-name="Standard"><text:s text:c="12"/>words = tagname.split("::")</text:p>
      <text:p text:style-name="Standard"><text:s text:c="12"/>if words[0] == "P":</text:p>
      <text:p text:style-name="Standard"><text:s text:c="16"/>obj = self.GetPou(words[1], debug)</text:p>
      <text:p text:style-name="Standard"><text:soft-page-break/><text:s text:c="12"/>elif words[0] != "D":</text:p>
      <text:p text:style-name="Standard"><text:s text:c="16"/>obj = self.GetEditedElement(tagname, debug)</text:p>
      <text:p text:style-name="Standard"><text:s text:c="12"/>if obj is not None:</text:p>
      <text:p text:style-name="Standard"><text:s text:c="16"/>pou_variable_xslt_tree(obj)</text:p>
      <text:p text:style-name="Standard"><text:s text:c="16"/>return factory.GetRoot()</text:p>
      <text:p text:style-name="Standard"/>
      <text:p text:style-name="Standard"><text:s text:c="8"/>return None</text:p>
      <text:p text:style-name="Standard"/>
      <text:p text:style-name="Standard">def GetInstanceList(self, root, name, debug=False):</text:p>
      <text:p text:style-name="Standard"><text:s text:c="8"/>instances = []</text:p>
      <text:p text:style-name="Standard"><text:s text:c="8"/>project = self.GetProject(debug)</text:p>
      <text:p text:style-name="Standard"><text:s text:c="8"/>if project is not None:</text:p>
      <text:p text:style-name="Standard"><text:s text:c="12"/>factory = InstancesPathFactory(instances)</text:p>
      <text:p text:style-name="Standard"/>
      <text:p text:style-name="Standard"><text:s text:c="12"/>parser = etree.XMLParser()</text:p>
      <text:p text:style-name="Standard"><text:s text:c="12"/>parser.resolvers.add(LibraryResolver(self, debug))</text:p>
      <text:p text:style-name="Standard"/>
      <text:p text:style-name="Standard"><text:s text:c="12"/>instances_path_xslt_tree = etree.XSLT(</text:p>
      <text:p text:style-name="Standard"><text:s text:c="16"/>etree.parse(</text:p>
      <text:p text:style-name="Standard"><text:s text:c="20"/>os.path.join(ScriptDirectory, "plcopen", "instances_path.xslt"),</text:p>
      <text:p text:style-name="Standard"><text:s text:c="20"/>parser),</text:p>
      <text:p text:style-name="Standard"><text:s text:c="16"/>extensions={</text:p>
      <text:p text:style-name="Standard"><text:s text:c="20"/>("instances_ns", "AddInstance"): factory.AddInstance})</text:p>
      <text:p text:style-name="Standard"/>
      <text:p text:style-name="Standard"><text:s text:c="12"/>instances_path_xslt_tree(</text:p>
      <text:p text:style-name="Standard"><text:s text:c="16"/>root, instance_type=etree.XSLT.strparam(name))</text:p>
      <text:p text:style-name="Standard"/>
      <text:p text:style-name="Standard"><text:s text:c="8"/>return instances</text:p>
      <text:p text:style-name="Standard"/>
      <text:p text:style-name="Standard">def SearchPouInstances(self, tag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words = tagname.split("::")</text:p>
      <text:p text:style-name="Standard"><text:s text:c="12"/>if words[0] == "P":</text:p>
      <text:p text:style-name="Standard"><text:s text:c="16"/>return self.GetInstanceList(project, words[1])</text:p>
      <text:p text:style-name="Standard"><text:s text:c="12"/>elif words[0] == 'C':</text:p>
      <text:p text:style-name="Standard"><text:s text:c="16"/>return [words[1]]</text:p>
      <text:p text:style-name="Standard"><text:s text:c="12"/>elif words[0] == 'R':</text:p>
      <text:p text:style-name="Standard"><text:s text:c="16"/>return ["%s.%s" % (words[1], words[2])]</text:p>
      <text:p text:style-name="Standard"><text:s text:c="12"/>elif words[0] in ['T', 'A']:</text:p>
      <text:p text:style-name="Standard"><text:s text:c="16"/>return ["%s.%s" % (instance, words[2])</text:p>
      <text:p text:style-name="Standard"><text:s text:c="24"/>for instance in self.SearchPouInstances(</text:p>
      <text:p text:style-name="Standard"><text:s text:c="28"/>self.ComputePouName(words[1]), debug)]</text:p>
      <text:p text:style-name="Standard"><text:s text:c="8"/>return []</text:p>
      <text:p text:style-name="Standard"/>
      <text:p text:style-name="Standard">def GetPouInstanceTagName(self, instance_path, debug=False):</text:p>
      <text:p text:style-name="Standard"><text:s text:c="8"/>project = self.GetProject(debug)</text:p>
      <text:p text:style-name="Standard"><text:s text:c="8"/>factory = InstanceTagName(self)</text:p>
      <text:p text:style-name="Standard"/>
      <text:p text:style-name="Standard"><text:s text:c="8"/>parser = etree.XMLParser()</text:p>
      <text:p text:style-name="Standard"><text:s text:c="8"/>parser.resolvers.add(LibraryResolver(self, debug))</text:p>
      <text:p text:style-name="Standard"/>
      <text:p text:style-name="Standard"><text:soft-page-break/><text:s text:c="8"/>instance_tagname_xslt_tree = etree.XSLT(</text:p>
      <text:p text:style-name="Standard"><text:s text:c="12"/>etree.parse(</text:p>
      <text:p text:style-name="Standard"><text:s text:c="16"/>os.path.join(ScriptDirectory, "plcopen", "instance_tagname.xslt"),</text:p>
      <text:p text:style-name="Standard"><text:s text:c="16"/>parser),</text:p>
      <text:p text:style-name="Standard"><text:s text:c="12"/>extensions={("instance_tagname_ns", name): getattr(factory, name)</text:p>
      <text:p text:style-name="Standard"><text:s text:c="24"/>for name in ["ConfigTagName",</text:p>
      <text:p text:style-name="Standard"><text:s text:c="37"/>"ResourceTagName",</text:p>
      <text:p text:style-name="Standard"><text:s text:c="37"/>"PouTagName",</text:p>
      <text:p text:style-name="Standard"><text:s text:c="37"/>"ActionTagName",</text:p>
      <text:p text:style-name="Standard"><text:s text:c="37"/>"TransitionTagName"]})</text:p>
      <text:p text:style-name="Standard"/>
      <text:p text:style-name="Standard"><text:s text:c="8"/>instance_tagname_xslt_tree(</text:p>
      <text:p text:style-name="Standard"><text:s text:c="12"/>project, instance_path=etree.XSLT.strparam(instance_path))</text:p>
      <text:p text:style-name="Standard"/>
      <text:p text:style-name="Standard"><text:s text:c="8"/>return factory.GetTagName()</text:p>
      <text:p text:style-name="Standard"/>
      <text:p text:style-name="Standard">def GetInstanceInfos(self, instance_path, debug=False):</text:p>
      <text:p text:style-name="Standard"><text:s text:c="8"/>tagname = self.GetPouInstanceTagName(instance_path)</text:p>
      <text:p text:style-name="Standard"><text:s text:c="8"/>if tagname is not None:</text:p>
      <text:p text:style-name="Standard"><text:s text:c="12"/>infos = self.GetPouVariables(tagname, debug)</text:p>
      <text:p text:style-name="Standard"><text:s text:c="12"/>infos.type = tagname</text:p>
      <text:p text:style-name="Standard"><text:s text:c="12"/>return infos</text:p>
      <text:p text:style-name="Standard"><text:s text:c="8"/>else:</text:p>
      <text:p text:style-name="Standard"><text:s text:c="12"/>pou_path, var_name = instance_path.rsplit(".", 1)</text:p>
      <text:p text:style-name="Standard"><text:s text:c="12"/>tagname = self.GetPouInstanceTagName(pou_path)</text:p>
      <text:p text:style-name="Standard"><text:s text:c="12"/>if tagname is not None:</text:p>
      <text:p text:style-name="Standard"><text:s text:c="16"/>pou_infos = self.GetPouVariables(tagname, debug)</text:p>
      <text:p text:style-name="Standard"><text:s text:c="16"/>for var_infos in pou_infos.variables:</text:p>
      <text:p text:style-name="Standard"><text:s text:c="20"/>if var_infos.name == var_name:</text:p>
      <text:p text:style-name="Standard"><text:s text:c="24"/>return var_infos</text:p>
      <text:p text:style-name="Standard"><text:s text:c="8"/>return None</text:p>
      <text:p text:style-name="Standard"/>
      <text:p text:style-name="Standard">#Return if data type given by name is used by another data type or pou</text:p>
      <text:p text:style-name="Standard">def DataTypeIsUsed(self, 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return len(self.GetInstanceList(project, name, debug)) &gt; 0</text:p>
      <text:p text:style-name="Standard"><text:s text:c="8"/>return False</text:p>
      <text:p text:style-name="Standard"/>
      <text:p text:style-name="Standard">#Return if pou given by name is used by another pou</text:p>
      <text:p text:style-name="Standard">def PouIsUsed(self, 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return len(self.GetInstanceList(project, name, debug)) &gt; 0</text:p>
      <text:p text:style-name="Standard"><text:s text:c="8"/>return False</text:p>
      <text:p text:style-name="Standard"/>
      <text:p text:style-name="Standard">#Return if pou given by name is directly or undirectly used by the reference pou</text:p>
      <text:p text:style-name="Standard">def PouIsUsedBy(self, name, reference, debug=False):</text:p>
      <text:p text:style-name="Standard"><text:s text:c="8"/>pou_infos = self.GetPou(reference, debug)</text:p>
      <text:p text:style-name="Standard"><text:s text:c="8"/>if pou_infos is not None:</text:p>
      <text:p text:style-name="Standard"><text:s text:c="12"/>return len(self.GetInstanceList(pou_infos, name, debug)) &gt; 0</text:p>
      <text:p text:style-name="Standard"><text:s text:c="8"/>return False</text:p>
      <text:p text:style-name="Standard"><text:soft-page-break/></text:p>
      <text:p text:style-name="Standard">def GenerateProgram(self, filepath=None):</text:p>
      <text:p text:style-name="Standard"><text:s text:c="8"/>errors = []</text:p>
      <text:p text:style-name="Standard"><text:s text:c="8"/>warnings = []</text:p>
      <text:p text:style-name="Standard"><text:s text:c="8"/>if self.Project is not None:</text:p>
      <text:p text:style-name="Standard"><text:s text:c="12"/>try:</text:p>
      <text:p text:style-name="Standard"><text:s text:c="16"/>self.ProgramChunks = GenerateCurrentProgram(self, self.Project, errors, warnings)</text:p>
      <text:p text:style-name="Standard"><text:s text:c="16"/>self.NextCompiledProject = self.Copy(self.Project)</text:p>
      <text:p text:style-name="Standard"><text:s text:c="16"/>program_text = "".join([item[0] for item in self.ProgramChunks])</text:p>
      <text:p text:style-name="Standard"><text:s text:c="16"/>if filepath is not None:</text:p>
      <text:p text:style-name="Standard"><text:s text:c="20"/>programfile = open(filepath, "w")</text:p>
      <text:p text:style-name="Standard"><text:s text:c="20"/>programfile.write(program_text.encode("utf-8"))</text:p>
      <text:p text:style-name="Standard"><text:s text:c="20"/>programfile.close()</text:p>
      <text:p text:style-name="Standard"><text:s text:c="20"/>self.ProgramFilePath = filepath</text:p>
      <text:p text:style-name="Standard"><text:s text:c="16"/>return program_text, errors, warnings</text:p>
      <text:p text:style-name="Standard"><text:s text:c="12"/>except PLCGenException, e:</text:p>
      <text:p text:style-name="Standard"><text:s text:c="16"/>errors.append(e.message)</text:p>
      <text:p text:style-name="Standard"><text:s text:c="8"/>else:</text:p>
      <text:p text:style-name="Standard"><text:s text:c="12"/>errors.append("No project opened")</text:p>
      <text:p text:style-name="Standard"><text:s text:c="8"/>return "", errors, warnings</text:p>
      <text:p text:style-name="Standard"/>
      <text:p text:style-name="Standard">def DebugAvailable(self):</text:p>
      <text:p text:style-name="Standard"><text:s text:c="8"/>return self.CurrentCompiledProject is not None</text:p>
      <text:p text:style-name="Standard"/>
      <text:p text:style-name="Standard">def ProgramTransferred(self):</text:p>
      <text:p text:style-name="Standard"><text:s text:c="8"/>if self.NextCompiledProject is None:</text:p>
      <text:p text:style-name="Standard"><text:s text:c="12"/>self.CurrentCompiledProject = self.NextCompiledProject</text:p>
      <text:p text:style-name="Standard"><text:s text:c="8"/>else:</text:p>
      <text:p text:style-name="Standard"><text:s text:c="12"/>self.CurrentCompiledProject = self.Copy(self.Project)</text:p>
      <text:p text:style-name="Standard"/>
      <text:p text:style-name="Standard">def GetChunkInfos(self, from_location, to_location):</text:p>
      <text:p text:style-name="Standard"><text:s text:c="8"/>row = self.ProgramOffset + 1</text:p>
      <text:p text:style-name="Standard"><text:s text:c="8"/>col = 1</text:p>
      <text:p text:style-name="Standard"><text:s text:c="8"/>infos = []</text:p>
      <text:p text:style-name="Standard"><text:s text:c="8"/>for chunk, chunk_infos in self.ProgramChunks:</text:p>
      <text:p text:style-name="Standard"><text:s text:c="12"/>lines = chunk.split("\n")</text:p>
      <text:p text:style-name="Standard"><text:s text:c="12"/>if len(lines) &gt; 1:</text:p>
      <text:p text:style-name="Standard"><text:s text:c="16"/>next_row = row + len(lines) - 1</text:p>
      <text:p text:style-name="Standard"><text:s text:c="16"/>next_col = len(lines[-1]) + 1</text:p>
      <text:p text:style-name="Standard"><text:s text:c="12"/>else:</text:p>
      <text:p text:style-name="Standard"><text:s text:c="16"/>next_row = row</text:p>
      <text:p text:style-name="Standard"><text:s text:c="16"/>next_col = col + len(chunk)</text:p>
      <text:p text:style-name="Standard"><text:s text:c="12"/>if (next_row &gt; from_location[0] or next_row == from_location[0] and next_col &gt;= from_location[1]) and len(chunk_infos) &gt; 0:</text:p>
      <text:p text:style-name="Standard"><text:s text:c="16"/>infos.append((chunk_infos, (row, col)))</text:p>
      <text:p text:style-name="Standard"><text:s text:c="12"/>if next_row == to_location[0] and next_col &gt; to_location[1] or next_row &gt; to_location[0]:</text:p>
      <text:p text:style-name="Standard"><text:s text:c="16"/>return infos</text:p>
      <text:p text:style-name="Standard"><text:s text:c="12"/>row, col = next_row, next_col</text:p>
      <text:p text:style-name="Standard"><text:s text:c="8"/>return infos</text:p>
      <text:p text:style-name="Standard"/>
      <text:p text:style-name="Standard">#-------------------------------------------------------------------------------</text:p>
      <text:p text:style-name="Standard"># <text:s text:c="22"/>Project Pous management functions</text:p>
      <text:p text:style-name="Standard"><text:soft-page-break/>#-------------------------------------------------------------------------------</text:p>
      <text:p text:style-name="Standard"/>
      <text:p text:style-name="Standard">#Add a Data Type to Project</text:p>
      <text:p text:style-name="Standard">def ProjectAddDataType(self, datatype_name=None):</text:p>
      <text:p text:style-name="Standard"><text:s text:c="8"/>if self.Project is not None:</text:p>
      <text:p text:style-name="Standard"><text:s text:c="12"/>if datatype_name is None:</text:p>
      <text:p text:style-name="Standard"><text:s text:c="16"/>datatype_name = self.GenerateNewName(None, None, "datatype%d")</text:p>
      <text:p text:style-name="Standard"><text:s text:c="8"/>#Add the datatype to project</text:p>
      <text:p text:style-name="Standard"><text:s text:c="12"/>self.Project.appenddataType(datatype_name)</text:p>
      <text:p text:style-name="Standard"><text:s text:c="12"/>self.BufferProject()</text:p>
      <text:p text:style-name="Standard"><text:s text:c="12"/>return self.ComputeDataTypeName(datatype_name)</text:p>
      <text:p text:style-name="Standard"><text:s text:c="8"/>return None</text:p>
      <text:p text:style-name="Standard"/>
      <text:p text:style-name="Standard">#Remove a Data Type from project</text:p>
      <text:p text:style-name="Standard">def ProjectRemoveDataType(self, datatype_name):</text:p>
      <text:p text:style-name="Standard"><text:s text:c="8"/>if self.Project is not None:</text:p>
      <text:p text:style-name="Standard"><text:s text:c="12"/>self.Project.removedataType(datatype_name)</text:p>
      <text:p text:style-name="Standard"><text:s text:c="12"/>self.BufferProject()</text:p>
      <text:p text:style-name="Standard"/>
      <text:p text:style-name="Standard">#Add a Pou to Project</text:p>
      <text:p text:style-name="Standard">def ProjectAddPou(self, pou_name, pou_type, body_type):</text:p>
      <text:p text:style-name="Standard"><text:s text:c="8"/>if self.Project is not None:</text:p>
      <text:p text:style-name="Standard"><text:s text:c="8"/>#Add the pou to project</text:p>
      <text:p text:style-name="Standard"><text:s text:c="12"/>self.Project.appendpou(pou_name, pou_type, body_type)</text:p>
      <text:p text:style-name="Standard"><text:s text:c="12"/>if pou_type == "function":</text:p>
      <text:p text:style-name="Standard"><text:s text:c="16"/>self.SetPouInterfaceReturnType(pou_name, "BOOL")</text:p>
      <text:p text:style-name="Standard"><text:s text:c="12"/>self.BufferProject()</text:p>
      <text:p text:style-name="Standard"><text:s text:c="12"/>return self.ComputePouName(pou_name)</text:p>
      <text:p text:style-name="Standard"><text:s text:c="8"/>return None</text:p>
      <text:p text:style-name="Standard"/>
      <text:p text:style-name="Standard">def ProjectChangePouType(self, name, pou_type):</text:p>
      <text:p text:style-name="Standard"><text:s text:c="8"/>if self.Project is not None:</text:p>
      <text:p text:style-name="Standard"><text:s text:c="12"/>pou = self.Project.getpou(name)</text:p>
      <text:p text:style-name="Standard"><text:s text:c="12"/>if pou is not None:</text:p>
      <text:p text:style-name="Standard"><text:s text:c="16"/>pou.setpouType(pou_type)</text:p>
      <text:p text:style-name="Standard"><text:s text:c="16"/>self.BufferProject()</text:p>
      <text:p text:style-name="Standard"/>
      <text:p text:style-name="Standard">def GetPouXml(self, pou_name):</text:p>
      <text:p text:style-name="Standard"><text:s text:c="8"/>if self.Project is not None:</text:p>
      <text:p text:style-name="Standard"><text:s text:c="12"/>pou = self.Project.getpou(pou_name)</text:p>
      <text:p text:style-name="Standard"><text:s text:c="12"/>if pou is not None:</text:p>
      <text:p text:style-name="Standard"><text:s text:c="16"/>return pou.tostring()</text:p>
      <text:p text:style-name="Standard"><text:s text:c="8"/>return None</text:p>
      <text:p text:style-name="Standard"/>
      <text:p text:style-name="Standard">def PastePou(self, pou_type, pou_xml):</text:p>
      <text:p text:style-name="Standard"><text:s text:c="8"/>'''</text:p>
      <text:p text:style-name="Standard"><text:s text:c="8"/>Adds the POU defined by 'pou_xml' to the current project with type 'pou_type'</text:p>
      <text:p text:style-name="Standard"><text:s text:c="8"/>'''</text:p>
      <text:p text:style-name="Standard"><text:s text:c="8"/>try:</text:p>
      <text:p text:style-name="Standard"><text:s text:c="12"/>new_pou, error = LoadPou(pou_xml)</text:p>
      <text:p text:style-name="Standard"><text:s text:c="8"/>except Exception:</text:p>
      <text:p text:style-name="Standard"><text:s text:c="12"/>error = ""</text:p>
      <text:p text:style-name="Standard"><text:soft-page-break/><text:s text:c="8"/>if error is not None:</text:p>
      <text:p text:style-name="Standard"><text:s text:c="12"/>return _("Couldn't paste non-POU object.")</text:p>
      <text:p text:style-name="Standard"/>
      <text:p text:style-name="Standard"><text:s text:c="8"/>name = new_pou.getname()</text:p>
      <text:p text:style-name="Standard"/>
      <text:p text:style-name="Standard"><text:s text:c="8"/>idx = 0</text:p>
      <text:p text:style-name="Standard"><text:s text:c="8"/>new_name = name</text:p>
      <text:p text:style-name="Standard"><text:s text:c="8"/>while self.Project.getpou(new_name) is not None:</text:p>
      <text:p text:style-name="Standard"><text:s text:c="8"/>#a POU with that name already exists.</text:p>
      <text:p text:style-name="Standard"><text:s text:c="8"/>#make a new name and test if a POU with that name exists.</text:p>
      <text:p text:style-name="Standard"><text:s text:c="8"/>#append an incrementing numeric suffix to the POU name.</text:p>
      <text:p text:style-name="Standard"><text:s text:c="12"/>idx += 1</text:p>
      <text:p text:style-name="Standard"><text:s text:c="12"/>new_name = "%s%d" % (name, idx)</text:p>
      <text:p text:style-name="Standard"/>
      <text:p text:style-name="Standard"><text:s text:c="4"/>#we've found a name that does not already exist, use it</text:p>
      <text:p text:style-name="Standard"><text:s text:c="8"/>new_pou.setname(new_name)</text:p>
      <text:p text:style-name="Standard"/>
      <text:p text:style-name="Standard"><text:s text:c="8"/>if pou_type is not None:</text:p>
      <text:p text:style-name="Standard"><text:s text:c="12"/>orig_type = new_pou.getpouType()</text:p>
      <text:p text:style-name="Standard"/>
      <text:p text:style-name="Standard"><text:s text:c="8"/>#prevent violations of POU content restrictions:</text:p>
      <text:p text:style-name="Standard"><text:s text:c="8"/>#function blocks cannot be pasted as functions,</text:p>
      <text:p text:style-name="Standard"><text:s text:c="8"/>#programs cannot be pasted as functions or function blocks</text:p>
      <text:p text:style-name="Standard"><text:s text:c="12"/>if orig_type == 'functionBlock' and pou_type == 'function' or \</text:p>
      <text:p text:style-name="Standard"><text:s text:c="15"/>orig_type == 'program' and pou_type in ['function', 'functionBlock']:</text:p>
      <text:p text:style-name="Standard"><text:s text:c="16"/>msg = _('''{a1} "{a2}" can't be pasted as a {a3}.''').format(a1=orig_type, a2=name, a3=pou_type)</text:p>
      <text:p text:style-name="Standard"><text:s text:c="16"/>return msg</text:p>
      <text:p text:style-name="Standard"/>
      <text:p text:style-name="Standard"><text:s text:c="12"/>new_pou.setpouType(pou_type)</text:p>
      <text:p text:style-name="Standard"/>
      <text:p text:style-name="Standard"><text:s text:c="8"/>self.Project.insertpou(0, new_pou)</text:p>
      <text:p text:style-name="Standard"><text:s text:c="8"/>self.BufferProject()</text:p>
      <text:p text:style-name="Standard"/>
      <text:p text:style-name="Standard"><text:s text:c="8"/>return self.ComputePouName(new_name),</text:p>
      <text:p text:style-name="Standard"/>
      <text:p text:style-name="Standard">#Remove a Pou from project</text:p>
      <text:p text:style-name="Standard">def ProjectRemovePou(self, pou_name):</text:p>
      <text:p text:style-name="Standard"><text:s text:c="8"/>if self.Project is not None:</text:p>
      <text:p text:style-name="Standard"><text:s text:c="12"/>self.Project.removepou(pou_name)</text:p>
      <text:p text:style-name="Standard"><text:s text:c="12"/>self.BufferProject()</text:p>
      <text:p text:style-name="Standard"/>
      <text:p text:style-name="Standard">#Return the name of the configuration if only one exist</text:p>
      <text:p text:style-name="Standard">def GetProjectMainConfigurationName(self):</text:p>
      <text:p text:style-name="Standard"><text:s text:c="8"/>if self.Project is not None:</text:p>
      <text:p text:style-name="Standard"><text:s text:c="8"/>#Found the configuration corresponding to old name and change its name to new name</text:p>
      <text:p text:style-name="Standard"><text:s text:c="12"/>configurations = self.Project.getconfigurations()</text:p>
      <text:p text:style-name="Standard"><text:s text:c="12"/>if len(configurations) == 1:</text:p>
      <text:p text:style-name="Standard"><text:s text:c="16"/>return configurations[0].getname()</text:p>
      <text:p text:style-name="Standard"><text:s text:c="8"/>return None</text:p>
      <text:p text:style-name="Standard"/>
      <text:p text:style-name="Standard">#Add a configuration to Project</text:p>
      <text:p text:style-name="Standard"><text:soft-page-break/>def ProjectAddConfiguration(self, config_name=None):</text:p>
      <text:p text:style-name="Standard"><text:s text:c="8"/>if self.Project is not None:</text:p>
      <text:p text:style-name="Standard"><text:s text:c="12"/>if config_name is None:</text:p>
      <text:p text:style-name="Standard"><text:s text:c="16"/>config_name = self.GenerateNewName(None, None, "configuration%d")</text:p>
      <text:p text:style-name="Standard"><text:s text:c="12"/>self.Project.addconfiguration(config_name)</text:p>
      <text:p text:style-name="Standard"><text:s text:c="12"/>self.BufferProject()</text:p>
      <text:p text:style-name="Standard"><text:s text:c="12"/>return self.ComputeConfigurationName(config_name)</text:p>
      <text:p text:style-name="Standard"><text:s text:c="8"/>return None</text:p>
      <text:p text:style-name="Standard"/>
      <text:p text:style-name="Standard">#Remove a configuration from project</text:p>
      <text:p text:style-name="Standard">def ProjectRemoveConfiguration(self, config_name):</text:p>
      <text:p text:style-name="Standard"><text:s text:c="8"/>if self.Project is not None:</text:p>
      <text:p text:style-name="Standard"><text:s text:c="12"/>self.Project.removeconfiguration(config_name)</text:p>
      <text:p text:style-name="Standard"><text:s text:c="12"/>self.BufferProject()</text:p>
      <text:p text:style-name="Standard"/>
      <text:p text:style-name="Standard">#Add a resource to a configuration of the Project</text:p>
      <text:p text:style-name="Standard">def ProjectAddConfigurationResource(self, config_name, resource_name=None):</text:p>
      <text:p text:style-name="Standard"><text:s text:c="8"/>if self.Project is not None:</text:p>
      <text:p text:style-name="Standard"><text:s text:c="12"/>if resource_name is None:</text:p>
      <text:p text:style-name="Standard"><text:s text:c="16"/>resource_name = self.GenerateNewName(None, None, "resource%d")</text:p>
      <text:p text:style-name="Standard"><text:s text:c="12"/>self.Project.addconfigurationResource(config_name, resource_name)</text:p>
      <text:p text:style-name="Standard"><text:s text:c="12"/>self.BufferProject()</text:p>
      <text:p text:style-name="Standard"><text:s text:c="12"/>return self.ComputeConfigurationResourceName(config_name, resource_name)</text:p>
      <text:p text:style-name="Standard"><text:s text:c="8"/>return None</text:p>
      <text:p text:style-name="Standard"/>
      <text:p text:style-name="Standard">#Remove a resource from a configuration of the project</text:p>
      <text:p text:style-name="Standard">def ProjectRemoveConfigurationResource(self, config_name, resource_name):</text:p>
      <text:p text:style-name="Standard"><text:s text:c="8"/>if self.Project is not None:</text:p>
      <text:p text:style-name="Standard"><text:s text:c="12"/>self.Project.removeconfigurationResource(config_name, resource_name)</text:p>
      <text:p text:style-name="Standard"><text:s text:c="12"/>self.BufferProject()</text:p>
      <text:p text:style-name="Standard"/>
      <text:p text:style-name="Standard">#Add a Transition to a Project Pou</text:p>
      <text:p text:style-name="Standard">def ProjectAddPouTransition(self, pou_name, transition_name, transition_type):</text:p>
      <text:p text:style-name="Standard"><text:s text:c="8"/>if self.Project is not None:</text:p>
      <text:p text:style-name="Standard"><text:s text:c="12"/>pou = self.Project.getpou(pou_name)</text:p>
      <text:p text:style-name="Standard"><text:s text:c="12"/>if pou is not None:</text:p>
      <text:p text:style-name="Standard"><text:s text:c="16"/>pou.addtransition(transition_name, transition_type)</text:p>
      <text:p text:style-name="Standard"><text:s text:c="16"/>self.BufferProject()</text:p>
      <text:p text:style-name="Standard"><text:s text:c="16"/>return self.ComputePouTransitionName(pou_name, transition_name)</text:p>
      <text:p text:style-name="Standard"><text:s text:c="8"/>return None</text:p>
      <text:p text:style-name="Standard"/>
      <text:p text:style-name="Standard">#Remove a Transition from a Project Pou</text:p>
      <text:p text:style-name="Standard">def ProjectRemovePouTransition(self, pou_name, transition_name):</text:p>
      <text:p text:style-name="Standard"><text:s text:c="4"/>#Search if the pou removed is currently opened</text:p>
      <text:p text:style-name="Standard"><text:s text:c="8"/>if self.Project is not None:</text:p>
      <text:p text:style-name="Standard"><text:s text:c="12"/>pou = self.Project.getpou(pou_name)</text:p>
      <text:p text:style-name="Standard"><text:s text:c="12"/>if pou is not None:</text:p>
      <text:p text:style-name="Standard"><text:s text:c="16"/>pou.removetransition(transition_name)</text:p>
      <text:p text:style-name="Standard"><text:s text:c="16"/>self.BufferProject()</text:p>
      <text:p text:style-name="Standard"/>
      <text:p text:style-name="Standard">#Add an Action to a Project Pou</text:p>
      <text:p text:style-name="Standard">def ProjectAddPouAction(self, pou_name, action_name, action_type):</text:p>
      <text:p text:style-name="Standard"><text:soft-page-break/><text:s text:c="8"/>if self.Project is not None:</text:p>
      <text:p text:style-name="Standard"><text:s text:c="12"/>pou = self.Project.getpou(pou_name)</text:p>
      <text:p text:style-name="Standard"><text:s text:c="12"/>if pou is not None:</text:p>
      <text:p text:style-name="Standard"><text:s text:c="16"/>pou.addaction(action_name, action_type)</text:p>
      <text:p text:style-name="Standard"><text:s text:c="16"/>self.BufferProject()</text:p>
      <text:p text:style-name="Standard"><text:s text:c="16"/>return self.ComputePouActionName(pou_name, action_name)</text:p>
      <text:p text:style-name="Standard"><text:s text:c="8"/>return None</text:p>
      <text:p text:style-name="Standard"/>
      <text:p text:style-name="Standard">#Remove an Action from a Project Pou</text:p>
      <text:p text:style-name="Standard">def ProjectRemovePouAction(self, pou_name, action_name):</text:p>
      <text:p text:style-name="Standard"><text:s text:c="4"/>#Search if the pou removed is currently opened</text:p>
      <text:p text:style-name="Standard"><text:s text:c="8"/>if self.Project is not None:</text:p>
      <text:p text:style-name="Standard"><text:s text:c="12"/>pou = self.Project.getpou(pou_name)</text:p>
      <text:p text:style-name="Standard"><text:s text:c="12"/>if pou is not None:</text:p>
      <text:p text:style-name="Standard"><text:s text:c="16"/>pou.removeaction(action_name)</text:p>
      <text:p text:style-name="Standard"><text:s text:c="16"/>self.BufferProject()</text:p>
      <text:p text:style-name="Standard"/>
      <text:p text:style-name="Standard">#Change the name of a pou</text:p>
      <text:p text:style-name="Standard">def ChangeDataTypeName(self, old_name, new_name):</text:p>
      <text:p text:style-name="Standard"><text:s text:c="8"/>if self.Project is not None:</text:p>
      <text:p text:style-name="Standard"><text:s text:c="8"/>#Found the pou corresponding to old name and change its name to new name</text:p>
      <text:p text:style-name="Standard"><text:s text:c="12"/>datatype = self.Project.getdataType(old_name)</text:p>
      <text:p text:style-name="Standard"><text:s text:c="12"/>if datatype is not None:</text:p>
      <text:p text:style-name="Standard"><text:s text:c="16"/>datatype.setname(new_name)</text:p>
      <text:p text:style-name="Standard"><text:s text:c="16"/>self.Project.updateElementName(old_name, new_name)</text:p>
      <text:p text:style-name="Standard"><text:s text:c="16"/>self.BufferProject()</text:p>
      <text:p text:style-name="Standard"/>
      <text:p text:style-name="Standard">#Change the name of a pou</text:p>
      <text:p text:style-name="Standard">def ChangePouName(self, old_name, new_name):</text:p>
      <text:p text:style-name="Standard"><text:s text:c="8"/>if self.Project is not None:</text:p>
      <text:p text:style-name="Standard"><text:s text:c="8"/>#Found the pou corresponding to old name and change its name to new name</text:p>
      <text:p text:style-name="Standard"><text:s text:c="12"/>pou = self.Project.getpou(old_name)</text:p>
      <text:p text:style-name="Standard"><text:s text:c="12"/>if pou is not None:</text:p>
      <text:p text:style-name="Standard"><text:s text:c="16"/>pou.setname(new_name)</text:p>
      <text:p text:style-name="Standard"><text:s text:c="16"/>self.Project.updateElementName(old_name, new_name)</text:p>
      <text:p text:style-name="Standard"><text:s text:c="16"/>self.BufferProject()</text:p>
      <text:p text:style-name="Standard"/>
      <text:p text:style-name="Standard">#Change the name of a pou transition</text:p>
      <text:p text:style-name="Standard">def ChangePouTransitionName(self, pou_name, old_name, new_name):</text:p>
      <text:p text:style-name="Standard"><text:s text:c="8"/>if self.Project is not None:</text:p>
      <text:p text:style-name="Standard"><text:s text:c="8"/>#Found the pou transition corresponding to old name and change its name to new name</text:p>
      <text:p text:style-name="Standard"><text:s text:c="12"/>pou = self.Project.getpou(pou_name)</text:p>
      <text:p text:style-name="Standard"><text:s text:c="12"/>if pou is not None:</text:p>
      <text:p text:style-name="Standard"><text:s text:c="16"/>transition = pou.gettransition(old_name)</text:p>
      <text:p text:style-name="Standard"><text:s text:c="16"/>if transition is not None:</text:p>
      <text:p text:style-name="Standard"><text:s text:c="20"/>transition.setname(new_name)</text:p>
      <text:p text:style-name="Standard"><text:s text:c="20"/>pou.updateElementName(old_name, new_name)</text:p>
      <text:p text:style-name="Standard"><text:s text:c="20"/>self.BufferProject()</text:p>
      <text:p text:style-name="Standard"/>
      <text:p text:style-name="Standard">#Change the name of a pou action</text:p>
      <text:p text:style-name="Standard">def ChangePouActionName(self, pou_name, old_name, new_name):</text:p>
      <text:p text:style-name="Standard"><text:s text:c="8"/>if self.Project is not None:</text:p>
      <text:p text:style-name="Standard"><text:soft-page-break/><text:s text:c="8"/>#Found the pou action corresponding to old name and change its name to new name</text:p>
      <text:p text:style-name="Standard"><text:s text:c="12"/>pou = self.Project.getpou(pou_name)</text:p>
      <text:p text:style-name="Standard"><text:s text:c="12"/>if pou is not None:</text:p>
      <text:p text:style-name="Standard"><text:s text:c="16"/>action = pou.getaction(old_name)</text:p>
      <text:p text:style-name="Standard"><text:s text:c="16"/>if action is not None:</text:p>
      <text:p text:style-name="Standard"><text:s text:c="20"/>action.setname(new_name)</text:p>
      <text:p text:style-name="Standard"><text:s text:c="20"/>pou.updateElementName(old_name, new_name)</text:p>
      <text:p text:style-name="Standard"><text:s text:c="20"/>self.BufferProject()</text:p>
      <text:p text:style-name="Standard"/>
      <text:p text:style-name="Standard">#Change the name of a pou variable</text:p>
      <text:p text:style-name="Standard">def ChangePouVariableName(self, pou_name, old_name, new_name):</text:p>
      <text:p text:style-name="Standard"><text:s text:c="8"/>if self.Project is not None:</text:p>
      <text:p text:style-name="Standard"><text:s text:c="8"/>#Found the pou action corresponding to old name and change its name to new name</text:p>
      <text:p text:style-name="Standard"><text:s text:c="12"/>pou = self.Project.getpou(pou_name)</text:p>
      <text:p text:style-name="Standard"><text:s text:c="12"/>if pou is not None:</text:p>
      <text:p text:style-name="Standard"><text:s text:c="16"/>for type, varlist in pou.getvars():</text:p>
      <text:p text:style-name="Standard"><text:s text:c="20"/>for var in varlist.getvariable():</text:p>
      <text:p text:style-name="Standard"><text:s text:c="24"/>if var.getname() == old_name:</text:p>
      <text:p text:style-name="Standard"><text:s text:c="28"/>var.setname(new_name)</text:p>
      <text:p text:style-name="Standard"><text:s text:c="16"/>self.BufferProject()</text:p>
      <text:p text:style-name="Standard"/>
      <text:p text:style-name="Standard">#Change the name of a configuration</text:p>
      <text:p text:style-name="Standard">def ChangeConfigurationName(self, old_name, new_name):</text:p>
      <text:p text:style-name="Standard"><text:s text:c="8"/>if self.Project is not None:</text:p>
      <text:p text:style-name="Standard"><text:s text:c="8"/>#Found the configuration corresponding to old name and change its name to new name</text:p>
      <text:p text:style-name="Standard"><text:s text:c="12"/>configuration = self.Project.getconfiguration(old_name)</text:p>
      <text:p text:style-name="Standard"><text:s text:c="12"/>if configuration is not None:</text:p>
      <text:p text:style-name="Standard"><text:s text:c="16"/>configuration.setname(new_name)</text:p>
      <text:p text:style-name="Standard"><text:s text:c="16"/>self.BufferProject()</text:p>
      <text:p text:style-name="Standard"/>
      <text:p text:style-name="Standard">#Change the name of a configuration resource</text:p>
      <text:p text:style-name="Standard">def ChangeConfigurationResourceName(self, config_name, old_name, new_name):</text:p>
      <text:p text:style-name="Standard"><text:s text:c="8"/>if self.Project is not None:</text:p>
      <text:p text:style-name="Standard"><text:s text:c="8"/>#Found the resource corresponding to old name and change its name to new name</text:p>
      <text:p text:style-name="Standard"><text:s text:c="12"/>resource = self.Project.getconfigurationResource(config_name, old_name)</text:p>
      <text:p text:style-name="Standard"><text:s text:c="12"/>if resource is not None:</text:p>
      <text:p text:style-name="Standard"><text:s text:c="16"/>resource.setname(new_name)</text:p>
      <text:p text:style-name="Standard"><text:s text:c="16"/>self.BufferProject()</text:p>
      <text:p text:style-name="Standard"/>
      <text:p text:style-name="Standard">#Return the description of the pou given by its name</text:p>
      <text:p text:style-name="Standard">def GetPouDescription(self, 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8"/>#Found the pou correponding to name and return its type</text:p>
      <text:p text:style-name="Standard"><text:s text:c="12"/>pou = project.getpou(name)</text:p>
      <text:p text:style-name="Standard"><text:s text:c="12"/>if pou is not None:</text:p>
      <text:p text:style-name="Standard"><text:s text:c="16"/>return pou.getdescription()</text:p>
      <text:p text:style-name="Standard"><text:s text:c="8"/>return ""</text:p>
      <text:p text:style-name="Standard"/>
      <text:p text:style-name="Standard">#Return the description of the pou given by its name</text:p>
      <text:p text:style-name="Standard">def SetPouDescription(self, name, description, debug=False):</text:p>
      <text:p text:style-name="Standard"><text:s text:c="8"/>project = self.GetProject(debug)</text:p>
      <text:p text:style-name="Standard"><text:soft-page-break/><text:s text:c="8"/>if project is not None:</text:p>
      <text:p text:style-name="Standard"><text:s text:c="8"/>#Found the pou correponding to name and return its type</text:p>
      <text:p text:style-name="Standard"><text:s text:c="12"/>pou = project.getpou(name)</text:p>
      <text:p text:style-name="Standard"><text:s text:c="12"/>if pou is not None:</text:p>
      <text:p text:style-name="Standard"><text:s text:c="16"/>pou.setdescription(description)</text:p>
      <text:p text:style-name="Standard"><text:s text:c="16"/>self.BufferProject()</text:p>
      <text:p text:style-name="Standard"/>
      <text:p text:style-name="Standard">#Return the type of the pou given by its name</text:p>
      <text:p text:style-name="Standard">def GetPouType(self, 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8"/>#Found the pou correponding to name and return its type</text:p>
      <text:p text:style-name="Standard"><text:s text:c="12"/>pou = project.getpou(name)</text:p>
      <text:p text:style-name="Standard"><text:s text:c="12"/>if pou is not None:</text:p>
      <text:p text:style-name="Standard"><text:s text:c="16"/>return pou.getpouType()</text:p>
      <text:p text:style-name="Standard"><text:s text:c="8"/>return None</text:p>
      <text:p text:style-name="Standard"/>
      <text:p text:style-name="Standard">#Return pous with SFC language</text:p>
      <text:p text:style-name="Standard">def GetSFCPous(self, debug=False):</text:p>
      <text:p text:style-name="Standard"><text:s text:c="8"/>list = []</text:p>
      <text:p text:style-name="Standard"><text:s text:c="8"/>project = self.GetProject(debug)</text:p>
      <text:p text:style-name="Standard"><text:s text:c="8"/>if project is not None:</text:p>
      <text:p text:style-name="Standard"><text:s text:c="12"/>for pou in project.getpous():</text:p>
      <text:p text:style-name="Standard"><text:s text:c="16"/>if pou.getBodyType() == "SFC":</text:p>
      <text:p text:style-name="Standard"><text:s text:c="20"/>list.append(pou.getname())</text:p>
      <text:p text:style-name="Standard"><text:s text:c="8"/>return list</text:p>
      <text:p text:style-name="Standard"/>
      <text:p text:style-name="Standard">#Return the body language of the pou given by its name</text:p>
      <text:p text:style-name="Standard">def GetPouBodyType(self, 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8"/>#Found the pou correponding to name and return its body language</text:p>
      <text:p text:style-name="Standard"><text:s text:c="12"/>pou = project.getpou(name)</text:p>
      <text:p text:style-name="Standard"><text:s text:c="12"/>if pou is not None:</text:p>
      <text:p text:style-name="Standard"><text:s text:c="16"/>return pou.getbodyType()</text:p>
      <text:p text:style-name="Standard"><text:s text:c="8"/>return None</text:p>
      <text:p text:style-name="Standard"/>
      <text:p text:style-name="Standard">#Return the actions of a pou</text:p>
      <text:p text:style-name="Standard">def GetPouTransitions(self, pou_name, debug=False):</text:p>
      <text:p text:style-name="Standard"><text:s text:c="8"/>transitions = []</text:p>
      <text:p text:style-name="Standard"><text:s text:c="8"/>project = self.GetProject(debug)</text:p>
      <text:p text:style-name="Standard"><text:s text:c="8"/>if project is not None:</text:p>
      <text:p text:style-name="Standard"><text:s text:c="8"/>#Found the pou correponding to name and return its transitions if SFC</text:p>
      <text:p text:style-name="Standard"><text:s text:c="12"/>pou = project.getpou(pou_name)</text:p>
      <text:p text:style-name="Standard"><text:s text:c="12"/>if pou is not None and pou.getbodyType() == "SFC":</text:p>
      <text:p text:style-name="Standard"><text:s text:c="16"/>for transition in pou.gettransitionList():</text:p>
      <text:p text:style-name="Standard"><text:s text:c="20"/>transitions.append(transition.getname())</text:p>
      <text:p text:style-name="Standard"><text:s text:c="8"/>return transitions</text:p>
      <text:p text:style-name="Standard"/>
      <text:p text:style-name="Standard">#Return the body language of the transition given by its name</text:p>
      <text:p text:style-name="Standard">def GetTransitionBodyType(self, pou_name, pou_transition, debug=False):</text:p>
      <text:p text:style-name="Standard"><text:s text:c="8"/>project = self.GetProject(debug)</text:p>
      <text:p text:style-name="Standard"><text:soft-page-break/><text:s text:c="8"/>if project is not None:</text:p>
      <text:p text:style-name="Standard"><text:s text:c="8"/>#Found the pou correponding to name</text:p>
      <text:p text:style-name="Standard"><text:s text:c="12"/>pou = project.getpou(pou_name)</text:p>
      <text:p text:style-name="Standard"><text:s text:c="12"/>if pou is not None:</text:p>
      <text:p text:style-name="Standard"><text:s text:c="12"/>#Found the pou transition correponding to name and return its body language</text:p>
      <text:p text:style-name="Standard"><text:s text:c="16"/>transition = pou.gettransition(pou_transition)</text:p>
      <text:p text:style-name="Standard"><text:s text:c="16"/>if transition is not None:</text:p>
      <text:p text:style-name="Standard"><text:s text:c="20"/>return transition.getbodyType()</text:p>
      <text:p text:style-name="Standard"><text:s text:c="8"/>return None</text:p>
      <text:p text:style-name="Standard"/>
      <text:p text:style-name="Standard">#Return the actions of a pou</text:p>
      <text:p text:style-name="Standard">def GetPouActions(self, pou_name, debug=False):</text:p>
      <text:p text:style-name="Standard"><text:s text:c="8"/>actions = []</text:p>
      <text:p text:style-name="Standard"><text:s text:c="8"/>project = self.GetProject(debug)</text:p>
      <text:p text:style-name="Standard"><text:s text:c="8"/>if project is not None:</text:p>
      <text:p text:style-name="Standard"><text:s text:c="8"/>#Found the pou correponding to name and return its actions if SFC</text:p>
      <text:p text:style-name="Standard"><text:s text:c="12"/>pou = project.getpou(pou_name)</text:p>
      <text:p text:style-name="Standard"><text:s text:c="12"/>if pou.getbodyType() == "SFC":</text:p>
      <text:p text:style-name="Standard"><text:s text:c="16"/>for action in pou.getactionList():</text:p>
      <text:p text:style-name="Standard"><text:s text:c="20"/>actions.append(action.getname())</text:p>
      <text:p text:style-name="Standard"><text:s text:c="8"/>return actions</text:p>
      <text:p text:style-name="Standard"/>
      <text:p text:style-name="Standard">#Return the body language of the pou given by its name</text:p>
      <text:p text:style-name="Standard">def GetActionBodyType(self, pou_name, pou_action, debug=False):</text:p>
      <text:p text:style-name="Standard"><text:s text:c="8"/>project = self.GetProject(debug)</text:p>
      <text:p text:style-name="Standard"><text:s text:c="8"/>if project is not None:</text:p>
      <text:p text:style-name="Standard"><text:s text:c="8"/>#Found the pou correponding to name and return its body language</text:p>
      <text:p text:style-name="Standard"><text:s text:c="12"/>pou = project.getpou(pou_name)</text:p>
      <text:p text:style-name="Standard"><text:s text:c="12"/>if pou is not None:</text:p>
      <text:p text:style-name="Standard"><text:s text:c="16"/>action = pou.getaction(pou_action)</text:p>
      <text:p text:style-name="Standard"><text:s text:c="16"/>if action is not None:</text:p>
      <text:p text:style-name="Standard"><text:s text:c="20"/>return action.getbodyType()</text:p>
      <text:p text:style-name="Standard"><text:s text:c="8"/>return None</text:p>
      <text:p text:style-name="Standard"/>
      <text:p text:style-name="Standard">#Extract varlists from a list of vars</text:p>
      <text:p text:style-name="Standard">def ExtractVarLists(self, vars):</text:p>
      <text:p text:style-name="Standard"><text:s text:c="8"/>varlist_list = []</text:p>
      <text:p text:style-name="Standard"><text:s text:c="8"/>current_varlist = None</text:p>
      <text:p text:style-name="Standard"><text:s text:c="8"/>current_type = None</text:p>
      <text:p text:style-name="Standard"><text:s text:c="8"/>for var in vars:</text:p>
      <text:p text:style-name="Standard"><text:s text:c="12"/>next_type = (var.Class,</text:p>
      <text:p text:style-name="Standard"><text:s text:c="25"/>var.Option,</text:p>
      <text:p text:style-name="Standard"><text:s text:c="25"/>var.Location in ["", None] or</text:p>
      <text:p text:style-name="Standard"><text:s text:c="21"/>#When declaring globals, located</text:p>
      <text:p text:style-name="Standard"><text:s text:c="21"/>#and not located variables are</text:p>
      <text:p text:style-name="Standard"><text:s text:c="21"/>#in the same declaration block</text:p>
      <text:p text:style-name="Standard"><text:s text:c="25"/>var.Class == "Global")</text:p>
      <text:p text:style-name="Standard"><text:s text:c="12"/>if current_type != next_type:</text:p>
      <text:p text:style-name="Standard"><text:s text:c="16"/>current_type = next_type</text:p>
      <text:p text:style-name="Standard"><text:s text:c="16"/>infos = VAR_CLASS_INFOS.get(var.Class, None)</text:p>
      <text:p text:style-name="Standard"><text:s text:c="16"/>if infos is not None:</text:p>
      <text:p text:style-name="Standard"><text:s text:c="20"/>current_varlist = PLCOpenParser.CreateElement(infos[0], "interface")</text:p>
      <text:p text:style-name="Standard"><text:soft-page-break/><text:s text:c="16"/>else:</text:p>
      <text:p text:style-name="Standard"><text:s text:c="20"/>current_varlist = PLCOpenParser.CreateElement("varList")</text:p>
      <text:p text:style-name="Standard"><text:s text:c="16"/>varlist_list.append((var.Class, current_varlist))</text:p>
      <text:p text:style-name="Standard"><text:s text:c="16"/>if var.Option == "Constant":</text:p>
      <text:p text:style-name="Standard"><text:s text:c="20"/>current_varlist.setconstant(True)</text:p>
      <text:p text:style-name="Standard"><text:s text:c="16"/>elif var.Option == "Retain":</text:p>
      <text:p text:style-name="Standard"><text:s text:c="20"/>current_varlist.setretain(True)</text:p>
      <text:p text:style-name="Standard"><text:s text:c="16"/>elif var.Option == "Non-Retain":</text:p>
      <text:p text:style-name="Standard"><text:s text:c="20"/>current_varlist.setnonretain(True)</text:p>
      <text:p text:style-name="Standard"><text:s text:c="8"/>#Create variable and change its properties</text:p>
      <text:p text:style-name="Standard"><text:s text:c="12"/>tempvar = PLCOpenParser.CreateElement("variable", "varListPlain")</text:p>
      <text:p text:style-name="Standard"><text:s text:c="12"/>tempvar.setname(var.Name)</text:p>
      <text:p text:style-name="Standard"/>
      <text:p text:style-name="Standard"><text:s text:c="12"/>var_type = PLCOpenParser.CreateElement("type", "variable")</text:p>
      <text:p text:style-name="Standard"><text:s text:c="12"/>if isinstance(var.Type, TupleType):</text:p>
      <text:p text:style-name="Standard"><text:s text:c="16"/>if var.Type[0] == "array":</text:p>
      <text:p text:style-name="Standard"><text:s text:c="20"/>array_type, base_type_name, dimensions = var.Type</text:p>
      <text:p text:style-name="Standard"><text:s text:c="20"/>array = PLCOpenParser.CreateElement("array", "dataType")</text:p>
      <text:p text:style-name="Standard"><text:s text:c="20"/>baseType = PLCOpenParser.CreateElement("baseType", "array")</text:p>
      <text:p text:style-name="Standard"><text:s text:c="20"/>array.setbaseType(baseType)</text:p>
      <text:p text:style-name="Standard"><text:s text:c="20"/>for i, dimension in enumerate(dimensions):</text:p>
      <text:p text:style-name="Standard"><text:s text:c="24"/>dimension_range = PLCOpenParser.CreateElement("dimension", "array")</text:p>
      <text:p text:style-name="Standard"><text:s text:c="24"/>if i == 0:</text:p>
      <text:p text:style-name="Standard"><text:s text:c="28"/>array.setdimension([dimension_range])</text:p>
      <text:p text:style-name="Standard"><text:s text:c="24"/>else:</text:p>
      <text:p text:style-name="Standard"><text:s text:c="28"/>array.appenddimension(dimension_range)</text:p>
      <text:p text:style-name="Standard"><text:s text:c="24"/>dimension_range.setlower(dimension[0])</text:p>
      <text:p text:style-name="Standard"><text:s text:c="24"/>dimension_range.setupper(dimension[1])</text:p>
      <text:p text:style-name="Standard"><text:s text:c="20"/>if base_type_name in self.GetBaseTypes():</text:p>
      <text:p text:style-name="Standard"><text:s text:c="24"/>baseType.setcontent(PLCOpenParser.CreateElement(</text:p>
      <text:p text:style-name="Standard"><text:s text:c="28"/>base_type_name.lower()</text:p>
      <text:p text:style-name="Standard"><text:s text:c="28"/>if base_type_name in ["STRING", "WSTRING"]</text:p>
      <text:p text:style-name="Standard"><text:s text:c="28"/>else base_type_name, "dataType"))</text:p>
      <text:p text:style-name="Standard"><text:s text:c="20"/>else:</text:p>
      <text:p text:style-name="Standard"><text:s text:c="24"/>derived_datatype = PLCOpenParser.CreateElement("derived", "dataType")</text:p>
      <text:p text:style-name="Standard"><text:s text:c="24"/>derived_datatype.setname(base_type_name)</text:p>
      <text:p text:style-name="Standard"><text:s text:c="24"/>baseType.setcontent(derived_datatype)</text:p>
      <text:p text:style-name="Standard"><text:s text:c="20"/>var_type.setcontent(array)</text:p>
      <text:p text:style-name="Standard"><text:s text:c="12"/>elif var.Type in self.GetBaseTypes():</text:p>
      <text:p text:style-name="Standard"><text:s text:c="16"/>var_type.setcontent(PLCOpenParser.CreateElement(</text:p>
      <text:p text:style-name="Standard"><text:s text:c="20"/>var.Type.lower()</text:p>
      <text:p text:style-name="Standard"><text:s text:c="20"/>if var.Type in ["STRING", "WSTRING"]</text:p>
      <text:p text:style-name="Standard"><text:s text:c="20"/>else var.Type, "dataType"))</text:p>
      <text:p text:style-name="Standard"><text:s text:c="12"/>else:</text:p>
      <text:p text:style-name="Standard"><text:s text:c="16"/>derived_type = PLCOpenParser.CreateElement("derived", "dataType")</text:p>
      <text:p text:style-name="Standard"><text:s text:c="16"/>derived_type.setname(var.Type)</text:p>
      <text:p text:style-name="Standard"><text:s text:c="16"/>var_type.setcontent(derived_type)</text:p>
      <text:p text:style-name="Standard"><text:s text:c="12"/>tempvar.settype(var_type)</text:p>
      <text:p text:style-name="Standard"/>
      <text:p text:style-name="Standard"><text:s text:c="12"/>if var.InitialValue != "":</text:p>
      <text:p text:style-name="Standard"><text:s text:c="16"/>value = PLCOpenParser.CreateElement("initialValue", "variable")</text:p>
      <text:p text:style-name="Standard"><text:s text:c="16"/>value.setvalue(var.InitialValue)</text:p>
      <text:p text:style-name="Standard"><text:soft-page-break/><text:s text:c="16"/>tempvar.setinitialValue(value)</text:p>
      <text:p text:style-name="Standard"><text:s text:c="12"/>if var.Location != "":</text:p>
      <text:p text:style-name="Standard"><text:s text:c="16"/>tempvar.setaddress(var.Location)</text:p>
      <text:p text:style-name="Standard"><text:s text:c="12"/>else:</text:p>
      <text:p text:style-name="Standard"><text:s text:c="16"/>tempvar.setaddress(None)</text:p>
      <text:p text:style-name="Standard"><text:s text:c="12"/>if var.Documentation != "":</text:p>
      <text:p text:style-name="Standard"><text:s text:c="16"/>ft = PLCOpenParser.CreateElement("documentation", "variable")</text:p>
      <text:p text:style-name="Standard"><text:s text:c="16"/>ft.setanyText(var.Documentation)</text:p>
      <text:p text:style-name="Standard"><text:s text:c="16"/>tempvar.setdocumentation(ft)</text:p>
      <text:p text:style-name="Standard"/>
      <text:p text:style-name="Standard"><text:s text:c="8"/>#Add variable to varList</text:p>
      <text:p text:style-name="Standard"><text:s text:c="12"/>current_varlist.appendvariable(tempvar)</text:p>
      <text:p text:style-name="Standard"><text:s text:c="8"/>return varlist_list</text:p>
      <text:p text:style-name="Standard"/>
      <text:p text:style-name="Standard">def GetVariableDictionary(self, object_with_vars, tree=False, debug=False):</text:p>
      <text:p text:style-name="Standard"><text:s text:c="8"/>variables = []</text:p>
      <text:p text:style-name="Standard"><text:s text:c="8"/>factory = VariablesInfosFactory(variables)</text:p>
      <text:p text:style-name="Standard"/>
      <text:p text:style-name="Standard"><text:s text:c="8"/>parser = etree.XMLParser()</text:p>
      <text:p text:style-name="Standard"><text:s text:c="8"/>parser.resolvers.add(LibraryResolver(self, debug))</text:p>
      <text:p text:style-name="Standard"/>
      <text:p text:style-name="Standard"><text:s text:c="8"/>variables_infos_xslt_tree = etree.XSLT(</text:p>
      <text:p text:style-name="Standard"><text:s text:c="12"/>etree.parse(</text:p>
      <text:p text:style-name="Standard"><text:s text:c="16"/>os.path.join(ScriptDirectory, "plcopen", "variables_infos.xslt"),</text:p>
      <text:p text:style-name="Standard"><text:s text:c="16"/>parser),</text:p>
      <text:p text:style-name="Standard"><text:s text:c="12"/>extensions={("var_infos_ns", name): getattr(factory, name)</text:p>
      <text:p text:style-name="Standard"><text:s text:c="24"/>for name in ["SetType", "AddDimension", "AddTree",</text:p>
      <text:p text:style-name="Standard"><text:s text:c="37"/>"AddVarToTree", "AddVariable"]})</text:p>
      <text:p text:style-name="Standard"><text:s text:c="8"/>variables_infos_xslt_tree(</text:p>
      <text:p text:style-name="Standard"><text:s text:c="12"/>object_with_vars, tree=etree.XSLT.strparam(str(tree)))</text:p>
      <text:p text:style-name="Standard"/>
      <text:p text:style-name="Standard"><text:s text:c="8"/>return variables</text:p>
      <text:p text:style-name="Standard"/>
      <text:p text:style-name="Standard">#Add a global var to configuration to configuration</text:p>
      <text:p text:style-name="Standard">def AddConfigurationGlobalVar(self, config_name, var_type, var_name,</text:p>
      <text:p text:style-name="Standard"><text:s text:c="34"/>location="", description=""):</text:p>
      <text:p text:style-name="Standard"><text:s text:c="8"/>if self.Project is not None:</text:p>
      <text:p text:style-name="Standard"><text:s text:c="8"/>#Found the configuration corresponding to name</text:p>
      <text:p text:style-name="Standard"><text:s text:c="12"/>configuration = self.Project.getconfiguration(config_name)</text:p>
      <text:p text:style-name="Standard"><text:s text:c="12"/>if configuration is not None:</text:p>
      <text:p text:style-name="Standard"><text:s text:c="12"/>#Set configuration global vars</text:p>
      <text:p text:style-name="Standard"><text:s text:c="16"/>configuration.addglobalVar(</text:p>
      <text:p text:style-name="Standard"><text:s text:c="20"/>self.GetVarTypeObject(var_type),</text:p>
      <text:p text:style-name="Standard"><text:s text:c="20"/>var_name, location, description)</text:p>
      <text:p text:style-name="Standard"/>
      <text:p text:style-name="Standard">#Replace the configuration globalvars by those given</text:p>
      <text:p text:style-name="Standard">def SetConfigurationGlobalVars(self, name, vars):</text:p>
      <text:p text:style-name="Standard"><text:s text:c="8"/>if self.Project is not None:</text:p>
      <text:p text:style-name="Standard"><text:s text:c="8"/>#Found the configuration corresponding to name</text:p>
      <text:p text:style-name="Standard"><text:s text:c="12"/>configuration = self.Project.getconfiguration(name)</text:p>
      <text:p text:style-name="Standard"><text:s text:c="12"/>if configuration is not None:</text:p>
      <text:p text:style-name="Standard"><text:s text:c="12"/>#Set configuration global vars</text:p>
      <text:p text:style-name="Standard"><text:soft-page-break/><text:s text:c="16"/>configuration.setglobalVars([</text:p>
      <text:p text:style-name="Standard"><text:s text:c="20"/>varlist for vartype, varlist</text:p>
      <text:p text:style-name="Standard"><text:s text:c="20"/>in self.ExtractVarLists(vars)])</text:p>
      <text:p text:style-name="Standard"/>
      <text:p text:style-name="Standard">#Return the configuration globalvars</text:p>
      <text:p text:style-name="Standard">def GetConfigurationGlobalVars(self, 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8"/>#Found the configuration corresponding to name</text:p>
      <text:p text:style-name="Standard"><text:s text:c="12"/>configuration = project.getconfiguration(name)</text:p>
      <text:p text:style-name="Standard"><text:s text:c="12"/>if configuration is not None:</text:p>
      <text:p text:style-name="Standard"><text:s text:c="12"/>#Extract variables defined in configuration</text:p>
      <text:p text:style-name="Standard"><text:s text:c="16"/>return self.GetVariableDictionary(configuration, debug)</text:p>
      <text:p text:style-name="Standard"/>
      <text:p text:style-name="Standard"><text:s text:c="8"/>return []</text:p>
      <text:p text:style-name="Standard"/>
      <text:p text:style-name="Standard">#Return configuration variable names</text:p>
      <text:p text:style-name="Standard">def GetConfigurationVariableNames(self, config_name=None, debug=False):</text:p>
      <text:p text:style-name="Standard"><text:s text:c="8"/>variables = []</text:p>
      <text:p text:style-name="Standard"><text:s text:c="8"/>project = self.GetProject(debug)</text:p>
      <text:p text:style-name="Standard"><text:s text:c="8"/>if project is not None:</text:p>
      <text:p text:style-name="Standard"><text:s text:c="12"/>for configuration in self.Project.getconfigurations():</text:p>
      <text:p text:style-name="Standard"><text:s text:c="16"/>if config_name is None or config_name == configuration.getname():</text:p>
      <text:p text:style-name="Standard"><text:s text:c="20"/>variables.extend(</text:p>
      <text:p text:style-name="Standard"><text:s text:c="24"/>[var.getname() for var in reduce(</text:p>
      <text:p text:style-name="Standard"><text:s text:c="28"/>lambda x, y: x + y, [</text:p>
      <text:p text:style-name="Standard"><text:s text:c="32"/>varlist.getvariable()</text:p>
      <text:p text:style-name="Standard"><text:s text:c="32"/>for varlist in configuration.globalVars],</text:p>
      <text:p text:style-name="Standard"><text:s text:c="28"/>[])])</text:p>
      <text:p text:style-name="Standard"><text:s text:c="8"/>return variables</text:p>
      <text:p text:style-name="Standard"/>
      <text:p text:style-name="Standard">#Replace the resource globalvars by those given</text:p>
      <text:p text:style-name="Standard">def SetConfigurationResourceGlobalVars(self, config_name, name, vars):</text:p>
      <text:p text:style-name="Standard"><text:s text:c="8"/>if self.Project is not None:</text:p>
      <text:p text:style-name="Standard"><text:s text:c="8"/>#Found the resource corresponding to name</text:p>
      <text:p text:style-name="Standard"><text:s text:c="12"/>resource = self.Project.getconfigurationResource(config_name, name)</text:p>
      <text:p text:style-name="Standard"><text:s text:c="8"/>#Set resource global vars</text:p>
      <text:p text:style-name="Standard"><text:s text:c="12"/>if resource is not None:</text:p>
      <text:p text:style-name="Standard"><text:s text:c="16"/>resource.setglobalVars([</text:p>
      <text:p text:style-name="Standard"><text:s text:c="20"/>varlist for vartype, varlist</text:p>
      <text:p text:style-name="Standard"><text:s text:c="20"/>in self.ExtractVarLists(vars)])</text:p>
      <text:p text:style-name="Standard"/>
      <text:p text:style-name="Standard">#Return the resource globalvars</text:p>
      <text:p text:style-name="Standard">def GetConfigurationResourceGlobalVars(self, config_name, 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8"/>#Found the resource corresponding to name</text:p>
      <text:p text:style-name="Standard"><text:s text:c="12"/>resource = project.getconfigurationResource(config_name, name)</text:p>
      <text:p text:style-name="Standard"><text:s text:c="12"/>if resource is not None:</text:p>
      <text:p text:style-name="Standard"><text:s text:c="12"/>#Extract variables defined in configuration</text:p>
      <text:p text:style-name="Standard"><text:s text:c="16"/>return self.GetVariableDictionary(resource, debug)</text:p>
      <text:p text:style-name="Standard"/>
      <text:p text:style-name="Standard"><text:soft-page-break/><text:s text:c="8"/>return []</text:p>
      <text:p text:style-name="Standard"/>
      <text:p text:style-name="Standard">#Return resource variable names</text:p>
      <text:p text:style-name="Standard">def GetConfigurationResourceVariableNames(</text:p>
      <text:p text:style-name="Standard"><text:s text:c="12"/>self, config_name=None, resource_name=None, debug=False):</text:p>
      <text:p text:style-name="Standard"><text:s text:c="8"/>variables = []</text:p>
      <text:p text:style-name="Standard"><text:s text:c="8"/>project = self.GetProject(debug)</text:p>
      <text:p text:style-name="Standard"><text:s text:c="8"/>if project is not None:</text:p>
      <text:p text:style-name="Standard"><text:s text:c="12"/>for configuration in self.Project.getconfigurations():</text:p>
      <text:p text:style-name="Standard"><text:s text:c="16"/>if config_name is None or config_name == configuration.getname():</text:p>
      <text:p text:style-name="Standard"><text:s text:c="20"/>for resource in configuration.getresource():</text:p>
      <text:p text:style-name="Standard"><text:s text:c="24"/>if resource_name is None or resource.getname() == resource_name:</text:p>
      <text:p text:style-name="Standard"><text:s text:c="28"/>variables.extend(</text:p>
      <text:p text:style-name="Standard"><text:s text:c="32"/>[var.getname() for var in reduce(</text:p>
      <text:p text:style-name="Standard"><text:s text:c="36"/>lambda x, y: x + y, [</text:p>
      <text:p text:style-name="Standard"><text:s text:c="40"/>varlist.getvariable()</text:p>
      <text:p text:style-name="Standard"><text:s text:c="40"/>for varlist in resource.globalVars],</text:p>
      <text:p text:style-name="Standard"><text:s text:c="36"/>[])])</text:p>
      <text:p text:style-name="Standard"><text:s text:c="8"/>return variables</text:p>
      <text:p text:style-name="Standard"/>
      <text:p text:style-name="Standard">#Return the interface for the given pou</text:p>
      <text:p text:style-name="Standard">def GetPouInterfaceVars(self, pou, tree=False, debug=False):</text:p>
      <text:p text:style-name="Standard"><text:s text:c="8"/>interface = pou.interface</text:p>
      <text:p text:style-name="Standard"><text:s text:c="4"/>#Verify that the pou has an interface</text:p>
      <text:p text:style-name="Standard"><text:s text:c="8"/>if interface is not None:</text:p>
      <text:p text:style-name="Standard"><text:s text:c="8"/>#Extract variables defined in interface</text:p>
      <text:p text:style-name="Standard"><text:s text:c="12"/>return self.GetVariableDictionary(interface, tree, debug)</text:p>
      <text:p text:style-name="Standard"><text:s text:c="8"/>return []</text:p>
      <text:p text:style-name="Standard"/>
      <text:p text:style-name="Standard">#Replace the Pou interface by the one given</text:p>
      <text:p text:style-name="Standard">def SetPouInterfaceVars(self, name, vars):</text:p>
      <text:p text:style-name="Standard"><text:s text:c="8"/>if self.Project is not None:</text:p>
      <text:p text:style-name="Standard"><text:s text:c="8"/>#Found the pou corresponding to name and add interface if there isn't one yet</text:p>
      <text:p text:style-name="Standard"><text:s text:c="12"/>pou = self.Project.getpou(name)</text:p>
      <text:p text:style-name="Standard"><text:s text:c="12"/>if pou is not None:</text:p>
      <text:p text:style-name="Standard"><text:s text:c="16"/>if pou.interface is None:</text:p>
      <text:p text:style-name="Standard"><text:s text:c="20"/>pou.interface = PLCOpenParser.CreateElement("interface", "pou")</text:p>
      <text:p text:style-name="Standard"><text:s text:c="12"/>#Set Pou interface</text:p>
      <text:p text:style-name="Standard"><text:s text:c="16"/>pou.setvars([varlist for varlist_type, varlist in self.ExtractVarLists(vars)])</text:p>
      <text:p text:style-name="Standard"/>
      <text:p text:style-name="Standard">#Replace the return type of the pou given by its name (only for functions)</text:p>
      <text:p text:style-name="Standard">def SetPouInterfaceReturnType(self, name, return_type):</text:p>
      <text:p text:style-name="Standard"><text:s text:c="8"/>if self.Project is not None:</text:p>
      <text:p text:style-name="Standard"><text:s text:c="12"/>pou = self.Project.getpou(name)</text:p>
      <text:p text:style-name="Standard"><text:s text:c="12"/>if pou is not None:</text:p>
      <text:p text:style-name="Standard"><text:s text:c="16"/>if pou.interface is None:</text:p>
      <text:p text:style-name="Standard"><text:s text:c="20"/>pou.interface = PLCOpenParser.CreateElement("interface", "pou")</text:p>
      <text:p text:style-name="Standard"><text:s text:c="12"/>#If there isn't any return type yet, add it</text:p>
      <text:p text:style-name="Standard"><text:s text:c="16"/>return_type_obj = pou.interface.getreturnType()</text:p>
      <text:p text:style-name="Standard"><text:s text:c="16"/>if return_type_obj is None:</text:p>
      <text:p text:style-name="Standard"><text:s text:c="20"/>return_type_obj = PLCOpenParser.CreateElement("returnType", "interface")</text:p>
      <text:p text:style-name="Standard"><text:s text:c="20"/>pou.interface.setreturnType(return_type_obj)</text:p>
      <text:p text:style-name="Standard"><text:soft-page-break/><text:s text:c="12"/>#Change return type</text:p>
      <text:p text:style-name="Standard"><text:s text:c="16"/>if return_type in self.GetBaseTypes():</text:p>
      <text:p text:style-name="Standard"><text:s text:c="20"/>return_type_obj.setcontent(PLCOpenParser.CreateElement(</text:p>
      <text:p text:style-name="Standard"><text:s text:c="24"/>return_type.lower()</text:p>
      <text:p text:style-name="Standard"><text:s text:c="24"/>if return_type in ["STRING", "WSTRING"]</text:p>
      <text:p text:style-name="Standard"><text:s text:c="24"/>else return_type, "dataType"))</text:p>
      <text:p text:style-name="Standard"><text:s text:c="16"/>else:</text:p>
      <text:p text:style-name="Standard"><text:s text:c="20"/>derived_type = PLCOpenParser.CreateElement("derived", "dataType")</text:p>
      <text:p text:style-name="Standard"><text:s text:c="20"/>derived_type.setname(return_type)</text:p>
      <text:p text:style-name="Standard"><text:s text:c="20"/>return_type_obj.setcontent(derived_type)</text:p>
      <text:p text:style-name="Standard"/>
      <text:p text:style-name="Standard">def UpdateProjectUsedPous(self, old_name, new_name):</text:p>
      <text:p text:style-name="Standard"><text:s text:c="8"/>if self.Project is not None:</text:p>
      <text:p text:style-name="Standard"><text:s text:c="12"/>self.Project.updateElementName(old_name, new_name)</text:p>
      <text:p text:style-name="Standard"/>
      <text:p text:style-name="Standard">def UpdateEditedElementUsedVariable(self, tagname, old_name, new_name):</text:p>
      <text:p text:style-name="Standard"><text:s text:c="8"/>pou = self.GetEditedElement(tagname)</text:p>
      <text:p text:style-name="Standard"><text:s text:c="8"/>if pou is not None:</text:p>
      <text:p text:style-name="Standard"><text:s text:c="12"/>pou.updateElementName(old_name, new_name)</text:p>
      <text:p text:style-name="Standard"/>
      <text:p text:style-name="Standard">#Return the return type of the given pou</text:p>
      <text:p text:style-name="Standard">def GetPouInterfaceReturnType(self, pou, tree=False, debug=False):</text:p>
      <text:p text:style-name="Standard"><text:s text:c="4"/>#Verify that the pou has an interface</text:p>
      <text:p text:style-name="Standard"><text:s text:c="8"/>if pou.interface is not None:</text:p>
      <text:p text:style-name="Standard"><text:s text:c="8"/>#Return the return type if there is one</text:p>
      <text:p text:style-name="Standard"><text:s text:c="12"/>return_type = pou.interface.getreturnType()</text:p>
      <text:p text:style-name="Standard"><text:s text:c="12"/>if return_type is not None:</text:p>
      <text:p text:style-name="Standard"><text:s text:c="16"/>factory = VariablesInfosFactory([])</text:p>
      <text:p text:style-name="Standard"/>
      <text:p text:style-name="Standard"><text:s text:c="16"/>parser = etree.XMLParser()</text:p>
      <text:p text:style-name="Standard"><text:s text:c="16"/>parser.resolvers.add(LibraryResolver(self))</text:p>
      <text:p text:style-name="Standard"/>
      <text:p text:style-name="Standard"><text:s text:c="16"/>return_type_infos_xslt_tree = etree.XSLT(</text:p>
      <text:p text:style-name="Standard"><text:s text:c="20"/>etree.parse(</text:p>
      <text:p text:style-name="Standard"><text:s text:c="24"/>os.path.join(ScriptDirectory, "plcopen", "variables_infos.xslt"),</text:p>
      <text:p text:style-name="Standard"><text:s text:c="24"/>parser),</text:p>
      <text:p text:style-name="Standard"><text:s text:c="20"/>extensions={("var_infos_ns", name): getattr(factory, name)</text:p>
      <text:p text:style-name="Standard"><text:s text:c="32"/>for name in ["SetType", "AddDimension",</text:p>
      <text:p text:style-name="Standard"><text:s text:c="45"/>"AddTree", "AddVarToTree"]})</text:p>
      <text:p text:style-name="Standard"><text:s text:c="16"/>return_type_infos_xslt_tree(</text:p>
      <text:p text:style-name="Standard"><text:s text:c="20"/>return_type, tree=etree.XSLT.strparam(str(tree)))</text:p>
      <text:p text:style-name="Standard"><text:s text:c="16"/>if tree:</text:p>
      <text:p text:style-name="Standard"><text:s text:c="20"/>return [factory.GetType(), factory.GetTree()]</text:p>
      <text:p text:style-name="Standard"><text:s text:c="16"/>return factory.GetType()</text:p>
      <text:p text:style-name="Standard"/>
      <text:p text:style-name="Standard"><text:s text:c="8"/>if tree:</text:p>
      <text:p text:style-name="Standard"><text:s text:c="12"/>return [None, ([], [])]</text:p>
      <text:p text:style-name="Standard"><text:s text:c="8"/>return None</text:p>
      <text:p text:style-name="Standard"/>
      <text:p text:style-name="Standard">#Function that add a new confnode to the confnode list</text:p>
      <text:p text:style-name="Standard">def AddConfNodeTypesList(self, typeslist):</text:p>
      <text:p text:style-name="Standard"><text:s text:c="8"/>self.ConfNodeTypes.extend(typeslist)</text:p>
      <text:p text:style-name="Standard"><text:soft-page-break/><text:s text:c="8"/>addedcat = [{"name": _("%s POUs") % confnodetypes["name"],</text:p>
      <text:p text:style-name="Standard"><text:s text:c="21"/>"list": [pou.getblockInfos()</text:p>
      <text:p text:style-name="Standard"><text:s text:c="30"/>for pou in confnodetypes["types"].getpous()]}</text:p>
      <text:p text:style-name="Standard"><text:s text:c="20"/>for confnodetypes in typeslist]</text:p>
      <text:p text:style-name="Standard"><text:s text:c="8"/>self.TotalTypes.extend(addedcat)</text:p>
      <text:p text:style-name="Standard"><text:s text:c="8"/>for cat in addedcat:</text:p>
      <text:p text:style-name="Standard"><text:s text:c="12"/>for desc in cat["list"]:</text:p>
      <text:p text:style-name="Standard"><text:s text:c="16"/>BlkLst = self.TotalTypesDict.setdefault(desc["name"], [])</text:p>
      <text:p text:style-name="Standard"><text:s text:c="16"/>BlkLst.append((section["name"], desc))</text:p>
      <text:p text:style-name="Standard"/>
      <text:p text:style-name="Standard">#Function that clear the confnode list</text:p>
      <text:p text:style-name="Standard">def ClearConfNodeTypes(self):</text:p>
      <text:p text:style-name="Standard"><text:s text:c="8"/>self.ConfNodeTypes = []</text:p>
      <text:p text:style-name="Standard"><text:s text:c="8"/>self.TotalTypesDict = StdBlckDct.copy()</text:p>
      <text:p text:style-name="Standard"><text:s text:c="8"/>self.TotalTypes = StdBlckLst[:]</text:p>
      <text:p text:style-name="Standard"/>
      <text:p text:style-name="Standard">def GetConfNodeDataTypes(self, exclude=None, only_locatables=False):</text:p>
      <text:p text:style-name="Standard"><text:s text:c="8"/>return [{"name": _("%s Data Types") % confnodetypes["name"],</text:p>
      <text:p text:style-name="Standard"><text:s text:c="17"/>"list": [</text:p>
      <text:p text:style-name="Standard"><text:s text:c="20"/>datatype.getname()</text:p>
      <text:p text:style-name="Standard"><text:s text:c="20"/>for datatype in confnodetypes["types"].getdataTypes()</text:p>
      <text:p text:style-name="Standard"><text:s text:c="20"/>if not only_locatables or self.IsLocatableDataType(datatype, debug)]}</text:p>
      <text:p text:style-name="Standard"><text:s text:c="16"/>for confnodetypes in self.ConfNodeTypes]</text:p>
      <text:p text:style-name="Standard"/>
      <text:p text:style-name="Standard">def GetVariableLocationTree(self):</text:p>
      <text:p text:style-name="Standard"><text:s text:c="8"/>return []</text:p>
      <text:p text:style-name="Standard"/>
      <text:p text:style-name="Standard">def GetConfNodeGlobalInstances(self):</text:p>
      <text:p text:style-name="Standard"><text:s text:c="8"/>return []</text:p>
      <text:p text:style-name="Standard"/>
      <text:p text:style-name="Standard">def GetConfigurationExtraVariables(self):</text:p>
      <text:p text:style-name="Standard"><text:s text:c="8"/>global_vars = []</text:p>
      <text:p text:style-name="Standard"><text:s text:c="8"/>for var_name, var_type, var_initial in self.GetConfNodeGlobalInstances():</text:p>
      <text:p text:style-name="Standard"><text:s text:c="12"/>tempvar = PLCOpenParser.CreateElement("variable", "globalVars")</text:p>
      <text:p text:style-name="Standard"><text:s text:c="12"/>tempvar.setname(var_name)</text:p>
      <text:p text:style-name="Standard"/>
      <text:p text:style-name="Standard"><text:s text:c="12"/>tempvartype = PLCOpenParser.CreateElement("type", "variable")</text:p>
      <text:p text:style-name="Standard"><text:s text:c="12"/>if var_type in self.GetBaseTypes():</text:p>
      <text:p text:style-name="Standard"><text:s text:c="16"/>tempvartype.setcontent(PLCOpenParser.CreateElement(</text:p>
      <text:p text:style-name="Standard"><text:s text:c="20"/>var_type.lower()</text:p>
      <text:p text:style-name="Standard"><text:s text:c="20"/>if var_type in ["STRING", "WSTRING"]</text:p>
      <text:p text:style-name="Standard"><text:s text:c="20"/>else var_type, "dataType"))</text:p>
      <text:p text:style-name="Standard"><text:s text:c="12"/>else:</text:p>
      <text:p text:style-name="Standard"><text:s text:c="16"/>tempderivedtype = PLCOpenParser.CreateElement("derived", "dataType")</text:p>
      <text:p text:style-name="Standard"><text:s text:c="16"/>tempderivedtype.setname(var_type)</text:p>
      <text:p text:style-name="Standard"><text:s text:c="16"/>tempvartype.setcontent(tempderivedtype)</text:p>
      <text:p text:style-name="Standard"><text:s text:c="12"/>tempvar.settype(tempvartype)</text:p>
      <text:p text:style-name="Standard"/>
      <text:p text:style-name="Standard"><text:s text:c="12"/>if var_initial != "":</text:p>
      <text:p text:style-name="Standard"><text:s text:c="16"/>value = PLCOpenParser.CreateElement("initialValue", "variable")</text:p>
      <text:p text:style-name="Standard"><text:s text:c="16"/>value.setvalue(var_initial)</text:p>
      <text:p text:style-name="Standard"><text:s text:c="16"/>tempvar.setinitialValue(value)</text:p>
      <text:p text:style-name="Standard"><text:soft-page-break/></text:p>
      <text:p text:style-name="Standard"><text:s text:c="12"/>global_vars.append(tempvar)</text:p>
      <text:p text:style-name="Standard"><text:s text:c="8"/>return global_vars</text:p>
      <text:p text:style-name="Standard"/>
      <text:p text:style-name="Standard">#Function that returns the block definition associated to the block type given</text:p>
      <text:p text:style-name="Standard">def GetBlockType(self, typename, inputs=None, debug=False):</text:p>
      <text:p text:style-name="Standard"><text:s text:c="8"/>result_blocktype = None</text:p>
      <text:p text:style-name="Standard"><text:s text:c="8"/>for sectioname, blocktype in self.TotalTypesDict.get(typename, []):</text:p>
      <text:p text:style-name="Standard"><text:s text:c="12"/>if inputs is not None and inputs != "undefined":</text:p>
      <text:p text:style-name="Standard"><text:s text:c="16"/>block_inputs = tuple([var_type for name, var_type, modifier in blocktype["inputs"]])</text:p>
      <text:p text:style-name="Standard"><text:s text:c="16"/>if reduce(lambda x, y: x and y, map(lambda x: x[0] == "ANY" or self.IsOfType(*x), zip(inputs, block_inputs)), True):</text:p>
      <text:p text:style-name="Standard"><text:s text:c="20"/>return blocktype</text:p>
      <text:p text:style-name="Standard"><text:s text:c="12"/>else:</text:p>
      <text:p text:style-name="Standard"><text:s text:c="16"/>if result_blocktype is not None:</text:p>
      <text:p text:style-name="Standard"><text:s text:c="20"/>if inputs == "undefined":</text:p>
      <text:p text:style-name="Standard"><text:s text:c="24"/>return None</text:p>
      <text:p text:style-name="Standard"><text:s text:c="20"/>else:</text:p>
      <text:p text:style-name="Standard"><text:s text:c="24"/>result_blocktype["inputs"] = [(i[0], "ANY", i[2]) for i in result_blocktype["inputs"]]</text:p>
      <text:p text:style-name="Standard"><text:s text:c="24"/>result_blocktype["outputs"] = [(o[0], "ANY", o[2]) for o in result_blocktype["outputs"]]</text:p>
      <text:p text:style-name="Standard"><text:s text:c="24"/>return result_blocktype</text:p>
      <text:p text:style-name="Standard"><text:s text:c="16"/>result_blocktype = blocktype.copy()</text:p>
      <text:p text:style-name="Standard"><text:s text:c="8"/>if result_blocktype is not None:</text:p>
      <text:p text:style-name="Standard"><text:s text:c="12"/>return result_blocktype</text:p>
      <text:p text:style-name="Standard"><text:s text:c="8"/>project = self.GetProject(debug)</text:p>
      <text:p text:style-name="Standard"><text:s text:c="8"/>if project is not None:</text:p>
      <text:p text:style-name="Standard"><text:s text:c="12"/>blocktype = project.getpou(typename)</text:p>
      <text:p text:style-name="Standard"><text:s text:c="12"/>if blocktype is not None:</text:p>
      <text:p text:style-name="Standard"><text:s text:c="16"/>blocktype_infos = blocktype.getblockInfos()</text:p>
      <text:p text:style-name="Standard"><text:s text:c="16"/>if inputs in [None, "undefined"]:</text:p>
      <text:p text:style-name="Standard"><text:s text:c="20"/>return blocktype_infos</text:p>
      <text:p text:style-name="Standard"/>
      <text:p text:style-name="Standard"><text:s text:c="16"/>if inputs == tuple([var_type</text:p>
      <text:p text:style-name="Standard"><text:s text:c="36"/>for name, var_type, modifier in blocktype_infos["inputs"]]):</text:p>
      <text:p text:style-name="Standard"><text:s text:c="20"/>return blocktype_infos</text:p>
      <text:p text:style-name="Standard"/>
      <text:p text:style-name="Standard"><text:s text:c="8"/>return None</text:p>
      <text:p text:style-name="Standard"/>
      <text:p text:style-name="Standard">#Return Block types checking for recursion</text:p>
      <text:p text:style-name="Standard">def GetBlockTypes(self, tagname="", debug=False):</text:p>
      <text:p text:style-name="Standard"><text:s text:c="8"/>typename = None</text:p>
      <text:p text:style-name="Standard"><text:s text:c="8"/>words = tagname.split("::")</text:p>
      <text:p text:style-name="Standard"><text:s text:c="8"/>name = None</text:p>
      <text:p text:style-name="Standard"><text:s text:c="8"/>project = self.GetProject(debug)</text:p>
      <text:p text:style-name="Standard"><text:s text:c="8"/>if project is not None:</text:p>
      <text:p text:style-name="Standard"><text:s text:c="12"/>pou_type = None</text:p>
      <text:p text:style-name="Standard"><text:s text:c="12"/>if words[0] in ["P", "T", "A"]:</text:p>
      <text:p text:style-name="Standard"><text:s text:c="16"/>name = words[1]</text:p>
      <text:p text:style-name="Standard"><text:s text:c="16"/>pou_type = self.GetPouType(name, debug)</text:p>
      <text:p text:style-name="Standard"><text:s text:c="12"/>filter = (["function"]</text:p>
      <text:p text:style-name="Standard"><text:s text:c="22"/>if pou_type == "function" or words[0] == "T"</text:p>
      <text:p text:style-name="Standard"><text:soft-page-break/><text:s text:c="22"/>else ["functionBlock", "function"])</text:p>
      <text:p text:style-name="Standard"><text:s text:c="12"/>blocktypes = [</text:p>
      <text:p text:style-name="Standard"><text:s text:c="16"/>{"name": category["name"],</text:p>
      <text:p text:style-name="Standard"><text:s text:c="17"/>"list": [block for block in category["list"]</text:p>
      <text:p text:style-name="Standard"><text:s text:c="26"/>if block["type"] in filter]}</text:p>
      <text:p text:style-name="Standard"><text:s text:c="16"/>for category in self.TotalTypes]</text:p>
      <text:p text:style-name="Standard"><text:s text:c="12"/>blocktypes.append({</text:p>
      <text:p text:style-name="Standard"><text:s text:c="16"/>"name": USER_DEFINED_POUS,</text:p>
      <text:p text:style-name="Standard"><text:s text:c="16"/>"list": [pou.getblockInfos()</text:p>
      <text:p text:style-name="Standard"><text:s text:c="25"/>for pou in project.getpous(name, filter)</text:p>
      <text:p text:style-name="Standard"><text:s text:c="25"/>if (name is None or</text:p>
      <text:p text:style-name="Standard"><text:s text:c="29"/>len(self.GetInstanceList(pou, name, debug)) == 0)]</text:p>
      <text:p text:style-name="Standard"><text:s text:c="12"/>})</text:p>
      <text:p text:style-name="Standard"><text:s text:c="12"/>return blocktypes</text:p>
      <text:p text:style-name="Standard"><text:s text:c="8"/>return self.TotalTypes</text:p>
      <text:p text:style-name="Standard"/>
      <text:p text:style-name="Standard">#Return Function Block types checking for recursion</text:p>
      <text:p text:style-name="Standard">def GetFunctionBlockTypes(self, tagname="", debug=False):</text:p>
      <text:p text:style-name="Standard"><text:s text:c="8"/>project = self.GetProject(debug)</text:p>
      <text:p text:style-name="Standard"><text:s text:c="8"/>words = tagname.split("::")</text:p>
      <text:p text:style-name="Standard"><text:s text:c="8"/>name = None</text:p>
      <text:p text:style-name="Standard"><text:s text:c="8"/>if project is not None and words[0] in ["P", "T", "A"]:</text:p>
      <text:p text:style-name="Standard"><text:s text:c="12"/>name = words[1]</text:p>
      <text:p text:style-name="Standard"><text:s text:c="8"/>blocktypes = []</text:p>
      <text:p text:style-name="Standard"><text:s text:c="8"/>for blocks in self.TotalTypesDict.itervalues():</text:p>
      <text:p text:style-name="Standard"><text:s text:c="12"/>for sectioname, block in blocks:</text:p>
      <text:p text:style-name="Standard"><text:s text:c="16"/>if block["type"] == "functionBlock":</text:p>
      <text:p text:style-name="Standard"><text:s text:c="20"/>blocktypes.append(block["name"])</text:p>
      <text:p text:style-name="Standard"><text:s text:c="8"/>if project is not None:</text:p>
      <text:p text:style-name="Standard"><text:s text:c="12"/>blocktypes.extend([</text:p>
      <text:p text:style-name="Standard"><text:s text:c="16"/>pou.getname()</text:p>
      <text:p text:style-name="Standard"><text:s text:c="16"/>for pou in project.getpous(name, ["functionBlock"])</text:p>
      <text:p text:style-name="Standard"><text:s text:c="16"/>if (name is None or</text:p>
      <text:p text:style-name="Standard"><text:s text:c="20"/>len(self.GetInstanceList(pou, name, debug)) == 0)])</text:p>
      <text:p text:style-name="Standard"><text:s text:c="8"/>return blocktypes</text:p>
      <text:p text:style-name="Standard"/>
      <text:p text:style-name="Standard">#Return Block types checking for recursion</text:p>
      <text:p text:style-name="Standard">def GetBlockResource(self, debug=False):</text:p>
      <text:p text:style-name="Standard"><text:s text:c="8"/>blocktypes = []</text:p>
      <text:p text:style-name="Standard"><text:s text:c="8"/>for category in StdBlckLst[:-1]:</text:p>
      <text:p text:style-name="Standard"><text:s text:c="12"/>for blocktype in category["list"]:</text:p>
      <text:p text:style-name="Standard"><text:s text:c="16"/>if blocktype["type"] == "program":</text:p>
      <text:p text:style-name="Standard"><text:s text:c="20"/>blocktypes.append(blocktype["name"])</text:p>
      <text:p text:style-name="Standard"><text:s text:c="8"/>project = self.GetProject(debug)</text:p>
      <text:p text:style-name="Standard"><text:s text:c="8"/>if project is not None:</text:p>
      <text:p text:style-name="Standard"><text:s text:c="12"/>blocktypes.extend(</text:p>
      <text:p text:style-name="Standard"><text:s text:c="16"/>[pou.getname()</text:p>
      <text:p text:style-name="Standard"><text:s text:c="17"/>for pou in project.getpous(filter=["program"])])</text:p>
      <text:p text:style-name="Standard"><text:s text:c="8"/>return blocktypes</text:p>
      <text:p text:style-name="Standard"/>
      <text:p text:style-name="Standard">#Return Data Types checking for recursion</text:p>
      <text:p text:style-name="Standard"><text:soft-page-break/>def GetDataTypes(self, tagname="", basetypes=True, confnodetypes=True, only_locatables=False, debug=False):</text:p>
      <text:p text:style-name="Standard"><text:s text:c="8"/>if basetypes:</text:p>
      <text:p text:style-name="Standard"><text:s text:c="12"/>datatypes = self.GetBaseTypes()</text:p>
      <text:p text:style-name="Standard"><text:s text:c="8"/>else:</text:p>
      <text:p text:style-name="Standard"><text:s text:c="12"/>datatypes = []</text:p>
      <text:p text:style-name="Standard"><text:s text:c="8"/>project = self.GetProject(debug)</text:p>
      <text:p text:style-name="Standard"><text:s text:c="8"/>name = None</text:p>
      <text:p text:style-name="Standard"><text:s text:c="8"/>if project is not None:</text:p>
      <text:p text:style-name="Standard"><text:s text:c="12"/>words = tagname.split("::")</text:p>
      <text:p text:style-name="Standard"><text:s text:c="12"/>if words[0] in ["D"]:</text:p>
      <text:p text:style-name="Standard"><text:s text:c="16"/>name = words[1]</text:p>
      <text:p text:style-name="Standard"><text:s text:c="12"/>datatypes.extend([</text:p>
      <text:p text:style-name="Standard"><text:s text:c="16"/>datatype.getname()</text:p>
      <text:p text:style-name="Standard"><text:s text:c="16"/>for datatype in project.getdataTypes(name)</text:p>
      <text:p text:style-name="Standard"><text:s text:c="16"/>if ((not only_locatables or self.IsLocatableDataType(datatype, debug)) and</text:p>
      <text:p text:style-name="Standard"><text:s text:c="20"/>(name is None or len(self.GetInstanceList(datatype, name, debug)) == 0))])</text:p>
      <text:p text:style-name="Standard"><text:s text:c="8"/>if confnodetypes:</text:p>
      <text:p text:style-name="Standard"><text:s text:c="12"/>for category in self.GetConfNodeDataTypes(name, only_locatables):</text:p>
      <text:p text:style-name="Standard"><text:s text:c="16"/>datatypes.extend(category["list"])</text:p>
      <text:p text:style-name="Standard"><text:s text:c="8"/>return datatypes</text:p>
      <text:p text:style-name="Standard"/>
      <text:p text:style-name="Standard">#Return Data Type Object</text:p>
      <text:p text:style-name="Standard">def GetPou(self, type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result = project.getpou(typename)</text:p>
      <text:p text:style-name="Standard"><text:s text:c="12"/>if result is not None:</text:p>
      <text:p text:style-name="Standard"><text:s text:c="16"/>return result</text:p>
      <text:p text:style-name="Standard"><text:s text:c="8"/>for standardlibrary in StdBlckLibs.values():</text:p>
      <text:p text:style-name="Standard"><text:s text:c="12"/>result = standardlibrary.getpou(typename)</text:p>
      <text:p text:style-name="Standard"><text:s text:c="12"/>if result is not None:</text:p>
      <text:p text:style-name="Standard"><text:s text:c="16"/>return result</text:p>
      <text:p text:style-name="Standard"><text:s text:c="8"/>for confnodetype in self.ConfNodeTypes:</text:p>
      <text:p text:style-name="Standard"><text:s text:c="12"/>result = confnodetype["types"].getpou(typename)</text:p>
      <text:p text:style-name="Standard"><text:s text:c="12"/>if result is not None:</text:p>
      <text:p text:style-name="Standard"><text:s text:c="16"/>return result</text:p>
      <text:p text:style-name="Standard"><text:s text:c="8"/>return None</text:p>
      <text:p text:style-name="Standard"/>
      <text:p text:style-name="Standard">#Return Data Type Object</text:p>
      <text:p text:style-name="Standard">def GetDataType(self, type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result = project.getdataType(typename)</text:p>
      <text:p text:style-name="Standard"><text:s text:c="12"/>if result is not None:</text:p>
      <text:p text:style-name="Standard"><text:s text:c="16"/>return result</text:p>
      <text:p text:style-name="Standard"><text:s text:c="8"/>for confnodetype in self.ConfNodeTypes:</text:p>
      <text:p text:style-name="Standard"><text:s text:c="12"/>result = confnodetype["types"].getdataType(typename)</text:p>
      <text:p text:style-name="Standard"><text:s text:c="12"/>if result is not None:</text:p>
      <text:p text:style-name="Standard"><text:s text:c="16"/>return result</text:p>
      <text:p text:style-name="Standard"><text:s text:c="8"/>return None</text:p>
      <text:p text:style-name="Standard"/>
      <text:p text:style-name="Standard"><text:soft-page-break/>#Return Data Type Object Base Type</text:p>
      <text:p text:style-name="Standard">def GetDataTypeBaseType(self, datatype):</text:p>
      <text:p text:style-name="Standard"><text:s text:c="8"/>basetype_content = datatype.baseType.getcontent()</text:p>
      <text:p text:style-name="Standard"><text:s text:c="8"/>basetype_content_type = basetype_content.getLocalTag()</text:p>
      <text:p text:style-name="Standard"><text:s text:c="8"/>if basetype_content_type in ["array", "subrangeSigned", "subrangeUnsigned"]:</text:p>
      <text:p text:style-name="Standard"><text:s text:c="12"/>basetype = basetype_content.baseType.getcontent()</text:p>
      <text:p text:style-name="Standard"><text:s text:c="12"/>basetype_type = basetype.getLocalTag()</text:p>
      <text:p text:style-name="Standard"><text:s text:c="12"/>return (basetype.getname() if basetype_type == "derived"</text:p>
      <text:p text:style-name="Standard"><text:s text:c="20"/>else basetype_type.upper())</text:p>
      <text:p text:style-name="Standard"><text:s text:c="8"/>return (basetype_content.getname() if basetype_content_type == "derived"</text:p>
      <text:p text:style-name="Standard"><text:s text:c="16"/>else basetype_content_type.upper())</text:p>
      <text:p text:style-name="Standard"><text:s text:c="8"/>return None</text:p>
      <text:p text:style-name="Standard"/>
      <text:p text:style-name="Standard">#Return Base Type of given possible derived type</text:p>
      <text:p text:style-name="Standard">def GetBaseType(self, typename, debug=False):</text:p>
      <text:p text:style-name="Standard"><text:s text:c="8"/>if typename in TypeHierarchy:</text:p>
      <text:p text:style-name="Standard"><text:s text:c="12"/>return typename</text:p>
      <text:p text:style-name="Standard"/>
      <text:p text:style-name="Standard"><text:s text:c="8"/>datatype = self.GetDataType(typename, debug)</text:p>
      <text:p text:style-name="Standard"><text:s text:c="8"/>if datatype is not None:</text:p>
      <text:p text:style-name="Standard"><text:s text:c="12"/>basetype = self.GetDataTypeBaseType(datatype)</text:p>
      <text:p text:style-name="Standard"><text:s text:c="12"/>if basetype is not None:</text:p>
      <text:p text:style-name="Standard"><text:s text:c="16"/>return self.GetBaseType(basetype, debug)</text:p>
      <text:p text:style-name="Standard"><text:s text:c="12"/>return typename</text:p>
      <text:p text:style-name="Standard"/>
      <text:p text:style-name="Standard"><text:s text:c="8"/>return None</text:p>
      <text:p text:style-name="Standard"/>
      <text:p text:style-name="Standard">def GetBaseTypes(self):</text:p>
      <text:p text:style-name="Standard"><text:s text:c="8"/>'''</text:p>
      <text:p text:style-name="Standard"><text:s text:c="8"/>return the list of datatypes defined in IEC 61131-3.</text:p>
      <text:p text:style-name="Standard"><text:s text:c="8"/>TypeHierarchy_list has a rough order to it (e.g. SINT, INT, DINT, ...),</text:p>
      <text:p text:style-name="Standard"><text:s text:c="8"/>which makes it easy for a user to find a type in a menu.</text:p>
      <text:p text:style-name="Standard"><text:s text:c="8"/>'''</text:p>
      <text:p text:style-name="Standard"><text:s text:c="8"/>return [x for x, y in TypeHierarchy_list if not x.startswith("ANY")]</text:p>
      <text:p text:style-name="Standard"/>
      <text:p text:style-name="Standard">def IsOfType(self, typename, reference, debug=False):</text:p>
      <text:p text:style-name="Standard"><text:s text:c="8"/>if reference is None or typename == reference:</text:p>
      <text:p text:style-name="Standard"><text:s text:c="12"/>return True</text:p>
      <text:p text:style-name="Standard"/>
      <text:p text:style-name="Standard"><text:s text:c="8"/>basetype = TypeHierarchy.get(typename)</text:p>
      <text:p text:style-name="Standard"><text:s text:c="8"/>if basetype is not None:</text:p>
      <text:p text:style-name="Standard"><text:s text:c="12"/>return self.IsOfType(basetype, reference)</text:p>
      <text:p text:style-name="Standard"/>
      <text:p text:style-name="Standard"><text:s text:c="8"/>datatype = self.GetDataType(typename, debug)</text:p>
      <text:p text:style-name="Standard"><text:s text:c="8"/>if datatype is not None:</text:p>
      <text:p text:style-name="Standard"><text:s text:c="12"/>basetype = self.GetDataTypeBaseType(datatype)</text:p>
      <text:p text:style-name="Standard"><text:s text:c="12"/>if basetype is not None:</text:p>
      <text:p text:style-name="Standard"><text:s text:c="16"/>return self.IsOfType(basetype, reference, debug)</text:p>
      <text:p text:style-name="Standard"/>
      <text:p text:style-name="Standard"><text:s text:c="8"/>return False</text:p>
      <text:p text:style-name="Standard"/>
      <text:p text:style-name="Standard">def IsEndType(self, typename):</text:p>
      <text:p text:style-name="Standard"><text:soft-page-break/><text:s text:c="8"/>if typename is not None:</text:p>
      <text:p text:style-name="Standard"><text:s text:c="12"/>return not typename.startswith("ANY")</text:p>
      <text:p text:style-name="Standard"><text:s text:c="8"/>return True</text:p>
      <text:p text:style-name="Standard"/>
      <text:p text:style-name="Standard">def IsLocatableDataType(self, datatype, debug=False):</text:p>
      <text:p text:style-name="Standard"><text:s text:c="8"/>basetype_content = datatype.baseType.getcontent()</text:p>
      <text:p text:style-name="Standard"><text:s text:c="8"/>basetype_content_type = basetype_content.getLocalTag()</text:p>
      <text:p text:style-name="Standard"><text:s text:c="8"/>if basetype_content_type in ["enum", "struct"]:</text:p>
      <text:p text:style-name="Standard"><text:s text:c="12"/>return False</text:p>
      <text:p text:style-name="Standard"><text:s text:c="8"/>elif basetype_content_type == "derived":</text:p>
      <text:p text:style-name="Standard"><text:s text:c="12"/>return self.IsLocatableType(basetype_content.getname())</text:p>
      <text:p text:style-name="Standard"><text:s text:c="8"/>elif basetype_content_type == "array":</text:p>
      <text:p text:style-name="Standard"><text:s text:c="12"/>array_base_type = basetype_content.baseType.getcontent()</text:p>
      <text:p text:style-name="Standard"><text:s text:c="12"/>if array_base_type.getLocalTag() == "derived":</text:p>
      <text:p text:style-name="Standard"><text:s text:c="16"/>return self.IsLocatableType(array_base_type.getname(), debug)</text:p>
      <text:p text:style-name="Standard"><text:s text:c="8"/>return True</text:p>
      <text:p text:style-name="Standard"/>
      <text:p text:style-name="Standard">def IsLocatableType(self, typename, debug=False):</text:p>
      <text:p text:style-name="Standard"><text:s text:c="8"/>if isinstance(typename, TupleType) or self.GetBlockType(typename) is not None:</text:p>
      <text:p text:style-name="Standard"><text:s text:c="12"/>return False</text:p>
      <text:p text:style-name="Standard"/>
      <text:p text:style-name="Standard"><text:s text:c="4"/>#the size of these types is implementation dependend</text:p>
      <text:p text:style-name="Standard"><text:s text:c="8"/>if typename in ["TIME", "DATE", "DT", "TOD"]:</text:p>
      <text:p text:style-name="Standard"><text:s text:c="12"/>return False</text:p>
      <text:p text:style-name="Standard"/>
      <text:p text:style-name="Standard"><text:s text:c="8"/>datatype = self.GetDataType(typename, debug)</text:p>
      <text:p text:style-name="Standard"><text:s text:c="8"/>if datatype is not None:</text:p>
      <text:p text:style-name="Standard"><text:s text:c="12"/>return self.IsLocatableDataType(datatype)</text:p>
      <text:p text:style-name="Standard"><text:s text:c="8"/>return True</text:p>
      <text:p text:style-name="Standard"/>
      <text:p text:style-name="Standard">def IsEnumeratedType(self, typename, debug=False):</text:p>
      <text:p text:style-name="Standard"><text:s text:c="8"/>if isinstance(typename, TupleType):</text:p>
      <text:p text:style-name="Standard"><text:s text:c="12"/>typename = typename[1]</text:p>
      <text:p text:style-name="Standard"><text:s text:c="8"/>datatype = self.GetDataType(typename, debug)</text:p>
      <text:p text:style-name="Standard"><text:s text:c="8"/>if datatype is not None:</text:p>
      <text:p text:style-name="Standard"><text:s text:c="12"/>basetype_content = datatype.baseType.getcontent()</text:p>
      <text:p text:style-name="Standard"><text:s text:c="12"/>basetype_content_type = basetype_content.getLocalTag()</text:p>
      <text:p text:style-name="Standard"><text:s text:c="12"/>if basetype_content_type == "derived":</text:p>
      <text:p text:style-name="Standard"><text:s text:c="16"/>return self.IsEnumeratedType(basetype_content_type, debug)</text:p>
      <text:p text:style-name="Standard"><text:s text:c="12"/>return basetype_content_type == "enum"</text:p>
      <text:p text:style-name="Standard"><text:s text:c="8"/>return False</text:p>
      <text:p text:style-name="Standard"/>
      <text:p text:style-name="Standard">def IsSubrangeType(self, typename, exclude=None, debug=False):</text:p>
      <text:p text:style-name="Standard"><text:s text:c="8"/>if typename == exclude:</text:p>
      <text:p text:style-name="Standard"><text:s text:c="12"/>return False</text:p>
      <text:p text:style-name="Standard"><text:s text:c="8"/>if isinstance(typename, TupleType):</text:p>
      <text:p text:style-name="Standard"><text:s text:c="12"/>typename = typename[1]</text:p>
      <text:p text:style-name="Standard"><text:s text:c="8"/>datatype = self.GetDataType(typename, debug)</text:p>
      <text:p text:style-name="Standard"><text:s text:c="8"/>if datatype is not None:</text:p>
      <text:p text:style-name="Standard"><text:s text:c="12"/>basetype_content = datatype.baseType.getcontent()</text:p>
      <text:p text:style-name="Standard"><text:s text:c="12"/>basetype_content_type = basetype_content.getLocalTag()</text:p>
      <text:p text:style-name="Standard"><text:s text:c="12"/>if basetype_content_type == "derived":</text:p>
      <text:p text:style-name="Standard"><text:soft-page-break/><text:s text:c="16"/>return self.IsSubrangeType(basetype_content_type, exclude, debug)</text:p>
      <text:p text:style-name="Standard"><text:s text:c="12"/>elif basetype_content_type in ["subrangeSigned", "subrangeUnsigned"]:</text:p>
      <text:p text:style-name="Standard"><text:s text:c="16"/>return not self.IsOfType(</text:p>
      <text:p text:style-name="Standard"><text:s text:c="20"/>self.GetDataTypeBaseType(datatype), exclude)</text:p>
      <text:p text:style-name="Standard"><text:s text:c="8"/>return False</text:p>
      <text:p text:style-name="Standard"/>
      <text:p text:style-name="Standard">def IsNumType(self, typename, debug=False):</text:p>
      <text:p text:style-name="Standard"><text:s text:c="8"/>return self.IsOfType(typename, "ANY_NUM", debug) or\</text:p>
      <text:p text:style-name="Standard"><text:s text:c="15"/>self.IsOfType(typename, "ANY_BIT", debug)</text:p>
      <text:p text:style-name="Standard"/>
      <text:p text:style-name="Standard">def GetDataTypeRange(self, typename, debug=False):</text:p>
      <text:p text:style-name="Standard"><text:s text:c="8"/>range = DataTypeRange.get(typename)</text:p>
      <text:p text:style-name="Standard"><text:s text:c="8"/>if range is not None:</text:p>
      <text:p text:style-name="Standard"><text:s text:c="12"/>return range</text:p>
      <text:p text:style-name="Standard"><text:s text:c="8"/>datatype = self.GetDataType(typename, debug)</text:p>
      <text:p text:style-name="Standard"><text:s text:c="8"/>if datatype is not None:</text:p>
      <text:p text:style-name="Standard"><text:s text:c="12"/>basetype_content = datatype.baseType.getcontent()</text:p>
      <text:p text:style-name="Standard"><text:s text:c="12"/>basetype_content_type = basetype_content.getLocalTag()</text:p>
      <text:p text:style-name="Standard"><text:s text:c="12"/>if basetype_content_type in ["subrangeSigned", "subrangeUnsigned"]:</text:p>
      <text:p text:style-name="Standard"><text:s text:c="16"/>return (basetype_content.range.getlower(),</text:p>
      <text:p text:style-name="Standard"><text:s text:c="24"/>basetype_content.range.getupper())</text:p>
      <text:p text:style-name="Standard"><text:s text:c="12"/>elif basetype_content_type == "derived":</text:p>
      <text:p text:style-name="Standard"><text:s text:c="16"/>return self.GetDataTypeRange(basetype_content.getname(), debug)</text:p>
      <text:p text:style-name="Standard"><text:s text:c="8"/>return None</text:p>
      <text:p text:style-name="Standard"/>
      <text:p text:style-name="Standard">#Return Subrange types</text:p>
      <text:p text:style-name="Standard">def GetSubrangeBaseTypes(self, exclude, debug=False):</text:p>
      <text:p text:style-name="Standard"><text:s text:c="8"/>subrange_basetypes = DataTypeRange.keys()</text:p>
      <text:p text:style-name="Standard"><text:s text:c="8"/>project = self.GetProject(debug)</text:p>
      <text:p text:style-name="Standard"><text:s text:c="8"/>if project is not None:</text:p>
      <text:p text:style-name="Standard"><text:s text:c="12"/>subrange_basetypes.extend(</text:p>
      <text:p text:style-name="Standard"><text:s text:c="16"/>[datatype.getname() for datatype in project.getdataTypes()</text:p>
      <text:p text:style-name="Standard"><text:s text:c="17"/>if self.IsSubrangeType(datatype.getname(), exclude, debug)])</text:p>
      <text:p text:style-name="Standard"><text:s text:c="8"/>for confnodetype in self.ConfNodeTypes:</text:p>
      <text:p text:style-name="Standard"><text:s text:c="12"/>subrange_basetypes.extend(</text:p>
      <text:p text:style-name="Standard"><text:s text:c="16"/>[datatype.getname() for datatype in confnodetype["types"].getdataTypes()</text:p>
      <text:p text:style-name="Standard"><text:s text:c="17"/>if self.IsSubrangeType(datatype.getname(), exclude, debug)])</text:p>
      <text:p text:style-name="Standard"><text:s text:c="8"/>return subrange_basetypes</text:p>
      <text:p text:style-name="Standard"/>
      <text:p text:style-name="Standard">#Return Enumerated Values</text:p>
      <text:p text:style-name="Standard">def GetEnumeratedDataValues(self, typename=None, debug=False):</text:p>
      <text:p text:style-name="Standard"><text:s text:c="8"/>values = []</text:p>
      <text:p text:style-name="Standard"><text:s text:c="8"/>if typename is not None:</text:p>
      <text:p text:style-name="Standard"><text:s text:c="12"/>datatype_obj = self.GetDataType(typename, debug)</text:p>
      <text:p text:style-name="Standard"><text:s text:c="12"/>if datatype_obj is not None:</text:p>
      <text:p text:style-name="Standard"><text:s text:c="16"/>basetype_content = datatype_obj.baseType.getcontent()</text:p>
      <text:p text:style-name="Standard"><text:s text:c="16"/>basetype_content_type = basetype_content.getLocalTag()</text:p>
      <text:p text:style-name="Standard"><text:s text:c="16"/>if basetype_content_type == "enum":</text:p>
      <text:p text:style-name="Standard"><text:s text:c="20"/>return [value.getname()</text:p>
      <text:p text:style-name="Standard"><text:s text:c="28"/>for value in basetype_content.xpath(</text:p>
      <text:p text:style-name="Standard"><text:s text:c="32"/>"ppx:values/ppx:value",</text:p>
      <text:p text:style-name="Standard"><text:s text:c="32"/>namespaces=PLCOpenParser.NSMAP)]</text:p>
      <text:p text:style-name="Standard"><text:soft-page-break/><text:s text:c="16"/>elif basetype_content_type == "derived":</text:p>
      <text:p text:style-name="Standard"><text:s text:c="20"/>return self.GetEnumeratedDataValues(basetype_content.getname(), debug)</text:p>
      <text:p text:style-name="Standard"><text:s text:c="8"/>else:</text:p>
      <text:p text:style-name="Standard"><text:s text:c="12"/>project = self.GetProject(debug)</text:p>
      <text:p text:style-name="Standard"><text:s text:c="12"/>if project is not None:</text:p>
      <text:p text:style-name="Standard"><text:s text:c="16"/>values.extend(project.GetEnumeratedDataTypeValues())</text:p>
      <text:p text:style-name="Standard"><text:s text:c="12"/>for confnodetype in self.ConfNodeTypes:</text:p>
      <text:p text:style-name="Standard"><text:s text:c="16"/>values.extend(confnodetype["types"].GetEnumeratedDataTypeValues())</text:p>
      <text:p text:style-name="Standard"><text:s text:c="8"/>return values</text:p>
      <text:p text:style-name="Standard"/>
      <text:p text:style-name="Standard">#-------------------------------------------------------------------------------</text:p>
      <text:p text:style-name="Standard"># <text:s text:c="17"/>Project Element tag name computation functions</text:p>
      <text:p text:style-name="Standard">#-------------------------------------------------------------------------------</text:p>
      <text:p text:style-name="Standard"/>
      <text:p text:style-name="Standard">#Compute a data type name</text:p>
      <text:p text:style-name="Standard">def ComputeDataTypeName(self, datatype):</text:p>
      <text:p text:style-name="Standard"><text:s text:c="8"/>return "D::%s" % datatype</text:p>
      <text:p text:style-name="Standard"/>
      <text:p text:style-name="Standard">#Compute a pou name</text:p>
      <text:p text:style-name="Standard">def ComputePouName(self, pou):</text:p>
      <text:p text:style-name="Standard"><text:s text:c="8"/>return "P::%s" % pou</text:p>
      <text:p text:style-name="Standard"/>
      <text:p text:style-name="Standard">#Compute a pou transition name</text:p>
      <text:p text:style-name="Standard">def ComputePouTransitionName(self, pou, transition):</text:p>
      <text:p text:style-name="Standard"><text:s text:c="8"/>return "T::%s::%s" % (pou, transition)</text:p>
      <text:p text:style-name="Standard"/>
      <text:p text:style-name="Standard">#Compute a pou action name</text:p>
      <text:p text:style-name="Standard">def ComputePouActionName(self, pou, action):</text:p>
      <text:p text:style-name="Standard"><text:s text:c="8"/>return "A::%s::%s" % (pou, action)</text:p>
      <text:p text:style-name="Standard"/>
      <text:p text:style-name="Standard">#Compute a pou <text:s/>name</text:p>
      <text:p text:style-name="Standard">def ComputeConfigurationName(self, config):</text:p>
      <text:p text:style-name="Standard"><text:s text:c="8"/>return "C::%s" % config</text:p>
      <text:p text:style-name="Standard"/>
      <text:p text:style-name="Standard">#Compute a pou <text:s/>name</text:p>
      <text:p text:style-name="Standard">def ComputeConfigurationResourceName(self, config, resource):</text:p>
      <text:p text:style-name="Standard"><text:s text:c="8"/>return "R::%s::%s" % (config, resource)</text:p>
      <text:p text:style-name="Standard"/>
      <text:p text:style-name="Standard">def GetElementType(self, tagname):</text:p>
      <text:p text:style-name="Standard"><text:s text:c="8"/>words = tagname.split("::")</text:p>
      <text:p text:style-name="Standard"><text:s text:c="8"/>return {</text:p>
      <text:p text:style-name="Standard"><text:s text:c="12"/>"D": ITEM_DATATYPE,</text:p>
      <text:p text:style-name="Standard"><text:s text:c="12"/>"P": ITEM_POU,</text:p>
      <text:p text:style-name="Standard"><text:s text:c="12"/>"T": ITEM_TRANSITION,</text:p>
      <text:p text:style-name="Standard"><text:s text:c="12"/>"A": ITEM_ACTION,</text:p>
      <text:p text:style-name="Standard"><text:s text:c="12"/>"C": ITEM_CONFIGURATION,</text:p>
      <text:p text:style-name="Standard"><text:s text:c="12"/>"R": ITEM_RESOURCE</text:p>
      <text:p text:style-name="Standard"><text:s text:c="8"/>}[words[0]]</text:p>
      <text:p text:style-name="Standard"/>
      <text:p text:style-name="Standard">#-------------------------------------------------------------------------------</text:p>
      <text:p text:style-name="Standard"># <text:s text:c="18"/>Project opened Data types management functions</text:p>
      <text:p text:style-name="Standard">#-------------------------------------------------------------------------------</text:p>
      <text:p text:style-name="Standard"><text:soft-page-break/></text:p>
      <text:p text:style-name="Standard">#Return the data type informations</text:p>
      <text:p text:style-name="Standard">def GetDataTypeInfos(self, tag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words = tagname.split("::")</text:p>
      <text:p text:style-name="Standard"><text:s text:c="12"/>if words[0] == "D":</text:p>
      <text:p text:style-name="Standard"><text:s text:c="16"/>infos = {}</text:p>
      <text:p text:style-name="Standard"><text:s text:c="16"/>datatype = project.getdataType(words[1])</text:p>
      <text:p text:style-name="Standard"><text:s text:c="16"/>if datatype is None:</text:p>
      <text:p text:style-name="Standard"><text:s text:c="20"/>return None</text:p>
      <text:p text:style-name="Standard"><text:s text:c="16"/>basetype_content = datatype.baseType.getcontent()</text:p>
      <text:p text:style-name="Standard"><text:s text:c="16"/>basetype_content_type = basetype_content.getLocalTag()</text:p>
      <text:p text:style-name="Standard"><text:s text:c="16"/>if basetype_content_type in ["subrangeSigned", "subrangeUnsigned"]:</text:p>
      <text:p text:style-name="Standard"><text:s text:c="20"/>infos["type"] = "Subrange"</text:p>
      <text:p text:style-name="Standard"><text:s text:c="20"/>infos["min"] = basetype_content.range.getlower()</text:p>
      <text:p text:style-name="Standard"><text:s text:c="20"/>infos["max"] = basetype_content.range.getupper()</text:p>
      <text:p text:style-name="Standard"><text:s text:c="20"/>base_type = basetype_content.baseType.getcontent()</text:p>
      <text:p text:style-name="Standard"><text:s text:c="20"/>base_type_type = base_type.getLocalTag()</text:p>
      <text:p text:style-name="Standard"><text:s text:c="20"/>infos["base_type"] = (base_type.getname()</text:p>
      <text:p text:style-name="Standard"><text:s text:c="42"/>if base_type_type == "derived"</text:p>
      <text:p text:style-name="Standard"><text:s text:c="42"/>else base_type_type)</text:p>
      <text:p text:style-name="Standard"><text:s text:c="16"/>elif basetype_content_type == "enum":</text:p>
      <text:p text:style-name="Standard"><text:s text:c="20"/>infos["type"] = "Enumerated"</text:p>
      <text:p text:style-name="Standard"><text:s text:c="20"/>infos["values"] = []</text:p>
      <text:p text:style-name="Standard"><text:s text:c="20"/>for value in basetype_content.xpath("ppx:values/ppx:value", namespaces=PLCOpenParser.NSMAP):</text:p>
      <text:p text:style-name="Standard"><text:s text:c="24"/>infos["values"].append(value.getname())</text:p>
      <text:p text:style-name="Standard"><text:s text:c="16"/>elif basetype_content_type == "array":</text:p>
      <text:p text:style-name="Standard"><text:s text:c="20"/>infos["type"] = "Array"</text:p>
      <text:p text:style-name="Standard"><text:s text:c="20"/>infos["dimensions"] = []</text:p>
      <text:p text:style-name="Standard"><text:s text:c="20"/>for dimension in basetype_content.getdimension():</text:p>
      <text:p text:style-name="Standard"><text:s text:c="24"/>infos["dimensions"].append((dimension.getlower(), dimension.getupper()))</text:p>
      <text:p text:style-name="Standard"><text:s text:c="20"/>base_type = basetype_content.baseType.getcontent()</text:p>
      <text:p text:style-name="Standard"><text:s text:c="20"/>base_type_type = base_type.getLocalTag()</text:p>
      <text:p text:style-name="Standard"><text:s text:c="20"/>infos["base_type"] = (base_type.getname()</text:p>
      <text:p text:style-name="Standard"><text:s text:c="42"/>if base_type_type == "derived"</text:p>
      <text:p text:style-name="Standard"><text:s text:c="42"/>else base_type_type.upper())</text:p>
      <text:p text:style-name="Standard"><text:s text:c="16"/>elif basetype_content_type == "struct":</text:p>
      <text:p text:style-name="Standard"><text:s text:c="20"/>infos["type"] = "Structure"</text:p>
      <text:p text:style-name="Standard"><text:s text:c="20"/>infos["elements"] = []</text:p>
      <text:p text:style-name="Standard"><text:s text:c="20"/>for element in basetype_content.getvariable():</text:p>
      <text:p text:style-name="Standard"><text:s text:c="24"/>element_infos = {}</text:p>
      <text:p text:style-name="Standard"><text:s text:c="24"/>element_infos["Name"] = element.getname()</text:p>
      <text:p text:style-name="Standard"><text:s text:c="24"/>element_type = element.type.getcontent()</text:p>
      <text:p text:style-name="Standard"><text:s text:c="24"/>element_type_type = element_type.getLocalTag()</text:p>
      <text:p text:style-name="Standard"><text:s text:c="24"/>if element_type_type == "array":</text:p>
      <text:p text:style-name="Standard"><text:s text:c="28"/>dimensions = []</text:p>
      <text:p text:style-name="Standard"><text:s text:c="28"/>for dimension in element_type.getdimension():</text:p>
      <text:p text:style-name="Standard"><text:s text:c="32"/>dimensions.append((dimension.getlower(), dimension.getupper()))</text:p>
      <text:p text:style-name="Standard"><text:s text:c="28"/>base_type = element_type.baseType.getcontent()</text:p>
      <text:p text:style-name="Standard"><text:s text:c="28"/>base_type_type = base_type.getLocalTag()</text:p>
      <text:p text:style-name="Standard"><text:soft-page-break/><text:s text:c="28"/>element_infos["Type"] = ("array",</text:p>
      <text:p text:style-name="Standard"><text:s text:c="53"/>base_type.getname()</text:p>
      <text:p text:style-name="Standard"><text:s text:c="53"/>if base_type_type == "derived"</text:p>
      <text:p text:style-name="Standard"><text:s text:c="53"/>else base_type_type.upper(),</text:p>
      <text:p text:style-name="Standard"><text:s text:c="53"/>dimensions)</text:p>
      <text:p text:style-name="Standard"><text:s text:c="24"/>elif element_type_type == "derived":</text:p>
      <text:p text:style-name="Standard"><text:s text:c="28"/>element_infos["Type"] = element_type.getname()</text:p>
      <text:p text:style-name="Standard"><text:s text:c="24"/>else:</text:p>
      <text:p text:style-name="Standard"><text:s text:c="28"/>element_infos["Type"] = element_type_type.upper()</text:p>
      <text:p text:style-name="Standard"><text:s text:c="24"/>if element.initialValue is not None:</text:p>
      <text:p text:style-name="Standard"><text:s text:c="28"/>element_infos["Initial Value"] = element.initialValue.getvalue()</text:p>
      <text:p text:style-name="Standard"><text:s text:c="24"/>else:</text:p>
      <text:p text:style-name="Standard"><text:s text:c="28"/>element_infos["Initial Value"] = ""</text:p>
      <text:p text:style-name="Standard"><text:s text:c="24"/>infos["elements"].append(element_infos)</text:p>
      <text:p text:style-name="Standard"><text:s text:c="16"/>else:</text:p>
      <text:p text:style-name="Standard"><text:s text:c="20"/>infos["type"] = "Directly"</text:p>
      <text:p text:style-name="Standard"><text:s text:c="20"/>infos["base_type"] = (basetype_content.getname()</text:p>
      <text:p text:style-name="Standard"><text:s text:c="42"/>if basetype_content_type == "derived"</text:p>
      <text:p text:style-name="Standard"><text:s text:c="42"/>else basetype_content_type.upper())</text:p>
      <text:p text:style-name="Standard"/>
      <text:p text:style-name="Standard"><text:s text:c="16"/>if datatype.initialValue is not None:</text:p>
      <text:p text:style-name="Standard"><text:s text:c="20"/>infos["initial"] = datatype.initialValue.getvalue()</text:p>
      <text:p text:style-name="Standard"><text:s text:c="16"/>else:</text:p>
      <text:p text:style-name="Standard"><text:s text:c="20"/>infos["initial"] = ""</text:p>
      <text:p text:style-name="Standard"><text:s text:c="16"/>return infos</text:p>
      <text:p text:style-name="Standard"><text:s text:c="8"/>return None</text:p>
      <text:p text:style-name="Standard"/>
      <text:p text:style-name="Standard">#Change the data type informations</text:p>
      <text:p text:style-name="Standard">def SetDataTypeInfos(self, tagname, infos):</text:p>
      <text:p text:style-name="Standard"><text:s text:c="8"/>words = tagname.split("::")</text:p>
      <text:p text:style-name="Standard"><text:s text:c="8"/>if self.Project is not None and words[0] == "D":</text:p>
      <text:p text:style-name="Standard"><text:s text:c="12"/>datatype = self.Project.getdataType(words[1])</text:p>
      <text:p text:style-name="Standard"><text:s text:c="12"/>if infos["type"] == "Directly":</text:p>
      <text:p text:style-name="Standard"><text:s text:c="16"/>if infos["base_type"] in self.GetBaseTypes():</text:p>
      <text:p text:style-name="Standard"><text:s text:c="20"/>datatype.baseType.setcontent(PLCOpenParser.CreateElement(</text:p>
      <text:p text:style-name="Standard"><text:s text:c="24"/>infos["base_type"].lower()</text:p>
      <text:p text:style-name="Standard"><text:s text:c="24"/>if infos["base_type"] in ["STRING", "WSTRING"]</text:p>
      <text:p text:style-name="Standard"><text:s text:c="24"/>else infos["base_type"], "dataType"))</text:p>
      <text:p text:style-name="Standard"><text:s text:c="16"/>else:</text:p>
      <text:p text:style-name="Standard"><text:s text:c="20"/>derived_datatype = PLCOpenParser.CreateElement("derived", "dataType")</text:p>
      <text:p text:style-name="Standard"><text:s text:c="20"/>derived_datatype.setname(infos["base_type"])</text:p>
      <text:p text:style-name="Standard"><text:s text:c="20"/>datatype.baseType.setcontent(derived_datatype)</text:p>
      <text:p text:style-name="Standard"><text:s text:c="12"/>elif infos["type"] == "Subrange":</text:p>
      <text:p text:style-name="Standard"><text:s text:c="16"/>subrange = PLCOpenParser.CreateElement(</text:p>
      <text:p text:style-name="Standard"><text:s text:c="20"/>"subrangeUnsigned"</text:p>
      <text:p text:style-name="Standard"><text:s text:c="20"/>if infos["base_type"] in GetSubTypes("ANY_UINT")</text:p>
      <text:p text:style-name="Standard"><text:s text:c="20"/>else "subrangeSigned", "dataType")</text:p>
      <text:p text:style-name="Standard"><text:s text:c="16"/>datatype.baseType.setcontent(subrange)</text:p>
      <text:p text:style-name="Standard"><text:s text:c="16"/>subrange.range.setlower(infos["min"])</text:p>
      <text:p text:style-name="Standard"><text:s text:c="16"/>subrange.range.setupper(infos["max"])</text:p>
      <text:p text:style-name="Standard"><text:s text:c="16"/>if infos["base_type"] in self.GetBaseTypes():</text:p>
      <text:p text:style-name="Standard"><text:s text:c="20"/>subrange.baseType.setcontent(</text:p>
      <text:p text:style-name="Standard"><text:soft-page-break/><text:s text:c="24"/>PLCOpenParser.CreateElement(infos["base_type"], "dataType"))</text:p>
      <text:p text:style-name="Standard"><text:s text:c="16"/>else:</text:p>
      <text:p text:style-name="Standard"><text:s text:c="20"/>derived_datatype = PLCOpenParser.CreateElement("derived", "dataType")</text:p>
      <text:p text:style-name="Standard"><text:s text:c="20"/>derived_datatype.setname(infos["base_type"])</text:p>
      <text:p text:style-name="Standard"><text:s text:c="20"/>subrange.baseType.setcontent(derived_datatype)</text:p>
      <text:p text:style-name="Standard"><text:s text:c="12"/>elif infos["type"] == "Enumerated":</text:p>
      <text:p text:style-name="Standard"><text:s text:c="16"/>enumerated = PLCOpenParser.CreateElement("enum", "dataType")</text:p>
      <text:p text:style-name="Standard"><text:s text:c="16"/>datatype.baseType.setcontent(enumerated)</text:p>
      <text:p text:style-name="Standard"><text:s text:c="16"/>values = PLCOpenParser.CreateElement("values", "enum")</text:p>
      <text:p text:style-name="Standard"><text:s text:c="16"/>enumerated.setvalues(values)</text:p>
      <text:p text:style-name="Standard"><text:s text:c="16"/>for i, enum_value in enumerate(infos["values"]):</text:p>
      <text:p text:style-name="Standard"><text:s text:c="20"/>value = PLCOpenParser.CreateElement("value", "values")</text:p>
      <text:p text:style-name="Standard"><text:s text:c="20"/>value.setname(enum_value)</text:p>
      <text:p text:style-name="Standard"><text:s text:c="20"/>if i == 0:</text:p>
      <text:p text:style-name="Standard"><text:s text:c="24"/>values.setvalue([value])</text:p>
      <text:p text:style-name="Standard"><text:s text:c="20"/>else:</text:p>
      <text:p text:style-name="Standard"><text:s text:c="24"/>values.appendvalue(value)</text:p>
      <text:p text:style-name="Standard"><text:s text:c="12"/>elif infos["type"] == "Array":</text:p>
      <text:p text:style-name="Standard"><text:s text:c="16"/>array = PLCOpenParser.CreateElement("array", "dataType")</text:p>
      <text:p text:style-name="Standard"><text:s text:c="16"/>datatype.baseType.setcontent(array)</text:p>
      <text:p text:style-name="Standard"><text:s text:c="16"/>for i, dimension in enumerate(infos["dimensions"]):</text:p>
      <text:p text:style-name="Standard"><text:s text:c="20"/>dimension_range = PLCOpenParser.CreateElement("dimension", "array")</text:p>
      <text:p text:style-name="Standard"><text:s text:c="20"/>dimension_range.setlower(dimension[0])</text:p>
      <text:p text:style-name="Standard"><text:s text:c="20"/>dimension_range.setupper(dimension[1])</text:p>
      <text:p text:style-name="Standard"><text:s text:c="20"/>if i == 0:</text:p>
      <text:p text:style-name="Standard"><text:s text:c="24"/>array.setdimension([dimension_range])</text:p>
      <text:p text:style-name="Standard"><text:s text:c="20"/>else:</text:p>
      <text:p text:style-name="Standard"><text:s text:c="24"/>array.appenddimension(dimension_range)</text:p>
      <text:p text:style-name="Standard"><text:s text:c="16"/>if infos["base_type"] in self.GetBaseTypes():</text:p>
      <text:p text:style-name="Standard"><text:s text:c="20"/>array.baseType.setcontent(PLCOpenParser.CreateElement(</text:p>
      <text:p text:style-name="Standard"><text:s text:c="24"/>infos["base_type"].lower()</text:p>
      <text:p text:style-name="Standard"><text:s text:c="24"/>if infos["base_type"] in ["STRING", "WSTRING"]</text:p>
      <text:p text:style-name="Standard"><text:s text:c="24"/>else infos["base_type"], "dataType"))</text:p>
      <text:p text:style-name="Standard"><text:s text:c="16"/>else:</text:p>
      <text:p text:style-name="Standard"><text:s text:c="20"/>derived_datatype = PLCOpenParser.CreateElement("derived", "dataType")</text:p>
      <text:p text:style-name="Standard"><text:s text:c="20"/>derived_datatype.setname(infos["base_type"])</text:p>
      <text:p text:style-name="Standard"><text:s text:c="20"/>array.baseType.setcontent(derived_datatype)</text:p>
      <text:p text:style-name="Standard"><text:s text:c="12"/>elif infos["type"] == "Structure":</text:p>
      <text:p text:style-name="Standard"><text:s text:c="16"/>struct = PLCOpenParser.CreateElement("struct", "dataType")</text:p>
      <text:p text:style-name="Standard"><text:s text:c="16"/>datatype.baseType.setcontent(struct)</text:p>
      <text:p text:style-name="Standard"><text:s text:c="16"/>for i, element_infos in enumerate(infos["elements"]):</text:p>
      <text:p text:style-name="Standard"><text:s text:c="20"/>element = PLCOpenParser.CreateElement("variable", "struct")</text:p>
      <text:p text:style-name="Standard"><text:s text:c="20"/>element.setname(element_infos["Name"])</text:p>
      <text:p text:style-name="Standard"><text:s text:c="20"/>element_type = PLCOpenParser.CreateElement("type", "variable")</text:p>
      <text:p text:style-name="Standard"><text:s text:c="20"/>if isinstance(element_infos["Type"], TupleType):</text:p>
      <text:p text:style-name="Standard"><text:s text:c="24"/>if element_infos["Type"][0] == "array":</text:p>
      <text:p text:style-name="Standard"><text:s text:c="28"/>array_type, base_type_name, dimensions = element_infos["Type"]</text:p>
      <text:p text:style-name="Standard"><text:s text:c="28"/>array = PLCOpenParser.CreateElement("array", "dataType")</text:p>
      <text:p text:style-name="Standard"><text:s text:c="28"/>baseType = PLCOpenParser.CreateElement("baseType", "array")</text:p>
      <text:p text:style-name="Standard"><text:s text:c="28"/>array.setbaseType(baseType)</text:p>
      <text:p text:style-name="Standard"><text:s text:c="28"/>element_type.setcontent(array)</text:p>
      <text:p text:style-name="Standard"><text:s text:c="28"/>for j, dimension in enumerate(dimensions):</text:p>
      <text:p text:style-name="Standard"><text:soft-page-break/><text:s text:c="32"/>dimension_range = PLCOpenParser.CreateElement("dimension", "array")</text:p>
      <text:p text:style-name="Standard"><text:s text:c="32"/>dimension_range.setlower(dimension[0])</text:p>
      <text:p text:style-name="Standard"><text:s text:c="32"/>dimension_range.setupper(dimension[1])</text:p>
      <text:p text:style-name="Standard"><text:s text:c="32"/>if j == 0:</text:p>
      <text:p text:style-name="Standard"><text:s text:c="36"/>array.setdimension([dimension_range])</text:p>
      <text:p text:style-name="Standard"><text:s text:c="32"/>else:</text:p>
      <text:p text:style-name="Standard"><text:s text:c="36"/>array.appenddimension(dimension_range)</text:p>
      <text:p text:style-name="Standard"><text:s text:c="28"/>if base_type_name in self.GetBaseTypes():</text:p>
      <text:p text:style-name="Standard"><text:s text:c="32"/>baseType.setcontent(PLCOpenParser.CreateElement(</text:p>
      <text:p text:style-name="Standard"><text:s text:c="36"/>base_type_name.lower()</text:p>
      <text:p text:style-name="Standard"><text:s text:c="36"/>if base_type_name in ["STRING", "WSTRING"]</text:p>
      <text:p text:style-name="Standard"><text:s text:c="36"/>else base_type_name, "dataType"))</text:p>
      <text:p text:style-name="Standard"><text:s text:c="28"/>else:</text:p>
      <text:p text:style-name="Standard"><text:s text:c="32"/>derived_datatype = PLCOpenParser.CreateElement("derived", "dataType")</text:p>
      <text:p text:style-name="Standard"><text:s text:c="32"/>derived_datatype.setname(base_type_name)</text:p>
      <text:p text:style-name="Standard"><text:s text:c="32"/>array.baseType.setcontent(derived_datatype)</text:p>
      <text:p text:style-name="Standard"><text:s text:c="20"/>elif element_infos["Type"] in self.GetBaseTypes():</text:p>
      <text:p text:style-name="Standard"><text:s text:c="24"/>element_type.setcontent(</text:p>
      <text:p text:style-name="Standard"><text:s text:c="28"/>PLCOpenParser.CreateElement(</text:p>
      <text:p text:style-name="Standard"><text:s text:c="32"/>element_infos["Type"].lower()</text:p>
      <text:p text:style-name="Standard"><text:s text:c="32"/>if element_infos["Type"] in ["STRING", "WSTRING"]</text:p>
      <text:p text:style-name="Standard"><text:s text:c="32"/>else element_infos["Type"], "dataType"))</text:p>
      <text:p text:style-name="Standard"><text:s text:c="20"/>else:</text:p>
      <text:p text:style-name="Standard"><text:s text:c="24"/>derived_datatype = PLCOpenParser.CreateElement("derived", "dataType")</text:p>
      <text:p text:style-name="Standard"><text:s text:c="24"/>derived_datatype.setname(element_infos["Type"])</text:p>
      <text:p text:style-name="Standard"><text:s text:c="24"/>element_type.setcontent(derived_datatype)</text:p>
      <text:p text:style-name="Standard"><text:s text:c="20"/>element.settype(element_type)</text:p>
      <text:p text:style-name="Standard"><text:s text:c="20"/>if element_infos["Initial Value"] != "":</text:p>
      <text:p text:style-name="Standard"><text:s text:c="24"/>value = PLCOpenParser.CreateElement("initialValue", "variable")</text:p>
      <text:p text:style-name="Standard"><text:s text:c="24"/>value.setvalue(element_infos["Initial Value"])</text:p>
      <text:p text:style-name="Standard"><text:s text:c="24"/>element.setinitialValue(value)</text:p>
      <text:p text:style-name="Standard"><text:s text:c="20"/>if i == 0:</text:p>
      <text:p text:style-name="Standard"><text:s text:c="24"/>struct.setvariable([element])</text:p>
      <text:p text:style-name="Standard"><text:s text:c="20"/>else:</text:p>
      <text:p text:style-name="Standard"><text:s text:c="24"/>struct.appendvariable(element)</text:p>
      <text:p text:style-name="Standard"><text:s text:c="12"/>if infos["initial"] != "":</text:p>
      <text:p text:style-name="Standard"><text:s text:c="16"/>if datatype.initialValue is None:</text:p>
      <text:p text:style-name="Standard"><text:s text:c="20"/>datatype.initialValue = PLCOpenParser.CreateElement("initialValue", "dataType")</text:p>
      <text:p text:style-name="Standard"><text:s text:c="16"/>datatype.initialValue.setvalue(infos["initial"])</text:p>
      <text:p text:style-name="Standard"><text:s text:c="12"/>else:</text:p>
      <text:p text:style-name="Standard"><text:s text:c="16"/>datatype.initialValue = None</text:p>
      <text:p text:style-name="Standard"><text:s text:c="12"/>self.BufferProject()</text:p>
      <text:p text:style-name="Standard"/>
      <text:p text:style-name="Standard">#-------------------------------------------------------------------------------</text:p>
      <text:p text:style-name="Standard"># <text:s text:c="21"/>Project opened Pous management functions</text:p>
      <text:p text:style-name="Standard">#-------------------------------------------------------------------------------</text:p>
      <text:p text:style-name="Standard"/>
      <text:p text:style-name="Standard">#Return edited element</text:p>
      <text:p text:style-name="Standard">def GetEditedElement(self, tagname, debug=False):</text:p>
      <text:p text:style-name="Standard"><text:s text:c="8"/>project = self.GetProject(debug)</text:p>
      <text:p text:style-name="Standard"><text:s text:c="8"/>if project is not None:</text:p>
      <text:p text:style-name="Standard"><text:s text:c="12"/>words = tagname.split("::")</text:p>
      <text:p text:style-name="Standard"><text:soft-page-break/><text:s text:c="12"/>if words[0] == "D":</text:p>
      <text:p text:style-name="Standard"><text:s text:c="16"/>return project.getdataType(words[1])</text:p>
      <text:p text:style-name="Standard"><text:s text:c="12"/>elif words[0] == "P":</text:p>
      <text:p text:style-name="Standard"><text:s text:c="16"/>return project.getpou(words[1])</text:p>
      <text:p text:style-name="Standard"><text:s text:c="12"/>elif words[0] in ['T', 'A']:</text:p>
      <text:p text:style-name="Standard"><text:s text:c="16"/>pou = project.getpou(words[1])</text:p>
      <text:p text:style-name="Standard"><text:s text:c="16"/>if pou is not None:</text:p>
      <text:p text:style-name="Standard"><text:s text:c="20"/>if words[0] == 'T':</text:p>
      <text:p text:style-name="Standard"><text:s text:c="24"/>return pou.gettransition(words[2])</text:p>
      <text:p text:style-name="Standard"><text:s text:c="20"/>elif words[0] == 'A':</text:p>
      <text:p text:style-name="Standard"><text:s text:c="24"/>return pou.getaction(words[2])</text:p>
      <text:p text:style-name="Standard"><text:s text:c="12"/>elif words[0] == 'C':</text:p>
      <text:p text:style-name="Standard"><text:s text:c="16"/>return project.getconfiguration(words[1])</text:p>
      <text:p text:style-name="Standard"><text:s text:c="12"/>elif words[0] == 'R':</text:p>
      <text:p text:style-name="Standard"><text:s text:c="16"/>return project.getconfigurationResource(words[1], words[2])</text:p>
      <text:p text:style-name="Standard"><text:s text:c="8"/>return None</text:p>
      <text:p text:style-name="Standard"/>
      <text:p text:style-name="Standard">#Return edited element name</text:p>
      <text:p text:style-name="Standard">def GetEditedElementName(self, tagname):</text:p>
      <text:p text:style-name="Standard"><text:s text:c="8"/>words = tagname.split("::")</text:p>
      <text:p text:style-name="Standard"><text:s text:c="8"/>if words[0] in ["P", "C", "D"]:</text:p>
      <text:p text:style-name="Standard"><text:s text:c="12"/>return words[1]</text:p>
      <text:p text:style-name="Standard"><text:s text:c="8"/>else:</text:p>
      <text:p text:style-name="Standard"><text:s text:c="12"/>return words[2]</text:p>
      <text:p text:style-name="Standard"><text:s text:c="8"/>return None</text:p>
      <text:p text:style-name="Standard"/>
      <text:p text:style-name="Standard">#Return edited element name and type</text:p>
      <text:p text:style-name="Standard">def GetEditedElementType(self, tagname, debug=False):</text:p>
      <text:p text:style-name="Standard"><text:s text:c="8"/>words = tagname.split("::")</text:p>
      <text:p text:style-name="Standard"><text:s text:c="8"/>if words[0] in ["P", "T", "A"]:</text:p>
      <text:p text:style-name="Standard"><text:s text:c="12"/>return words[1], self.GetPouType(words[1], debug)</text:p>
      <text:p text:style-name="Standard"><text:s text:c="8"/>return None, None</text:p>
      <text:p text:style-name="Standard"/>
      <text:p text:style-name="Standard">#Return language in which edited element is written</text:p>
      <text:p text:style-name="Standard">def GetEditedElementBodyType(self, tagname, debug=False):</text:p>
      <text:p text:style-name="Standard"><text:s text:c="8"/>words = tagname.split("::")</text:p>
      <text:p text:style-name="Standard"><text:s text:c="8"/>if words[0] == "P":</text:p>
      <text:p text:style-name="Standard"><text:s text:c="12"/>return self.GetPouBodyType(words[1], debug)</text:p>
      <text:p text:style-name="Standard"><text:s text:c="8"/>elif words[0] == 'T':</text:p>
      <text:p text:style-name="Standard"><text:s text:c="12"/>return self.GetTransitionBodyType(words[1], words[2], debug)</text:p>
      <text:p text:style-name="Standard"><text:s text:c="8"/>elif words[0] == 'A':</text:p>
      <text:p text:style-name="Standard"><text:s text:c="12"/>return self.GetActionBodyType(words[1], words[2], debug)</text:p>
      <text:p text:style-name="Standard"><text:s text:c="8"/>return None</text:p>
      <text:p text:style-name="Standard"/>
      <text:p text:style-name="Standard">#Return the edited element variables</text:p>
      <text:p text:style-name="Standard">def GetEditedElementInterfaceVars(self, tagname, tree=False, debug=False):</text:p>
      <text:p text:style-name="Standard"><text:s text:c="8"/>words = tagname.split("::")</text:p>
      <text:p text:style-name="Standard"><text:s text:c="8"/>if words[0] in ["P", "T", "A"]:</text:p>
      <text:p text:style-name="Standard"><text:s text:c="12"/>project = self.GetProject(debug)</text:p>
      <text:p text:style-name="Standard"><text:s text:c="12"/>if project is not None:</text:p>
      <text:p text:style-name="Standard"><text:s text:c="16"/>pou = project.getpou(words[1])</text:p>
      <text:p text:style-name="Standard"><text:s text:c="16"/>if pou is not None:</text:p>
      <text:p text:style-name="Standard"><text:soft-page-break/><text:s text:c="20"/>return self.GetPouInterfaceVars(pou, tree, debug)</text:p>
      <text:p text:style-name="Standard"><text:s text:c="8"/>return []</text:p>
      <text:p text:style-name="Standard"/>
      <text:p text:style-name="Standard">#Return the edited element return type</text:p>
      <text:p text:style-name="Standard">def GetEditedElementInterfaceReturnType(self, tagname, tree=False, debug=False):</text:p>
      <text:p text:style-name="Standard"><text:s text:c="8"/>words = tagname.split("::")</text:p>
      <text:p text:style-name="Standard"><text:s text:c="8"/>if words[0] == "P":</text:p>
      <text:p text:style-name="Standard"><text:s text:c="12"/>project = self.GetProject(debug)</text:p>
      <text:p text:style-name="Standard"><text:s text:c="12"/>if project is not None:</text:p>
      <text:p text:style-name="Standard"><text:s text:c="16"/>pou = self.Project.getpou(words[1])</text:p>
      <text:p text:style-name="Standard"><text:s text:c="16"/>if pou is not None:</text:p>
      <text:p text:style-name="Standard"><text:s text:c="20"/>return self.GetPouInterfaceReturnType(pou, tree, debug)</text:p>
      <text:p text:style-name="Standard"><text:s text:c="8"/>elif words[0] == 'T':</text:p>
      <text:p text:style-name="Standard"><text:s text:c="12"/>return ["BOOL", ([], [])]</text:p>
      <text:p text:style-name="Standard"><text:s text:c="8"/>return None</text:p>
      <text:p text:style-name="Standard"/>
      <text:p text:style-name="Standard">#Change the edited element text</text:p>
      <text:p text:style-name="Standard">def SetEditedElementText(self, tagname, text):</text:p>
      <text:p text:style-name="Standard"><text:s text:c="8"/>if self.Project is not None:</text:p>
      <text:p text:style-name="Standard"><text:s text:c="12"/>element = self.GetEditedElement(tagname)</text:p>
      <text:p text:style-name="Standard"><text:s text:c="12"/>if element is not None:</text:p>
      <text:p text:style-name="Standard"><text:s text:c="16"/>element.settext(text)</text:p>
      <text:p text:style-name="Standard"/>
      <text:p text:style-name="Standard">#Return the edited element text</text:p>
      <text:p text:style-name="Standard">def GetEditedElementText(self, tagname, debug=False):</text:p>
      <text:p text:style-name="Standard"><text:s text:c="8"/>element = self.GetEditedElement(tagname, debug)</text:p>
      <text:p text:style-name="Standard"><text:s text:c="8"/>if element is not None:</text:p>
      <text:p text:style-name="Standard"><text:s text:c="12"/>return element.gettext()</text:p>
      <text:p text:style-name="Standard"><text:s text:c="8"/>return ""</text:p>
      <text:p text:style-name="Standard"/>
      <text:p text:style-name="Standard">#Return the edited element transitions</text:p>
      <text:p text:style-name="Standard">def GetEditedElementTransitions(self, tagname, debug=False):</text:p>
      <text:p text:style-name="Standard"><text:s text:c="8"/>pou = self.GetEditedElement(tagname, debug)</text:p>
      <text:p text:style-name="Standard"><text:s text:c="8"/>if pou is not None and pou.getbodyType() == "SFC":</text:p>
      <text:p text:style-name="Standard"><text:s text:c="12"/>transitions = []</text:p>
      <text:p text:style-name="Standard"><text:s text:c="12"/>for transition in pou.gettransitionList():</text:p>
      <text:p text:style-name="Standard"><text:s text:c="16"/>transitions.append(transition.getname())</text:p>
      <text:p text:style-name="Standard"><text:s text:c="12"/>return transitions</text:p>
      <text:p text:style-name="Standard"><text:s text:c="8"/>return []</text:p>
      <text:p text:style-name="Standard"/>
      <text:p text:style-name="Standard">#Return edited element transitions</text:p>
      <text:p text:style-name="Standard">def GetEditedElementActions(self, tagname, debug=False):</text:p>
      <text:p text:style-name="Standard"><text:s text:c="8"/>pou = self.GetEditedElement(tagname, debug)</text:p>
      <text:p text:style-name="Standard"><text:s text:c="8"/>if pou is not None and pou.getbodyType() == "SFC":</text:p>
      <text:p text:style-name="Standard"><text:s text:c="12"/>actions = []</text:p>
      <text:p text:style-name="Standard"><text:s text:c="12"/>for action in pou.getactionList():</text:p>
      <text:p text:style-name="Standard"><text:s text:c="16"/>actions.append(action.getname())</text:p>
      <text:p text:style-name="Standard"><text:s text:c="12"/>return actions</text:p>
      <text:p text:style-name="Standard"><text:s text:c="8"/>return []</text:p>
      <text:p text:style-name="Standard"/>
      <text:p text:style-name="Standard">#Return the names of the pou elements</text:p>
      <text:p text:style-name="Standard">def GetEditedElementVariables(self, tagname, debug=False):</text:p>
      <text:p text:style-name="Standard"><text:soft-page-break/><text:s text:c="8"/>words = tagname.split("::")</text:p>
      <text:p text:style-name="Standard"><text:s text:c="8"/>if words[0] in ["P", "T", "A"]:</text:p>
      <text:p text:style-name="Standard"><text:s text:c="12"/>return self.GetProjectPouVariableNames(words[1], debug)</text:p>
      <text:p text:style-name="Standard"><text:s text:c="8"/>elif words[0] in ["C", "R"]:</text:p>
      <text:p text:style-name="Standard"><text:s text:c="12"/>names = self.GetConfigurationVariableNames(words[1], debug)</text:p>
      <text:p text:style-name="Standard"><text:s text:c="12"/>if words[0] == "R":</text:p>
      <text:p text:style-name="Standard"><text:s text:c="16"/>names.extend(self.GetConfigurationResourceVariableNames(</text:p>
      <text:p text:style-name="Standard"><text:s text:c="20"/>words[1], words[2], debug))</text:p>
      <text:p text:style-name="Standard"><text:s text:c="12"/>return names</text:p>
      <text:p text:style-name="Standard"><text:s text:c="8"/>return []</text:p>
      <text:p text:style-name="Standard"/>
      <text:p text:style-name="Standard">def GetEditedElementCopy(self, tagname, debug=False):</text:p>
      <text:p text:style-name="Standard"><text:s text:c="8"/>element = self.GetEditedElement(tagname, debug)</text:p>
      <text:p text:style-name="Standard"><text:s text:c="8"/>if element is not None:</text:p>
      <text:p text:style-name="Standard"><text:s text:c="12"/>return element.tostring()</text:p>
      <text:p text:style-name="Standard"><text:s text:c="8"/>return ""</text:p>
      <text:p text:style-name="Standard"/>
      <text:p text:style-name="Standard">def GetEditedElementInstancesCopy(self, tagname, blocks_id=None, wires=None, debug=False):</text:p>
      <text:p text:style-name="Standard"><text:s text:c="8"/>element = self.GetEditedElement(tagname, debug)</text:p>
      <text:p text:style-name="Standard"><text:s text:c="8"/>text = ""</text:p>
      <text:p text:style-name="Standard"><text:s text:c="8"/>if element is not None:</text:p>
      <text:p text:style-name="Standard"><text:s text:c="12"/>wires = dict([(wire, True)</text:p>
      <text:p text:style-name="Standard"><text:s text:c="26"/>for wire in wires</text:p>
      <text:p text:style-name="Standard"><text:s text:c="26"/>if wire[0] in blocks_id and wire[1] in blocks_id])</text:p>
      <text:p text:style-name="Standard"><text:s text:c="12"/>copy_body = PLCOpenParser.CreateElement("body", "pou")</text:p>
      <text:p text:style-name="Standard"><text:s text:c="12"/>element.append(copy_body)</text:p>
      <text:p text:style-name="Standard"><text:s text:c="12"/>copy_body.setcontent(</text:p>
      <text:p text:style-name="Standard"><text:s text:c="16"/>PLCOpenParser.CreateElement(element.getbodyType(), "body"))</text:p>
      <text:p text:style-name="Standard"><text:s text:c="12"/>for id in blocks_id:</text:p>
      <text:p text:style-name="Standard"><text:s text:c="16"/>instance = element.getinstance(id)</text:p>
      <text:p text:style-name="Standard"><text:s text:c="16"/>if instance is not None:</text:p>
      <text:p text:style-name="Standard"><text:s text:c="20"/>copy_body.appendcontentInstance(self.Copy(instance))</text:p>
      <text:p text:style-name="Standard"><text:s text:c="20"/>instance_copy = copy_body.getcontentInstance(id)</text:p>
      <text:p text:style-name="Standard"><text:s text:c="20"/>instance_copy.filterConnections(wires)</text:p>
      <text:p text:style-name="Standard"><text:s text:c="20"/>text += instance_copy.tostring()</text:p>
      <text:p text:style-name="Standard"><text:s text:c="12"/>element.remove(copy_body)</text:p>
      <text:p text:style-name="Standard"><text:s text:c="8"/>return text</text:p>
      <text:p text:style-name="Standard"/>
      <text:p text:style-name="Standard">def GenerateNewName(self, tagname, name, format, start_idx=0, exclude={}, debug=False):</text:p>
      <text:p text:style-name="Standard"><text:s text:c="8"/>names = exclude.copy()</text:p>
      <text:p text:style-name="Standard"><text:s text:c="8"/>if tagname is not None:</text:p>
      <text:p text:style-name="Standard"><text:s text:c="12"/>names.update(dict([(varname.upper(), True)</text:p>
      <text:p text:style-name="Standard"><text:s text:c="31"/>for varname in self.GetEditedElementVariables(tagname, debug)]))</text:p>
      <text:p text:style-name="Standard"><text:s text:c="12"/>words = tagname.split("::")</text:p>
      <text:p text:style-name="Standard"><text:s text:c="12"/>if words[0] in ["P", "T", "A"]:</text:p>
      <text:p text:style-name="Standard"><text:s text:c="16"/>element = self.GetEditedElement(tagname, debug)</text:p>
      <text:p text:style-name="Standard"><text:s text:c="16"/>if element is not None and element.getbodyType() not in ["ST", "IL"]:</text:p>
      <text:p text:style-name="Standard"><text:s text:c="20"/>for instance in element.getinstances():</text:p>
      <text:p text:style-name="Standard"><text:s text:c="24"/>if isinstance(</text:p>
      <text:p text:style-name="Standard"><text:s text:c="32"/>instance,</text:p>
      <text:p text:style-name="Standard"><text:s text:c="32"/>(PLCOpenParser.GetElementClass("step", <text:s text:c="8"/>"sfcObjects"),</text:p>
      <text:p text:style-name="Standard"><text:s text:c="33"/>PLCOpenParser.GetElementClass("connector", <text:s text:c="3"/>"commonObjects"),</text:p>
      <text:p text:style-name="Standard"><text:soft-page-break/><text:s text:c="33"/>PLCOpenParser.GetElementClass("continuation", "commonObjects"))):</text:p>
      <text:p text:style-name="Standard"><text:s text:c="28"/>names[instance.getname().upper()] = True</text:p>
      <text:p text:style-name="Standard"><text:s text:c="8"/>else:</text:p>
      <text:p text:style-name="Standard"><text:s text:c="12"/>project = self.GetProject(debug)</text:p>
      <text:p text:style-name="Standard"><text:s text:c="12"/>if project is not None:</text:p>
      <text:p text:style-name="Standard"><text:s text:c="16"/>for datatype in project.getdataTypes():</text:p>
      <text:p text:style-name="Standard"><text:s text:c="20"/>names[datatype.getname().upper()] = True</text:p>
      <text:p text:style-name="Standard"><text:s text:c="16"/>for pou in project.getpous():</text:p>
      <text:p text:style-name="Standard"><text:s text:c="20"/>names[pou.getname().upper()] = True</text:p>
      <text:p text:style-name="Standard"><text:s text:c="20"/>for var in self.GetPouInterfaceVars(pou, debug=debug):</text:p>
      <text:p text:style-name="Standard"><text:s text:c="24"/>names[var.Name.upper()] = True</text:p>
      <text:p text:style-name="Standard"><text:s text:c="20"/>for transition in pou.gettransitionList():</text:p>
      <text:p text:style-name="Standard"><text:s text:c="24"/>names[transition.getname().upper()] = True</text:p>
      <text:p text:style-name="Standard"><text:s text:c="20"/>for action in pou.getactionList():</text:p>
      <text:p text:style-name="Standard"><text:s text:c="24"/>names[action.getname().upper()] = True</text:p>
      <text:p text:style-name="Standard"><text:s text:c="16"/>for config in project.getconfigurations():</text:p>
      <text:p text:style-name="Standard"><text:s text:c="20"/>names[config.getname().upper()] = True</text:p>
      <text:p text:style-name="Standard"><text:s text:c="20"/>for resource in config.getresource():</text:p>
      <text:p text:style-name="Standard"><text:s text:c="24"/>names[resource.getname().upper()] = True</text:p>
      <text:p text:style-name="Standard"/>
      <text:p text:style-name="Standard"><text:s text:c="8"/>i = start_idx</text:p>
      <text:p text:style-name="Standard"><text:s text:c="8"/>while name is None or names.get(name.upper(), False):</text:p>
      <text:p text:style-name="Standard"><text:s text:c="12"/>name = (format % i)</text:p>
      <text:p text:style-name="Standard"><text:s text:c="12"/>i += 1</text:p>
      <text:p text:style-name="Standard"><text:s text:c="8"/>return name</text:p>
      <text:p text:style-name="Standard"/>
      <text:p text:style-name="Standard">def PasteEditedElementInstances(self, tagname, text, new_pos, middle=False, debug=False):</text:p>
      <text:p text:style-name="Standard"><text:s text:c="8"/>element = self.GetEditedElement(tagname, debug)</text:p>
      <text:p text:style-name="Standard"><text:s text:c="8"/>element_name, element_type = self.GetEditedElementType(tagname, debug)</text:p>
      <text:p text:style-name="Standard"><text:s text:c="8"/>if element is not None:</text:p>
      <text:p text:style-name="Standard"><text:s text:c="12"/>bodytype = element.getbodyType()</text:p>
      <text:p text:style-name="Standard"/>
      <text:p text:style-name="Standard"><text:s text:c="8"/>#Get edited element type scaling</text:p>
      <text:p text:style-name="Standard"><text:s text:c="12"/>scaling = None</text:p>
      <text:p text:style-name="Standard"><text:s text:c="12"/>project = self.GetProject(debug)</text:p>
      <text:p text:style-name="Standard"><text:s text:c="12"/>if project is not None:</text:p>
      <text:p text:style-name="Standard"><text:s text:c="16"/>properties = project.getcontentHeader()</text:p>
      <text:p text:style-name="Standard"><text:s text:c="16"/>scaling = properties["scaling"][bodytype]</text:p>
      <text:p text:style-name="Standard"/>
      <text:p text:style-name="Standard"><text:s text:c="8"/>#Get ids already by all the instances in edited element</text:p>
      <text:p text:style-name="Standard"><text:s text:c="12"/>used_id = dict([(instance.getlocalId(), True) for instance in element.getinstances()])</text:p>
      <text:p text:style-name="Standard"><text:s text:c="12"/>new_id = {}</text:p>
      <text:p text:style-name="Standard"/>
      <text:p text:style-name="Standard"><text:s text:c="12"/>try:</text:p>
      <text:p text:style-name="Standard"><text:s text:c="16"/>instances, error = LoadPouInstances(text, bodytype)</text:p>
      <text:p text:style-name="Standard"><text:s text:c="12"/>except Exception:</text:p>
      <text:p text:style-name="Standard"><text:s text:c="16"/>instances, error = [], ""</text:p>
      <text:p text:style-name="Standard"><text:s text:c="12"/>if error is not None or len(instances) == 0:</text:p>
      <text:p text:style-name="Standard"><text:s text:c="16"/>return _("Invalid plcopen element(s)!!!")</text:p>
      <text:p text:style-name="Standard"/>
      <text:p text:style-name="Standard"><text:s text:c="12"/>exclude = {}</text:p>
      <text:p text:style-name="Standard"><text:s text:c="12"/>for instance in instances:</text:p>
      <text:p text:style-name="Standard"><text:soft-page-break/><text:s text:c="16"/>element.addinstance(instance)</text:p>
      <text:p text:style-name="Standard"><text:s text:c="16"/>instance_type = instance.getLocalTag()</text:p>
      <text:p text:style-name="Standard"><text:s text:c="16"/>if instance_type == "block":</text:p>
      <text:p text:style-name="Standard"><text:s text:c="20"/>blocktype = instance.gettypeName()</text:p>
      <text:p text:style-name="Standard"><text:s text:c="20"/>blocktype_infos = self.GetBlockType(blocktype)</text:p>
      <text:p text:style-name="Standard"><text:s text:c="20"/>blockname = instance.getinstanceName()</text:p>
      <text:p text:style-name="Standard"><text:s text:c="20"/>if blocktype_infos["type"] != "function" and blockname is not None:</text:p>
      <text:p text:style-name="Standard"><text:s text:c="24"/>if element_type == "function":</text:p>
      <text:p text:style-name="Standard"><text:s text:c="28"/>return _("FunctionBlock \"%s\" can't be pasted in a Function!!!") % blocktype</text:p>
      <text:p text:style-name="Standard"><text:s text:c="24"/>blockname = self.GenerateNewName(tagname,</text:p>
      <text:p text:style-name="Standard"><text:s text:c="57"/>blockname,</text:p>
      <text:p text:style-name="Standard"><text:s text:c="57"/>"%s%%d" % blocktype,</text:p>
      <text:p text:style-name="Standard"><text:s text:c="57"/>debug=debug)</text:p>
      <text:p text:style-name="Standard"><text:s text:c="24"/>exclude[blockname] = True</text:p>
      <text:p text:style-name="Standard"><text:s text:c="24"/>instance.setinstanceName(blockname)</text:p>
      <text:p text:style-name="Standard"><text:s text:c="24"/>self.AddEditedElementPouVar(tagname, blocktype, blockname)</text:p>
      <text:p text:style-name="Standard"><text:s text:c="16"/>elif instance_type == "step":</text:p>
      <text:p text:style-name="Standard"><text:s text:c="20"/>stepname = self.GenerateNewName(tagname,</text:p>
      <text:p text:style-name="Standard"><text:s text:c="52"/>instance.getname(),</text:p>
      <text:p text:style-name="Standard"><text:s text:c="52"/>"Step%d",</text:p>
      <text:p text:style-name="Standard"><text:s text:c="52"/>exclude=exclude,</text:p>
      <text:p text:style-name="Standard"><text:s text:c="52"/>debug=debug)</text:p>
      <text:p text:style-name="Standard"><text:s text:c="20"/>exclude[stepname] = True</text:p>
      <text:p text:style-name="Standard"><text:s text:c="20"/>instance.setname(stepname)</text:p>
      <text:p text:style-name="Standard"><text:s text:c="16"/>localid = instance.getlocalId()</text:p>
      <text:p text:style-name="Standard"><text:s text:c="16"/>if localid not in used_id:</text:p>
      <text:p text:style-name="Standard"><text:s text:c="20"/>new_id[localid] = True</text:p>
      <text:p text:style-name="Standard"/>
      <text:p text:style-name="Standard"><text:s text:c="12"/>idx = 1</text:p>
      <text:p text:style-name="Standard"><text:s text:c="12"/>translate_id = {}</text:p>
      <text:p text:style-name="Standard"><text:s text:c="12"/>bbox = rect()</text:p>
      <text:p text:style-name="Standard"><text:s text:c="12"/>for instance in instances:</text:p>
      <text:p text:style-name="Standard"><text:s text:c="16"/>localId = instance.getlocalId()</text:p>
      <text:p text:style-name="Standard"><text:s text:c="16"/>bbox.union(instance.getBoundingBox())</text:p>
      <text:p text:style-name="Standard"><text:s text:c="16"/>if localId in used_id:</text:p>
      <text:p text:style-name="Standard"><text:s text:c="20"/>while (idx in used_id) or (idx in new_id):</text:p>
      <text:p text:style-name="Standard"><text:s text:c="24"/>idx += 1</text:p>
      <text:p text:style-name="Standard"><text:s text:c="20"/>new_id[idx] = True</text:p>
      <text:p text:style-name="Standard"><text:s text:c="20"/>instance.setlocalId(idx)</text:p>
      <text:p text:style-name="Standard"><text:s text:c="20"/>translate_id[localId] = idx</text:p>
      <text:p text:style-name="Standard"/>
      <text:p text:style-name="Standard"><text:s text:c="12"/>x, y, width, height = bbox.bounding_box()</text:p>
      <text:p text:style-name="Standard"><text:s text:c="12"/>if middle:</text:p>
      <text:p text:style-name="Standard"><text:s text:c="16"/>new_pos[0] -= width / 2</text:p>
      <text:p text:style-name="Standard"><text:s text:c="16"/>new_pos[1] -= height / 2</text:p>
      <text:p text:style-name="Standard"><text:s text:c="12"/>else:</text:p>
      <text:p text:style-name="Standard"><text:s text:c="16"/>new_pos = map(lambda x: x + 30, new_pos)</text:p>
      <text:p text:style-name="Standard"><text:s text:c="12"/>if scaling[0] != 0 and scaling[1] != 0:</text:p>
      <text:p text:style-name="Standard"><text:s text:c="16"/>min_pos = map(lambda x: 30 / x, scaling)</text:p>
      <text:p text:style-name="Standard"><text:s text:c="16"/>minx = round(min_pos[0])</text:p>
      <text:p text:style-name="Standard"><text:s text:c="16"/>if int(min_pos[0]) == round(min_pos[0]):</text:p>
      <text:p text:style-name="Standard"><text:s text:c="20"/>minx += 1</text:p>
      <text:p text:style-name="Standard"><text:soft-page-break/><text:s text:c="16"/>miny = round(min_pos[1])</text:p>
      <text:p text:style-name="Standard"><text:s text:c="16"/>if int(min_pos[1]) == round(min_pos[1]):</text:p>
      <text:p text:style-name="Standard"><text:s text:c="20"/>miny += 1</text:p>
      <text:p text:style-name="Standard"><text:s text:c="16"/>minx *= scaling[0]</text:p>
      <text:p text:style-name="Standard"><text:s text:c="16"/>miny *= scaling[1]</text:p>
      <text:p text:style-name="Standard"><text:s text:c="16"/>new_pos = (max(minx, round(new_pos[0] / scaling[0]) * scaling[0]),</text:p>
      <text:p text:style-name="Standard"><text:s text:c="27"/>max(miny, round(new_pos[1] / scaling[1]) * scaling[1]))</text:p>
      <text:p text:style-name="Standard"><text:s text:c="12"/>else:</text:p>
      <text:p text:style-name="Standard"><text:s text:c="16"/>new_pos = (max(30, new_pos[0]), max(30, new_pos[1]))</text:p>
      <text:p text:style-name="Standard"><text:s text:c="12"/>diff = (int(new_pos[0] - x), int(new_pos[1] - y))</text:p>
      <text:p text:style-name="Standard"/>
      <text:p text:style-name="Standard"><text:s text:c="12"/>connections = {}</text:p>
      <text:p text:style-name="Standard"><text:s text:c="12"/>for instance in instances:</text:p>
      <text:p text:style-name="Standard"><text:s text:c="16"/>connections.update(instance.updateConnectionsId(translate_id))</text:p>
      <text:p text:style-name="Standard"><text:s text:c="16"/>if getattr(instance, "setexecutionOrderId", None) is not None:</text:p>
      <text:p text:style-name="Standard"><text:s text:c="20"/>instance.setexecutionOrderId(0)</text:p>
      <text:p text:style-name="Standard"><text:s text:c="16"/>instance.translate(*diff)</text:p>
      <text:p text:style-name="Standard"/>
      <text:p text:style-name="Standard"><text:s text:c="12"/>return new_id, connections</text:p>
      <text:p text:style-name="Standard"/>
      <text:p text:style-name="Standard">def GetEditedElementInstancesInfos(self, tagname, debug=False):</text:p>
      <text:p text:style-name="Standard"><text:s text:c="8"/>element_instances = OrderedDict()</text:p>
      <text:p text:style-name="Standard"><text:s text:c="8"/>element = self.GetEditedElement(tagname, debug)</text:p>
      <text:p text:style-name="Standard"><text:s text:c="8"/>if element is not None:</text:p>
      <text:p text:style-name="Standard"><text:s text:c="12"/>factory = BlockInstanceFactory(element_instances)</text:p>
      <text:p text:style-name="Standard"/>
      <text:p text:style-name="Standard"><text:s text:c="12"/>pou_block_instances_xslt_tree = etree.XSLT(</text:p>
      <text:p text:style-name="Standard"><text:s text:c="16"/>pou_block_instances_xslt,</text:p>
      <text:p text:style-name="Standard"><text:s text:c="16"/>extensions={</text:p>
      <text:p text:style-name="Standard"><text:s text:c="20"/>("pou_block_instances_ns", name): getattr(factory, name)</text:p>
      <text:p text:style-name="Standard"><text:s text:c="20"/>for name in ["AddBlockInstance", "SetSpecificValues",</text:p>
      <text:p text:style-name="Standard"><text:s text:c="33"/>"AddInstanceConnection", "AddConnectionLink",</text:p>
      <text:p text:style-name="Standard"><text:s text:c="33"/>"AddLinkPoint", "AddAction"]})</text:p>
      <text:p text:style-name="Standard"/>
      <text:p text:style-name="Standard"><text:s text:c="12"/>pou_block_instances_xslt_tree(element)</text:p>
      <text:p text:style-name="Standard"><text:s text:c="8"/>return element_instances</text:p>
      <text:p text:style-name="Standard"/>
      <text:p text:style-name="Standard">def ClearEditedElementExecutionOrder(self, tagname):</text:p>
      <text:p text:style-name="Standard"><text:s text:c="8"/>element = self.GetEditedElement(tagname)</text:p>
      <text:p text:style-name="Standard"><text:s text:c="8"/>if element is not None:</text:p>
      <text:p text:style-name="Standard"><text:s text:c="12"/>element.resetexecutionOrder()</text:p>
      <text:p text:style-name="Standard"/>
      <text:p text:style-name="Standard">def ResetEditedElementExecutionOrder(self, tagname):</text:p>
      <text:p text:style-name="Standard"><text:s text:c="8"/>element = self.GetEditedElement(tagname)</text:p>
      <text:p text:style-name="Standard"><text:s text:c="8"/>if element is not None:</text:p>
      <text:p text:style-name="Standard"><text:s text:c="12"/>element.compileexecutionOrder()</text:p>
      <text:p text:style-name="Standard"/>
      <text:p text:style-name="Standard">def SetConnectionWires(self, connection, connector):</text:p>
      <text:p text:style-name="Standard"><text:s text:c="8"/>wires = connector.GetWires()</text:p>
      <text:p text:style-name="Standard"><text:s text:c="8"/>idx = 0</text:p>
      <text:p text:style-name="Standard"><text:s text:c="8"/>for wire, handle in wires:</text:p>
      <text:p text:style-name="Standard"><text:s text:c="12"/>points = wire.GetPoints(handle != 0)</text:p>
      <text:p text:style-name="Standard"><text:soft-page-break/><text:s text:c="12"/>if handle == 0:</text:p>
      <text:p text:style-name="Standard"><text:s text:c="16"/>result = wire.GetConnectedInfos(-1)</text:p>
      <text:p text:style-name="Standard"><text:s text:c="12"/>else:</text:p>
      <text:p text:style-name="Standard"><text:s text:c="16"/>result = wire.GetConnectedInfos(0)</text:p>
      <text:p text:style-name="Standard"><text:s text:c="12"/>if result is not None:</text:p>
      <text:p text:style-name="Standard"><text:s text:c="16"/>refLocalId, formalParameter = result</text:p>
      <text:p text:style-name="Standard"><text:s text:c="16"/>connections = connection.getconnections()</text:p>
      <text:p text:style-name="Standard"><text:s text:c="16"/>if connections is None or len(connection.getconnections()) &lt;= idx:</text:p>
      <text:p text:style-name="Standard"><text:s text:c="20"/>connection.addconnection()</text:p>
      <text:p text:style-name="Standard"><text:s text:c="16"/>connection.setconnectionId(idx, refLocalId)</text:p>
      <text:p text:style-name="Standard"><text:s text:c="16"/>connection.setconnectionPoints(idx, points)</text:p>
      <text:p text:style-name="Standard"><text:s text:c="16"/>if formalParameter != "":</text:p>
      <text:p text:style-name="Standard"><text:s text:c="20"/>connection.setconnectionParameter(idx, formalParameter)</text:p>
      <text:p text:style-name="Standard"><text:s text:c="16"/>else:</text:p>
      <text:p text:style-name="Standard"><text:s text:c="20"/>connection.setconnectionParameter(idx, None)</text:p>
      <text:p text:style-name="Standard"><text:s text:c="16"/>idx += 1</text:p>
      <text:p text:style-name="Standard"/>
      <text:p text:style-name="Standard">def GetVarTypeObject(self, var_type):</text:p>
      <text:p text:style-name="Standard"><text:s text:c="8"/>var_type_obj = PLCOpenParser.CreateElement("type", "variable")</text:p>
      <text:p text:style-name="Standard"><text:s text:c="8"/>if not var_type.startswith("ANY") and TypeHierarchy.get(var_type):</text:p>
      <text:p text:style-name="Standard"><text:s text:c="12"/>var_type_obj.setcontent(PLCOpenParser.CreateElement(</text:p>
      <text:p text:style-name="Standard"><text:s text:c="16"/>var_type.lower() if var_type in ["STRING", "WSTRING"]</text:p>
      <text:p text:style-name="Standard"><text:s text:c="16"/>else var_type, "dataType"))</text:p>
      <text:p text:style-name="Standard"><text:s text:c="8"/>else:</text:p>
      <text:p text:style-name="Standard"><text:s text:c="12"/>derived_type = PLCOpenParser.CreateElement("derived", "dataType")</text:p>
      <text:p text:style-name="Standard"><text:s text:c="12"/>derived_type.setname(var_type)</text:p>
      <text:p text:style-name="Standard"><text:s text:c="12"/>var_type_obj.setcontent(derived_type)</text:p>
      <text:p text:style-name="Standard"><text:s text:c="8"/>return var_type_obj</text:p>
      <text:p text:style-name="Standard"/>
      <text:p text:style-name="Standard">def AddEditedElementPouVar(self, tagname, var_type, name, **args):</text:p>
      <text:p text:style-name="Standard"><text:s text:c="8"/>if self.Project is not None:</text:p>
      <text:p text:style-name="Standard"><text:s text:c="12"/>words = tagname.split("::")</text:p>
      <text:p text:style-name="Standard"><text:s text:c="12"/>if words[0] in ['P', 'T', 'A']:</text:p>
      <text:p text:style-name="Standard"><text:s text:c="16"/>pou = self.Project.getpou(words[1])</text:p>
      <text:p text:style-name="Standard"><text:s text:c="16"/>if pou is not None:</text:p>
      <text:p text:style-name="Standard"><text:s text:c="20"/>pou.addpouLocalVar(</text:p>
      <text:p text:style-name="Standard"><text:s text:c="24"/>self.GetVarTypeObject(var_type),</text:p>
      <text:p text:style-name="Standard"><text:s text:c="24"/>name, **args)</text:p>
      <text:p text:style-name="Standard"/>
      <text:p text:style-name="Standard">def AddEditedElementPouExternalVar(self, tagname, var_type, name):</text:p>
      <text:p text:style-name="Standard"><text:s text:c="8"/>if self.Project is not None:</text:p>
      <text:p text:style-name="Standard"><text:s text:c="12"/>words = tagname.split("::")</text:p>
      <text:p text:style-name="Standard"><text:s text:c="12"/>if words[0] in ['P', 'T', 'A']:</text:p>
      <text:p text:style-name="Standard"><text:s text:c="16"/>pou = self.Project.getpou(words[1])</text:p>
      <text:p text:style-name="Standard"><text:s text:c="16"/>if pou is not None:</text:p>
      <text:p text:style-name="Standard"><text:s text:c="20"/>pou.addpouExternalVar(</text:p>
      <text:p text:style-name="Standard"><text:s text:c="24"/>self.GetVarTypeObject(var_type), name)</text:p>
      <text:p text:style-name="Standard"/>
      <text:p text:style-name="Standard">def ChangeEditedElementPouVar(self, tagname, old_type, old_name, new_type, new_name):</text:p>
      <text:p text:style-name="Standard"><text:s text:c="8"/>if self.Project is not None:</text:p>
      <text:p text:style-name="Standard"><text:s text:c="12"/>words = tagname.split("::")</text:p>
      <text:p text:style-name="Standard"><text:s text:c="12"/>if words[0] in ['P', 'T', 'A']:</text:p>
      <text:p text:style-name="Standard"><text:soft-page-break/><text:s text:c="16"/>pou = self.Project.getpou(words[1])</text:p>
      <text:p text:style-name="Standard"><text:s text:c="16"/>if pou is not None:</text:p>
      <text:p text:style-name="Standard"><text:s text:c="20"/>pou.changepouVar(old_type, old_name, new_type, new_name)</text:p>
      <text:p text:style-name="Standard"/>
      <text:p text:style-name="Standard">def RemoveEditedElementPouVar(self, tagname, type, name):</text:p>
      <text:p text:style-name="Standard"><text:s text:c="8"/>if self.Project is not None:</text:p>
      <text:p text:style-name="Standard"><text:s text:c="12"/>words = tagname.split("::")</text:p>
      <text:p text:style-name="Standard"><text:s text:c="12"/>if words[0] in ['P', 'T', 'A']:</text:p>
      <text:p text:style-name="Standard"><text:s text:c="16"/>pou = self.Project.getpou(words[1])</text:p>
      <text:p text:style-name="Standard"><text:s text:c="16"/>if pou is not None:</text:p>
      <text:p text:style-name="Standard"><text:s text:c="20"/>pou.removepouVar(type, name)</text:p>
      <text:p text:style-name="Standard"/>
      <text:p text:style-name="Standard">def AddEditedElementBlock(self, tagname, id, blocktype, blockname=None):</text:p>
      <text:p text:style-name="Standard"><text:s text:c="8"/>element = self.GetEditedElement(tagname)</text:p>
      <text:p text:style-name="Standard"><text:s text:c="8"/>if element is not None:</text:p>
      <text:p text:style-name="Standard"><text:s text:c="12"/>block = PLCOpenParser.CreateElement("block", "fbdObjects")</text:p>
      <text:p text:style-name="Standard"><text:s text:c="12"/>block.setlocalId(id)</text:p>
      <text:p text:style-name="Standard"><text:s text:c="12"/>block.settypeName(blocktype)</text:p>
      <text:p text:style-name="Standard"><text:s text:c="12"/>blocktype_infos = self.GetBlockType(blocktype)</text:p>
      <text:p text:style-name="Standard"><text:s text:c="12"/>if blocktype_infos["type"] != "function" and blockname is not None:</text:p>
      <text:p text:style-name="Standard"><text:s text:c="16"/>block.setinstanceName(blockname)</text:p>
      <text:p text:style-name="Standard"><text:s text:c="16"/>self.AddEditedElementPouVar(tagname, blocktype, blockname)</text:p>
      <text:p text:style-name="Standard"><text:s text:c="12"/>element.addinstance(block)</text:p>
      <text:p text:style-name="Standard"/>
      <text:p text:style-name="Standard">def SetEditedElementBlock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block = element.getinstance(id)</text:p>
      <text:p text:style-name="Standard"><text:s text:c="12"/>if block is None:</text:p>
      <text:p text:style-name="Standard"><text:s text:c="16"/>return</text:p>
      <text:p text:style-name="Standard"><text:s text:c="12"/>old_name = block.getinstanceName()</text:p>
      <text:p text:style-name="Standard"><text:s text:c="12"/>old_type = block.gettypeName()</text:p>
      <text:p text:style-name="Standard"><text:s text:c="12"/>new_name = infos.get("name", old_name)</text:p>
      <text:p text:style-name="Standard"><text:s text:c="12"/>new_type = infos.get("type", old_type)</text:p>
      <text:p text:style-name="Standard"><text:s text:c="12"/>if new_type != old_type:</text:p>
      <text:p text:style-name="Standard"><text:s text:c="16"/>old_typeinfos = self.GetBlockType(old_type)</text:p>
      <text:p text:style-name="Standard"><text:s text:c="16"/>new_typeinfos = self.GetBlockType(new_type)</text:p>
      <text:p text:style-name="Standard"><text:s text:c="16"/>if old_typeinfos is None or new_typeinfos is None:</text:p>
      <text:p text:style-name="Standard"><text:s text:c="20"/>self.ChangeEditedElementPouVar(tagname, old_type, old_name, new_type, new_name)</text:p>
      <text:p text:style-name="Standard"><text:s text:c="16"/>elif new_typeinfos["type"] != old_typeinfos["type"]:</text:p>
      <text:p text:style-name="Standard"><text:s text:c="20"/>if new_typeinfos["type"] == "function":</text:p>
      <text:p text:style-name="Standard"><text:s text:c="24"/>self.RemoveEditedElementPouVar(tagname, old_type, old_name)</text:p>
      <text:p text:style-name="Standard"><text:s text:c="20"/>else:</text:p>
      <text:p text:style-name="Standard"><text:s text:c="24"/>self.AddEditedElementPouVar(tagname, new_type, new_name)</text:p>
      <text:p text:style-name="Standard"><text:s text:c="16"/>elif new_typeinfos["type"] != "function":</text:p>
      <text:p text:style-name="Standard"><text:s text:c="20"/>self.ChangeEditedElementPouVar(tagname, old_type, old_name, new_type, new_name)</text:p>
      <text:p text:style-name="Standard"><text:s text:c="12"/>elif new_name != old_name:</text:p>
      <text:p text:style-name="Standard"><text:s text:c="16"/>self.ChangeEditedElementPouVar(tagname, old_type, old_name, new_type, new_name)</text:p>
      <text:p text:style-name="Standard"><text:s text:c="12"/>for param, value in infos.items():</text:p>
      <text:p text:style-name="Standard"><text:s text:c="16"/>if param == "name":</text:p>
      <text:p text:style-name="Standard"><text:soft-page-break/><text:s text:c="20"/>if value != "":</text:p>
      <text:p text:style-name="Standard"><text:s text:c="24"/>block.setinstanceName(value)</text:p>
      <text:p text:style-name="Standard"><text:s text:c="20"/>else:</text:p>
      <text:p text:style-name="Standard"><text:s text:c="24"/>block.attrib.pop("instanceName", None)</text:p>
      <text:p text:style-name="Standard"><text:s text:c="16"/>elif param == "type":</text:p>
      <text:p text:style-name="Standard"><text:s text:c="20"/>block.settypeName(value)</text:p>
      <text:p text:style-name="Standard"><text:s text:c="16"/>elif param == "executionOrder" and block.getexecutionOrderId() != value:</text:p>
      <text:p text:style-name="Standard"><text:s text:c="20"/>element.setelementExecutionOrder(block, value)</text:p>
      <text:p text:style-name="Standard"><text:s text:c="16"/>elif param == "height":</text:p>
      <text:p text:style-name="Standard"><text:s text:c="20"/>block.setheight(value)</text:p>
      <text:p text:style-name="Standard"><text:s text:c="16"/>elif param == "width":</text:p>
      <text:p text:style-name="Standard"><text:s text:c="20"/>block.setwidth(value)</text:p>
      <text:p text:style-name="Standard"><text:s text:c="16"/>elif param == "x":</text:p>
      <text:p text:style-name="Standard"><text:s text:c="20"/>block.setx(value)</text:p>
      <text:p text:style-name="Standard"><text:s text:c="16"/>elif param == "y":</text:p>
      <text:p text:style-name="Standard"><text:s text:c="20"/>block.sety(value)</text:p>
      <text:p text:style-name="Standard"><text:s text:c="16"/>elif param == "connectors":</text:p>
      <text:p text:style-name="Standard"><text:s text:c="20"/>block.inputVariables.setvariable([])</text:p>
      <text:p text:style-name="Standard"><text:s text:c="20"/>block.outputVariables.setvariable([])</text:p>
      <text:p text:style-name="Standard"><text:s text:c="20"/>for connector in value["inputs"]:</text:p>
      <text:p text:style-name="Standard"><text:s text:c="24"/>variable = PLCOpenParser.CreateElement("variable", "inputVariables")</text:p>
      <text:p text:style-name="Standard"><text:s text:c="24"/>block.inputVariables.appendvariable(variable)</text:p>
      <text:p text:style-name="Standard"><text:s text:c="24"/>variable.setformalParameter(connector.GetName())</text:p>
      <text:p text:style-name="Standard"><text:s text:c="24"/>if connector.IsNegated():</text:p>
      <text:p text:style-name="Standard"><text:s text:c="28"/>variable.setnegated(True)</text:p>
      <text:p text:style-name="Standard"><text:s text:c="24"/>if connector.GetEdge() != "none":</text:p>
      <text:p text:style-name="Standard"><text:s text:c="28"/>variable.setedge(connector.GetEdge())</text:p>
      <text:p text:style-name="Standard"><text:s text:c="24"/>position = connector.GetRelPosition()</text:p>
      <text:p text:style-name="Standard"><text:s text:c="24"/>variable.connectionPointIn.setrelPositionXY(position.x, position.y)</text:p>
      <text:p text:style-name="Standard"><text:s text:c="24"/>self.SetConnectionWires(variable.connectionPointIn, connector)</text:p>
      <text:p text:style-name="Standard"><text:s text:c="20"/>for connector in value["outputs"]:</text:p>
      <text:p text:style-name="Standard"><text:s text:c="24"/>variable = PLCOpenParser.CreateElement("variable", "outputVariables")</text:p>
      <text:p text:style-name="Standard"><text:s text:c="24"/>block.outputVariables.appendvariable(variable)</text:p>
      <text:p text:style-name="Standard"><text:s text:c="24"/>variable.setformalParameter(connector.GetName())</text:p>
      <text:p text:style-name="Standard"><text:s text:c="24"/>if connector.IsNegated():</text:p>
      <text:p text:style-name="Standard"><text:s text:c="28"/>variable.setnegated(True)</text:p>
      <text:p text:style-name="Standard"><text:s text:c="24"/>if connector.GetEdge() != "none":</text:p>
      <text:p text:style-name="Standard"><text:s text:c="28"/>variable.setedge(connector.GetEdge())</text:p>
      <text:p text:style-name="Standard"><text:s text:c="24"/>position = connector.GetRelPosition()</text:p>
      <text:p text:style-name="Standard"><text:s text:c="24"/>variable.addconnectionPointOut()</text:p>
      <text:p text:style-name="Standard"><text:s text:c="24"/>variable.connectionPointOut.setrelPositionXY(position.x, position.y)</text:p>
      <text:p text:style-name="Standard"><text:s text:c="12"/>block.tostring()</text:p>
      <text:p text:style-name="Standard"/>
      <text:p text:style-name="Standard">def AddEditedElementVariable(self, tagname, id, var_type):</text:p>
      <text:p text:style-name="Standard"><text:s text:c="8"/>element = self.GetEditedElement(tagname)</text:p>
      <text:p text:style-name="Standard"><text:s text:c="8"/>if element is not None:</text:p>
      <text:p text:style-name="Standard"><text:s text:c="12"/>variable = PLCOpenParser.CreateElement(</text:p>
      <text:p text:style-name="Standard"><text:s text:c="16"/>{INPUT: "inVariable",</text:p>
      <text:p text:style-name="Standard"><text:s text:c="17"/>OUTPUT: "outVariable",</text:p>
      <text:p text:style-name="Standard"><text:s text:c="17"/>INOUT: "inOutVariable"}[var_type], "fbdObjects")</text:p>
      <text:p text:style-name="Standard"><text:s text:c="12"/>variable.setlocalId(id)</text:p>
      <text:p text:style-name="Standard"><text:s text:c="12"/>element.addinstance(variable)</text:p>
      <text:p text:style-name="Standard"><text:soft-page-break/></text:p>
      <text:p text:style-name="Standard">def SetEditedElementVariable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variable = element.getinstance(id)</text:p>
      <text:p text:style-name="Standard"><text:s text:c="12"/>if variable is None:</text:p>
      <text:p text:style-name="Standard"><text:s text:c="16"/>return</text:p>
      <text:p text:style-name="Standard"><text:s text:c="12"/>for param, value in infos.items():</text:p>
      <text:p text:style-name="Standard"><text:s text:c="16"/>if param == "name":</text:p>
      <text:p text:style-name="Standard"><text:s text:c="20"/>variable.setexpression(value)</text:p>
      <text:p text:style-name="Standard"><text:s text:c="16"/>elif param == "executionOrder" and variable.getexecutionOrderId() != value:</text:p>
      <text:p text:style-name="Standard"><text:s text:c="20"/>element.setelementExecutionOrder(variable, value)</text:p>
      <text:p text:style-name="Standard"><text:s text:c="16"/>elif param == "height":</text:p>
      <text:p text:style-name="Standard"><text:s text:c="20"/>variable.setheight(value)</text:p>
      <text:p text:style-name="Standard"><text:s text:c="16"/>elif param == "width":</text:p>
      <text:p text:style-name="Standard"><text:s text:c="20"/>variable.setwidth(value)</text:p>
      <text:p text:style-name="Standard"><text:s text:c="16"/>elif param == "x":</text:p>
      <text:p text:style-name="Standard"><text:s text:c="20"/>variable.setx(value)</text:p>
      <text:p text:style-name="Standard"><text:s text:c="16"/>elif param == "y":</text:p>
      <text:p text:style-name="Standard"><text:s text:c="20"/>variable.sety(value)</text:p>
      <text:p text:style-name="Standard"><text:s text:c="16"/>elif param == "connectors":</text:p>
      <text:p text:style-name="Standard"><text:s text:c="20"/>if len(value["outputs"]) &gt; 0:</text:p>
      <text:p text:style-name="Standard"><text:s text:c="24"/>output = value["outputs"][0]</text:p>
      <text:p text:style-name="Standard"><text:s text:c="24"/>if len(value["inputs"]) &gt; 0:</text:p>
      <text:p text:style-name="Standard"><text:s text:c="28"/>variable.setnegatedOut(output.IsNegated())</text:p>
      <text:p text:style-name="Standard"><text:s text:c="28"/>variable.setedgeOut(output.GetEdge())</text:p>
      <text:p text:style-name="Standard"><text:s text:c="24"/>else:</text:p>
      <text:p text:style-name="Standard"><text:s text:c="28"/>variable.setnegated(output.IsNegated())</text:p>
      <text:p text:style-name="Standard"><text:s text:c="28"/>variable.setedge(output.GetEdge())</text:p>
      <text:p text:style-name="Standard"><text:s text:c="24"/>position = output.GetRelPosition()</text:p>
      <text:p text:style-name="Standard"><text:s text:c="24"/>variable.addconnectionPointOut()</text:p>
      <text:p text:style-name="Standard"><text:s text:c="24"/>variable.connectionPointOut.setrelPositionXY(position.x, position.y)</text:p>
      <text:p text:style-name="Standard"><text:s text:c="20"/>if len(value["inputs"]) &gt; 0:</text:p>
      <text:p text:style-name="Standard"><text:s text:c="24"/>input = value["inputs"][0]</text:p>
      <text:p text:style-name="Standard"><text:s text:c="24"/>if len(value["outputs"]) &gt; 0:</text:p>
      <text:p text:style-name="Standard"><text:s text:c="28"/>variable.setnegatedIn(input.IsNegated())</text:p>
      <text:p text:style-name="Standard"><text:s text:c="28"/>variable.setedgeIn(input.GetEdge())</text:p>
      <text:p text:style-name="Standard"><text:s text:c="24"/>else:</text:p>
      <text:p text:style-name="Standard"><text:s text:c="28"/>variable.setnegated(input.IsNegated())</text:p>
      <text:p text:style-name="Standard"><text:s text:c="28"/>variable.setedge(input.GetEdge())</text:p>
      <text:p text:style-name="Standard"><text:s text:c="24"/>position = input.GetRelPosition()</text:p>
      <text:p text:style-name="Standard"><text:s text:c="24"/>variable.addconnectionPointIn()</text:p>
      <text:p text:style-name="Standard"><text:s text:c="24"/>variable.connectionPointIn.setrelPositionXY(position.x, position.y)</text:p>
      <text:p text:style-name="Standard"><text:s text:c="24"/>self.SetConnectionWires(variable.connectionPointIn, input)</text:p>
      <text:p text:style-name="Standard"/>
      <text:p text:style-name="Standard">def AddEditedElementConnection(self, tagname, id, connection_type):</text:p>
      <text:p text:style-name="Standard"><text:s text:c="8"/>element = self.GetEditedElement(tagname)</text:p>
      <text:p text:style-name="Standard"><text:s text:c="8"/>if element is not None:</text:p>
      <text:p text:style-name="Standard"><text:s text:c="12"/>connection = PLCOpenParser.CreateElement(</text:p>
      <text:p text:style-name="Standard"><text:s text:c="16"/>{CONNECTOR: "connector",</text:p>
      <text:p text:style-name="Standard"><text:s text:c="17"/>CONTINUATION: "continuation"}[connection_type], "commonObjects")</text:p>
      <text:p text:style-name="Standard"><text:s text:c="12"/>connection.setlocalId(id)</text:p>
      <text:p text:style-name="Standard"><text:soft-page-break/><text:s text:c="12"/>element.addinstance(connection)</text:p>
      <text:p text:style-name="Standard"/>
      <text:p text:style-name="Standard">def SetEditedElementConnection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connection = element.getinstance(id)</text:p>
      <text:p text:style-name="Standard"><text:s text:c="12"/>if connection is None:</text:p>
      <text:p text:style-name="Standard"><text:s text:c="16"/>return</text:p>
      <text:p text:style-name="Standard"><text:s text:c="12"/>for param, value in infos.items():</text:p>
      <text:p text:style-name="Standard"><text:s text:c="16"/>if param == "name":</text:p>
      <text:p text:style-name="Standard"><text:s text:c="20"/>connection.setname(value)</text:p>
      <text:p text:style-name="Standard"><text:s text:c="16"/>elif param == "height":</text:p>
      <text:p text:style-name="Standard"><text:s text:c="20"/>connection.setheight(value)</text:p>
      <text:p text:style-name="Standard"><text:s text:c="16"/>elif param == "width":</text:p>
      <text:p text:style-name="Standard"><text:s text:c="20"/>connection.setwidth(value)</text:p>
      <text:p text:style-name="Standard"><text:s text:c="16"/>elif param == "x":</text:p>
      <text:p text:style-name="Standard"><text:s text:c="20"/>connection.setx(value)</text:p>
      <text:p text:style-name="Standard"><text:s text:c="16"/>elif param == "y":</text:p>
      <text:p text:style-name="Standard"><text:s text:c="20"/>connection.sety(value)</text:p>
      <text:p text:style-name="Standard"><text:s text:c="16"/>elif param == "connector":</text:p>
      <text:p text:style-name="Standard"><text:s text:c="20"/>position = value.GetRelPosition()</text:p>
      <text:p text:style-name="Standard"><text:s text:c="20"/>if isinstance(connection, PLCOpenParser.GetElementClass("continuation", "commonObjects")):</text:p>
      <text:p text:style-name="Standard"><text:s text:c="24"/>connection.addconnectionPointOut()</text:p>
      <text:p text:style-name="Standard"><text:s text:c="24"/>connection.connectionPointOut.setrelPositionXY(position.x, position.y)</text:p>
      <text:p text:style-name="Standard"><text:s text:c="20"/>elif isinstance(connection, PLCOpenParser.GetElementClass("connector", "commonObjects")):</text:p>
      <text:p text:style-name="Standard"><text:s text:c="24"/>connection.addconnectionPointIn()</text:p>
      <text:p text:style-name="Standard"><text:s text:c="24"/>connection.connectionPointIn.setrelPositionXY(position.x, position.y)</text:p>
      <text:p text:style-name="Standard"><text:s text:c="24"/>self.SetConnectionWires(connection.connectionPointIn, value)</text:p>
      <text:p text:style-name="Standard"/>
      <text:p text:style-name="Standard">def AddEditedElementComment(self, tagname, id):</text:p>
      <text:p text:style-name="Standard"><text:s text:c="8"/>element = self.GetEditedElement(tagname)</text:p>
      <text:p text:style-name="Standard"><text:s text:c="8"/>if element is not None:</text:p>
      <text:p text:style-name="Standard"><text:s text:c="12"/>comment = PLCOpenParser.CreateElement("comment", "commonObjects")</text:p>
      <text:p text:style-name="Standard"><text:s text:c="12"/>comment.setlocalId(id)</text:p>
      <text:p text:style-name="Standard"><text:s text:c="12"/>element.addinstance(comment)</text:p>
      <text:p text:style-name="Standard"/>
      <text:p text:style-name="Standard">def SetEditedElementComment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comment = element.getinstance(id)</text:p>
      <text:p text:style-name="Standard"><text:s text:c="12"/>for param, value in infos.items():</text:p>
      <text:p text:style-name="Standard"><text:s text:c="16"/>if param == "content":</text:p>
      <text:p text:style-name="Standard"><text:s text:c="20"/>comment.setcontentText(value)</text:p>
      <text:p text:style-name="Standard"><text:s text:c="16"/>elif param == "height":</text:p>
      <text:p text:style-name="Standard"><text:s text:c="20"/>comment.setheight(value)</text:p>
      <text:p text:style-name="Standard"><text:s text:c="16"/>elif param == "width":</text:p>
      <text:p text:style-name="Standard"><text:s text:c="20"/>comment.setwidth(value)</text:p>
      <text:p text:style-name="Standard"><text:s text:c="16"/>elif param == "x":</text:p>
      <text:p text:style-name="Standard"><text:s text:c="20"/>comment.setx(value)</text:p>
      <text:p text:style-name="Standard"><text:s text:c="16"/>elif param == "y":</text:p>
      <text:p text:style-name="Standard"><text:soft-page-break/><text:s text:c="20"/>comment.sety(value)</text:p>
      <text:p text:style-name="Standard"/>
      <text:p text:style-name="Standard">def AddEditedElementPowerRail(self, tagname, id, powerrail_type):</text:p>
      <text:p text:style-name="Standard"><text:s text:c="8"/>element = self.GetEditedElement(tagname)</text:p>
      <text:p text:style-name="Standard"><text:s text:c="8"/>if element is not None:</text:p>
      <text:p text:style-name="Standard"><text:s text:c="12"/>powerrail = PLCOpenParser.CreateElement(</text:p>
      <text:p text:style-name="Standard"><text:s text:c="16"/>{LEFTRAIL: "leftPowerRail",</text:p>
      <text:p text:style-name="Standard"><text:s text:c="17"/>RIGHTRAIL: "rightPowerRail"}[powerrail_type], "ldObjects")</text:p>
      <text:p text:style-name="Standard"><text:s text:c="12"/>powerrail.setlocalId(id)</text:p>
      <text:p text:style-name="Standard"><text:s text:c="12"/>element.addinstance(powerrail)</text:p>
      <text:p text:style-name="Standard"/>
      <text:p text:style-name="Standard">def SetEditedElementPowerRail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powerrail = element.getinstance(id)</text:p>
      <text:p text:style-name="Standard"><text:s text:c="12"/>if powerrail is None:</text:p>
      <text:p text:style-name="Standard"><text:s text:c="16"/>return</text:p>
      <text:p text:style-name="Standard"><text:s text:c="12"/>for param, value in infos.items():</text:p>
      <text:p text:style-name="Standard"><text:s text:c="16"/>if param == "height":</text:p>
      <text:p text:style-name="Standard"><text:s text:c="20"/>powerrail.setheight(value)</text:p>
      <text:p text:style-name="Standard"><text:s text:c="16"/>elif param == "width":</text:p>
      <text:p text:style-name="Standard"><text:s text:c="20"/>powerrail.setwidth(value)</text:p>
      <text:p text:style-name="Standard"><text:s text:c="16"/>elif param == "x":</text:p>
      <text:p text:style-name="Standard"><text:s text:c="20"/>powerrail.setx(value)</text:p>
      <text:p text:style-name="Standard"><text:s text:c="16"/>elif param == "y":</text:p>
      <text:p text:style-name="Standard"><text:s text:c="20"/>powerrail.sety(value)</text:p>
      <text:p text:style-name="Standard"><text:s text:c="16"/>elif param == "connectors":</text:p>
      <text:p text:style-name="Standard"><text:s text:c="20"/>if isinstance(powerrail, PLCOpenParser.GetElementClass("leftPowerRail", "ldObjects")):</text:p>
      <text:p text:style-name="Standard"><text:s text:c="24"/>powerrail.setconnectionPointOut([])</text:p>
      <text:p text:style-name="Standard"><text:s text:c="24"/>for connector in value["outputs"]:</text:p>
      <text:p text:style-name="Standard"><text:s text:c="28"/>position = connector.GetRelPosition()</text:p>
      <text:p text:style-name="Standard"><text:s text:c="28"/>connection = PLCOpenParser.CreateElement("connectionPointOut", "leftPowerRail")</text:p>
      <text:p text:style-name="Standard"><text:s text:c="28"/>powerrail.appendconnectionPointOut(connection)</text:p>
      <text:p text:style-name="Standard"><text:s text:c="28"/>connection.setrelPositionXY(position.x, position.y)</text:p>
      <text:p text:style-name="Standard"><text:s text:c="20"/>elif isinstance(powerrail, PLCOpenParser.GetElementClass("rightPowerRail", "ldObjects")):</text:p>
      <text:p text:style-name="Standard"><text:s text:c="24"/>powerrail.setconnectionPointIn([])</text:p>
      <text:p text:style-name="Standard"><text:s text:c="24"/>for connector in value["inputs"]:</text:p>
      <text:p text:style-name="Standard"><text:s text:c="28"/>position = connector.GetRelPosition()</text:p>
      <text:p text:style-name="Standard"><text:s text:c="28"/>connection = PLCOpenParser.CreateElement("connectionPointIn", "rightPowerRail")</text:p>
      <text:p text:style-name="Standard"><text:s text:c="28"/>powerrail.appendconnectionPointIn(connection)</text:p>
      <text:p text:style-name="Standard"><text:s text:c="28"/>connection.setrelPositionXY(position.x, position.y)</text:p>
      <text:p text:style-name="Standard"><text:s text:c="28"/>self.SetConnectionWires(connection, connector)</text:p>
      <text:p text:style-name="Standard"/>
      <text:p text:style-name="Standard">def AddEditedElementContact(self, tagname, id):</text:p>
      <text:p text:style-name="Standard"><text:s text:c="8"/>element = self.GetEditedElement(tagname)</text:p>
      <text:p text:style-name="Standard"><text:s text:c="8"/>if element is not None:</text:p>
      <text:p text:style-name="Standard"><text:s text:c="12"/>contact = PLCOpenParser.CreateElement("contact", "ldObjects")</text:p>
      <text:p text:style-name="Standard"><text:s text:c="12"/>contact.setlocalId(id)</text:p>
      <text:p text:style-name="Standard"><text:soft-page-break/><text:s text:c="12"/>element.addinstance(contact)</text:p>
      <text:p text:style-name="Standard"/>
      <text:p text:style-name="Standard">def SetEditedElementContact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contact = element.getinstance(id)</text:p>
      <text:p text:style-name="Standard"><text:s text:c="12"/>if contact is None:</text:p>
      <text:p text:style-name="Standard"><text:s text:c="16"/>return</text:p>
      <text:p text:style-name="Standard"><text:s text:c="12"/>for param, value in infos.items():</text:p>
      <text:p text:style-name="Standard"><text:s text:c="16"/>if param == "name":</text:p>
      <text:p text:style-name="Standard"><text:s text:c="20"/>contact.setvariable(value)</text:p>
      <text:p text:style-name="Standard"><text:s text:c="16"/>elif param == "type":</text:p>
      <text:p text:style-name="Standard"><text:s text:c="20"/>negated, edge = {</text:p>
      <text:p text:style-name="Standard"><text:s text:c="24"/>CONTACT_NORMAL: (False, "none"),</text:p>
      <text:p text:style-name="Standard"><text:s text:c="24"/>CONTACT_REVERSE: (True, "none"),</text:p>
      <text:p text:style-name="Standard"><text:s text:c="24"/>CONTACT_RISING: (False, "rising"),</text:p>
      <text:p text:style-name="Standard"><text:s text:c="24"/>CONTACT_FALLING: (False, "falling")}[value]</text:p>
      <text:p text:style-name="Standard"><text:s text:c="20"/>contact.setnegated(negated)</text:p>
      <text:p text:style-name="Standard"><text:s text:c="20"/>contact.setedge(edge)</text:p>
      <text:p text:style-name="Standard"><text:s text:c="16"/>elif param == "height":</text:p>
      <text:p text:style-name="Standard"><text:s text:c="20"/>contact.setheight(value)</text:p>
      <text:p text:style-name="Standard"><text:s text:c="16"/>elif param == "width":</text:p>
      <text:p text:style-name="Standard"><text:s text:c="20"/>contact.setwidth(value)</text:p>
      <text:p text:style-name="Standard"><text:s text:c="16"/>elif param == "x":</text:p>
      <text:p text:style-name="Standard"><text:s text:c="20"/>contact.setx(value)</text:p>
      <text:p text:style-name="Standard"><text:s text:c="16"/>elif param == "y":</text:p>
      <text:p text:style-name="Standard"><text:s text:c="20"/>contact.sety(value)</text:p>
      <text:p text:style-name="Standard"><text:s text:c="16"/>elif param == "connectors":</text:p>
      <text:p text:style-name="Standard"><text:s text:c="20"/>input_connector = value["inputs"][0]</text:p>
      <text:p text:style-name="Standard"><text:s text:c="20"/>position = input_connector.GetRelPosition()</text:p>
      <text:p text:style-name="Standard"><text:s text:c="20"/>contact.addconnectionPointIn()</text:p>
      <text:p text:style-name="Standard"><text:s text:c="20"/>contact.connectionPointIn.setrelPositionXY(position.x, position.y)</text:p>
      <text:p text:style-name="Standard"><text:s text:c="20"/>self.SetConnectionWires(contact.connectionPointIn, input_connector)</text:p>
      <text:p text:style-name="Standard"><text:s text:c="20"/>output_connector = value["outputs"][0]</text:p>
      <text:p text:style-name="Standard"><text:s text:c="20"/>position = output_connector.GetRelPosition()</text:p>
      <text:p text:style-name="Standard"><text:s text:c="20"/>contact.addconnectionPointOut()</text:p>
      <text:p text:style-name="Standard"><text:s text:c="20"/>contact.connectionPointOut.setrelPositionXY(position.x, position.y)</text:p>
      <text:p text:style-name="Standard"/>
      <text:p text:style-name="Standard">def AddEditedElementCoil(self, tagname, id):</text:p>
      <text:p text:style-name="Standard"><text:s text:c="8"/>element = self.GetEditedElement(tagname)</text:p>
      <text:p text:style-name="Standard"><text:s text:c="8"/>if element is not None:</text:p>
      <text:p text:style-name="Standard"><text:s text:c="12"/>coil = PLCOpenParser.CreateElement("coil", "ldObjects")</text:p>
      <text:p text:style-name="Standard"><text:s text:c="12"/>coil.setlocalId(id)</text:p>
      <text:p text:style-name="Standard"><text:s text:c="12"/>element.addinstance(coil)</text:p>
      <text:p text:style-name="Standard"/>
      <text:p text:style-name="Standard">def SetEditedElementCoil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coil = element.getinstance(id)</text:p>
      <text:p text:style-name="Standard"><text:s text:c="12"/>if coil is None:</text:p>
      <text:p text:style-name="Standard"><text:s text:c="16"/>return</text:p>
      <text:p text:style-name="Standard"><text:s text:c="12"/>for param, value in infos.items():</text:p>
      <text:p text:style-name="Standard"><text:soft-page-break/><text:s text:c="16"/>if param == "name":</text:p>
      <text:p text:style-name="Standard"><text:s text:c="20"/>coil.setvariable(value)</text:p>
      <text:p text:style-name="Standard"><text:s text:c="16"/>elif param == "type":</text:p>
      <text:p text:style-name="Standard"><text:s text:c="20"/>negated, storage, edge = {</text:p>
      <text:p text:style-name="Standard"><text:s text:c="24"/>COIL_NORMAL: (False, "none", "none"),</text:p>
      <text:p text:style-name="Standard"><text:s text:c="24"/>COIL_REVERSE: (True, "none", "none"),</text:p>
      <text:p text:style-name="Standard"><text:s text:c="24"/>COIL_SET: (False, "set", "none"),</text:p>
      <text:p text:style-name="Standard"><text:s text:c="24"/>COIL_RESET: (False, "reset", "none"),</text:p>
      <text:p text:style-name="Standard"><text:s text:c="24"/>COIL_RISING: (False, "none", "rising"),</text:p>
      <text:p text:style-name="Standard"><text:s text:c="24"/>COIL_FALLING: (False, "none", "falling")}[value]</text:p>
      <text:p text:style-name="Standard"><text:s text:c="20"/>coil.setnegated(negated)</text:p>
      <text:p text:style-name="Standard"><text:s text:c="20"/>coil.setstorage(storage)</text:p>
      <text:p text:style-name="Standard"><text:s text:c="20"/>coil.setedge(edge)</text:p>
      <text:p text:style-name="Standard"><text:s text:c="16"/>elif param == "height":</text:p>
      <text:p text:style-name="Standard"><text:s text:c="20"/>coil.setheight(value)</text:p>
      <text:p text:style-name="Standard"><text:s text:c="16"/>elif param == "width":</text:p>
      <text:p text:style-name="Standard"><text:s text:c="20"/>coil.setwidth(value)</text:p>
      <text:p text:style-name="Standard"><text:s text:c="16"/>elif param == "x":</text:p>
      <text:p text:style-name="Standard"><text:s text:c="20"/>coil.setx(value)</text:p>
      <text:p text:style-name="Standard"><text:s text:c="16"/>elif param == "y":</text:p>
      <text:p text:style-name="Standard"><text:s text:c="20"/>coil.sety(value)</text:p>
      <text:p text:style-name="Standard"><text:s text:c="16"/>elif param == "connectors":</text:p>
      <text:p text:style-name="Standard"><text:s text:c="20"/>input_connector = value["inputs"][0]</text:p>
      <text:p text:style-name="Standard"><text:s text:c="20"/>position = input_connector.GetRelPosition()</text:p>
      <text:p text:style-name="Standard"><text:s text:c="20"/>coil.addconnectionPointIn()</text:p>
      <text:p text:style-name="Standard"><text:s text:c="20"/>coil.connectionPointIn.setrelPositionXY(position.x, position.y)</text:p>
      <text:p text:style-name="Standard"><text:s text:c="20"/>self.SetConnectionWires(coil.connectionPointIn, input_connector)</text:p>
      <text:p text:style-name="Standard"><text:s text:c="20"/>output_connector = value["outputs"][0]</text:p>
      <text:p text:style-name="Standard"><text:s text:c="20"/>position = output_connector.GetRelPosition()</text:p>
      <text:p text:style-name="Standard"><text:s text:c="20"/>coil.addconnectionPointOut()</text:p>
      <text:p text:style-name="Standard"><text:s text:c="20"/>coil.connectionPointOut.setrelPositionXY(position.x, position.y)</text:p>
      <text:p text:style-name="Standard"/>
      <text:p text:style-name="Standard">def AddEditedElementStep(self, tagname, id):</text:p>
      <text:p text:style-name="Standard"><text:s text:c="8"/>element = self.GetEditedElement(tagname)</text:p>
      <text:p text:style-name="Standard"><text:s text:c="8"/>if element is not None:</text:p>
      <text:p text:style-name="Standard"><text:s text:c="12"/>step = PLCOpenParser.CreateElement("step", "sfcObjects")</text:p>
      <text:p text:style-name="Standard"><text:s text:c="12"/>step.setlocalId(id)</text:p>
      <text:p text:style-name="Standard"><text:s text:c="12"/>element.addinstance(step)</text:p>
      <text:p text:style-name="Standard"/>
      <text:p text:style-name="Standard">def SetEditedElementStep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step = element.getinstance(id)</text:p>
      <text:p text:style-name="Standard"><text:s text:c="12"/>if step is None:</text:p>
      <text:p text:style-name="Standard"><text:s text:c="16"/>return</text:p>
      <text:p text:style-name="Standard"><text:s text:c="12"/>for param, value in infos.items():</text:p>
      <text:p text:style-name="Standard"><text:s text:c="16"/>if param == "name":</text:p>
      <text:p text:style-name="Standard"><text:s text:c="20"/>step.setname(value)</text:p>
      <text:p text:style-name="Standard"><text:s text:c="16"/>elif param == "initial":</text:p>
      <text:p text:style-name="Standard"><text:s text:c="20"/>step.setinitialStep(value)</text:p>
      <text:p text:style-name="Standard"><text:s text:c="16"/>elif param == "height":</text:p>
      <text:p text:style-name="Standard"><text:s text:c="20"/>step.setheight(value)</text:p>
      <text:p text:style-name="Standard"><text:soft-page-break/><text:s text:c="16"/>elif param == "width":</text:p>
      <text:p text:style-name="Standard"><text:s text:c="20"/>step.setwidth(value)</text:p>
      <text:p text:style-name="Standard"><text:s text:c="16"/>elif param == "x":</text:p>
      <text:p text:style-name="Standard"><text:s text:c="20"/>step.setx(value)</text:p>
      <text:p text:style-name="Standard"><text:s text:c="16"/>elif param == "y":</text:p>
      <text:p text:style-name="Standard"><text:s text:c="20"/>step.sety(value)</text:p>
      <text:p text:style-name="Standard"><text:s text:c="16"/>elif param == "connectors":</text:p>
      <text:p text:style-name="Standard"><text:s text:c="20"/>if len(value["inputs"]) &gt; 0:</text:p>
      <text:p text:style-name="Standard"><text:s text:c="24"/>input_connector = value["inputs"][0]</text:p>
      <text:p text:style-name="Standard"><text:s text:c="24"/>position = input_connector.GetRelPosition()</text:p>
      <text:p text:style-name="Standard"><text:s text:c="24"/>step.addconnectionPointIn()</text:p>
      <text:p text:style-name="Standard"><text:s text:c="24"/>step.connectionPointIn.setrelPositionXY(position.x, position.y)</text:p>
      <text:p text:style-name="Standard"><text:s text:c="24"/>self.SetConnectionWires(step.connectionPointIn, input_connector)</text:p>
      <text:p text:style-name="Standard"><text:s text:c="20"/>else:</text:p>
      <text:p text:style-name="Standard"><text:s text:c="24"/>step.deleteconnectionPointIn()</text:p>
      <text:p text:style-name="Standard"><text:s text:c="20"/>if len(value["outputs"]) &gt; 0:</text:p>
      <text:p text:style-name="Standard"><text:s text:c="24"/>output_connector = value["outputs"][0]</text:p>
      <text:p text:style-name="Standard"><text:s text:c="24"/>position = output_connector.GetRelPosition()</text:p>
      <text:p text:style-name="Standard"><text:s text:c="24"/>step.addconnectionPointOut()</text:p>
      <text:p text:style-name="Standard"><text:s text:c="24"/>step.connectionPointOut.setrelPositionXY(position.x, position.y)</text:p>
      <text:p text:style-name="Standard"><text:s text:c="20"/>else:</text:p>
      <text:p text:style-name="Standard"><text:s text:c="24"/>step.deleteconnectionPointOut()</text:p>
      <text:p text:style-name="Standard"><text:s text:c="16"/>elif param == "action":</text:p>
      <text:p text:style-name="Standard"><text:s text:c="20"/>if value:</text:p>
      <text:p text:style-name="Standard"><text:s text:c="24"/>position = value.GetRelPosition()</text:p>
      <text:p text:style-name="Standard"><text:s text:c="24"/>step.addconnectionPointOutAction()</text:p>
      <text:p text:style-name="Standard"><text:s text:c="24"/>step.connectionPointOutAction.setrelPositionXY(position.x, position.y)</text:p>
      <text:p text:style-name="Standard"><text:s text:c="20"/>else:</text:p>
      <text:p text:style-name="Standard"><text:s text:c="24"/>step.deleteconnectionPointOutAction()</text:p>
      <text:p text:style-name="Standard"/>
      <text:p text:style-name="Standard">def AddEditedElementTransition(self, tagname, id):</text:p>
      <text:p text:style-name="Standard"><text:s text:c="8"/>element = self.GetEditedElement(tagname)</text:p>
      <text:p text:style-name="Standard"><text:s text:c="8"/>if element is not None:</text:p>
      <text:p text:style-name="Standard"><text:s text:c="12"/>transition = PLCOpenParser.CreateElement("transition", "sfcObjects")</text:p>
      <text:p text:style-name="Standard"><text:s text:c="12"/>transition.setlocalId(id)</text:p>
      <text:p text:style-name="Standard"><text:s text:c="12"/>element.addinstance(transition)</text:p>
      <text:p text:style-name="Standard"/>
      <text:p text:style-name="Standard">def SetEditedElementTransition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transition = element.getinstance(id)</text:p>
      <text:p text:style-name="Standard"><text:s text:c="12"/>if transition is None:</text:p>
      <text:p text:style-name="Standard"><text:s text:c="16"/>return</text:p>
      <text:p text:style-name="Standard"><text:s text:c="12"/>for param, value in infos.items():</text:p>
      <text:p text:style-name="Standard"><text:s text:c="16"/>if param == "type" and value != "connection":</text:p>
      <text:p text:style-name="Standard"><text:s text:c="20"/>transition.setconditionContent(value, infos["condition"])</text:p>
      <text:p text:style-name="Standard"><text:s text:c="16"/>elif param == "height":</text:p>
      <text:p text:style-name="Standard"><text:s text:c="20"/>transition.setheight(value)</text:p>
      <text:p text:style-name="Standard"><text:s text:c="16"/>elif param == "width":</text:p>
      <text:p text:style-name="Standard"><text:s text:c="20"/>transition.setwidth(value)</text:p>
      <text:p text:style-name="Standard"><text:s text:c="16"/>elif param == "x":</text:p>
      <text:p text:style-name="Standard"><text:s text:c="20"/>transition.setx(value)</text:p>
      <text:p text:style-name="Standard"><text:soft-page-break/><text:s text:c="16"/>elif param == "y":</text:p>
      <text:p text:style-name="Standard"><text:s text:c="20"/>transition.sety(value)</text:p>
      <text:p text:style-name="Standard"><text:s text:c="16"/>elif param == "priority":</text:p>
      <text:p text:style-name="Standard"><text:s text:c="20"/>if value != 0:</text:p>
      <text:p text:style-name="Standard"><text:s text:c="24"/>transition.setpriority(value)</text:p>
      <text:p text:style-name="Standard"><text:s text:c="20"/>else:</text:p>
      <text:p text:style-name="Standard"><text:s text:c="24"/>transition.setpriority(None)</text:p>
      <text:p text:style-name="Standard"><text:s text:c="16"/>elif param == "connectors":</text:p>
      <text:p text:style-name="Standard"><text:s text:c="20"/>input_connector = value["inputs"][0]</text:p>
      <text:p text:style-name="Standard"><text:s text:c="20"/>position = input_connector.GetRelPosition()</text:p>
      <text:p text:style-name="Standard"><text:s text:c="20"/>transition.addconnectionPointIn()</text:p>
      <text:p text:style-name="Standard"><text:s text:c="20"/>transition.connectionPointIn.setrelPositionXY(position.x, position.y)</text:p>
      <text:p text:style-name="Standard"><text:s text:c="20"/>self.SetConnectionWires(transition.connectionPointIn, input_connector)</text:p>
      <text:p text:style-name="Standard"><text:s text:c="20"/>output_connector = value["outputs"][0]</text:p>
      <text:p text:style-name="Standard"><text:s text:c="20"/>position = output_connector.GetRelPosition()</text:p>
      <text:p text:style-name="Standard"><text:s text:c="20"/>transition.addconnectionPointOut()</text:p>
      <text:p text:style-name="Standard"><text:s text:c="20"/>transition.connectionPointOut.setrelPositionXY(position.x, position.y)</text:p>
      <text:p text:style-name="Standard"><text:s text:c="16"/>elif infos.get("type", None) == "connection" and param == "connection" and value:</text:p>
      <text:p text:style-name="Standard"><text:s text:c="20"/>transition.setconditionContent("connection", None)</text:p>
      <text:p text:style-name="Standard"><text:s text:c="20"/>self.SetConnectionWires(transition.condition.content, value)</text:p>
      <text:p text:style-name="Standard"/>
      <text:p text:style-name="Standard">def AddEditedElementDivergence(self, tagname, id, divergence_type):</text:p>
      <text:p text:style-name="Standard"><text:s text:c="8"/>element = self.GetEditedElement(tagname)</text:p>
      <text:p text:style-name="Standard"><text:s text:c="8"/>if element is not None:</text:p>
      <text:p text:style-name="Standard"><text:s text:c="12"/>divergence = PLCOpenParser.CreateElement(</text:p>
      <text:p text:style-name="Standard"><text:s text:c="16"/>{SELECTION_DIVERGENCE: "selectionDivergence",</text:p>
      <text:p text:style-name="Standard"><text:s text:c="17"/>SELECTION_CONVERGENCE: "selectionConvergence",</text:p>
      <text:p text:style-name="Standard"><text:s text:c="17"/>SIMULTANEOUS_DIVERGENCE: "simultaneousDivergence",</text:p>
      <text:p text:style-name="Standard"><text:s text:c="17"/>SIMULTANEOUS_CONVERGENCE: "simultaneousConvergence"}.get(</text:p>
      <text:p text:style-name="Standard"><text:s text:c="20"/>divergence_type), "sfcObjects")</text:p>
      <text:p text:style-name="Standard"><text:s text:c="12"/>divergence.setlocalId(id)</text:p>
      <text:p text:style-name="Standard"><text:s text:c="12"/>element.addinstance(divergence)</text:p>
      <text:p text:style-name="Standard"/>
      <text:p text:style-name="Standard"><text:s text:c="4"/>DivergenceTypes = [</text:p>
      <text:p text:style-name="Standard"><text:s text:c="8"/>(divergence_type,</text:p>
      <text:p text:style-name="Standard"><text:s text:c="9"/>PLCOpenParser.GetElementClass(divergence_type, "sfcObjects"))</text:p>
      <text:p text:style-name="Standard"><text:s text:c="8"/>for divergence_type in ["selectionDivergence", "simultaneousDivergence",</text:p>
      <text:p text:style-name="Standard"><text:s text:c="32"/>"selectionConvergence", "simultaneousConvergence"]]</text:p>
      <text:p text:style-name="Standard"/>
      <text:p text:style-name="Standard">def GetDivergenceType(self, divergence):</text:p>
      <text:p text:style-name="Standard"><text:s text:c="8"/>for divergence_type, divergence_class in self.DivergenceTypes:</text:p>
      <text:p text:style-name="Standard"><text:s text:c="12"/>if isinstance(divergence, divergence_class):</text:p>
      <text:p text:style-name="Standard"><text:s text:c="16"/>return divergence_type</text:p>
      <text:p text:style-name="Standard"><text:s text:c="8"/>return None</text:p>
      <text:p text:style-name="Standard"/>
      <text:p text:style-name="Standard">def SetEditedElementDivergence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divergence = element.getinstance(id)</text:p>
      <text:p text:style-name="Standard"><text:s text:c="12"/>if divergence is None:</text:p>
      <text:p text:style-name="Standard"><text:s text:c="16"/>return</text:p>
      <text:p text:style-name="Standard"><text:s text:c="12"/>for param, value in infos.items():</text:p>
      <text:p text:style-name="Standard"><text:soft-page-break/><text:s text:c="16"/>if param == "height":</text:p>
      <text:p text:style-name="Standard"><text:s text:c="20"/>divergence.setheight(value)</text:p>
      <text:p text:style-name="Standard"><text:s text:c="16"/>elif param == "width":</text:p>
      <text:p text:style-name="Standard"><text:s text:c="20"/>divergence.setwidth(value)</text:p>
      <text:p text:style-name="Standard"><text:s text:c="16"/>elif param == "x":</text:p>
      <text:p text:style-name="Standard"><text:s text:c="20"/>divergence.setx(value)</text:p>
      <text:p text:style-name="Standard"><text:s text:c="16"/>elif param == "y":</text:p>
      <text:p text:style-name="Standard"><text:s text:c="20"/>divergence.sety(value)</text:p>
      <text:p text:style-name="Standard"><text:s text:c="16"/>elif param == "connectors":</text:p>
      <text:p text:style-name="Standard"><text:s text:c="20"/>input_connectors = value["inputs"]</text:p>
      <text:p text:style-name="Standard"><text:s text:c="20"/>divergence_type = self.GetDivergenceType(divergence)</text:p>
      <text:p text:style-name="Standard"><text:s text:c="20"/>if divergence_type in ["selectionDivergence", "simultaneousDivergence"]:</text:p>
      <text:p text:style-name="Standard"><text:s text:c="24"/>position = input_connectors[0].GetRelPosition()</text:p>
      <text:p text:style-name="Standard"><text:s text:c="24"/>divergence.addconnectionPointIn()</text:p>
      <text:p text:style-name="Standard"><text:s text:c="24"/>divergence.connectionPointIn.setrelPositionXY(position.x, position.y)</text:p>
      <text:p text:style-name="Standard"><text:s text:c="24"/>self.SetConnectionWires(divergence.connectionPointIn, input_connectors[0])</text:p>
      <text:p text:style-name="Standard"><text:s text:c="20"/>else:</text:p>
      <text:p text:style-name="Standard"><text:s text:c="24"/>divergence.setconnectionPointIn([])</text:p>
      <text:p text:style-name="Standard"><text:s text:c="24"/>for input_connector in input_connectors:</text:p>
      <text:p text:style-name="Standard"><text:s text:c="28"/>position = input_connector.GetRelPosition()</text:p>
      <text:p text:style-name="Standard"><text:s text:c="28"/>connection = PLCOpenParser.CreateElement("connectionPointIn", divergence_type)</text:p>
      <text:p text:style-name="Standard"><text:s text:c="28"/>divergence.appendconnectionPointIn(connection)</text:p>
      <text:p text:style-name="Standard"><text:s text:c="28"/>connection.setrelPositionXY(position.x, position.y)</text:p>
      <text:p text:style-name="Standard"><text:s text:c="28"/>self.SetConnectionWires(connection, input_connector)</text:p>
      <text:p text:style-name="Standard"><text:s text:c="20"/>output_connectors = value["outputs"]</text:p>
      <text:p text:style-name="Standard"><text:s text:c="20"/>if divergence_type in ["selectionConvergence", "simultaneousConvergence"]:</text:p>
      <text:p text:style-name="Standard"><text:s text:c="24"/>position = output_connectors[0].GetRelPosition()</text:p>
      <text:p text:style-name="Standard"><text:s text:c="24"/>divergence.addconnectionPointOut()</text:p>
      <text:p text:style-name="Standard"><text:s text:c="24"/>divergence.connectionPointOut.setrelPositionXY(position.x, position.y)</text:p>
      <text:p text:style-name="Standard"><text:s text:c="20"/>else:</text:p>
      <text:p text:style-name="Standard"><text:s text:c="24"/>divergence.setconnectionPointOut([])</text:p>
      <text:p text:style-name="Standard"><text:s text:c="24"/>for output_connector in output_connectors:</text:p>
      <text:p text:style-name="Standard"><text:s text:c="28"/>position = output_connector.GetRelPosition()</text:p>
      <text:p text:style-name="Standard"><text:s text:c="28"/>connection = PLCOpenParser.CreateElement("connectionPointOut", divergence_type)</text:p>
      <text:p text:style-name="Standard"><text:s text:c="28"/>divergence.appendconnectionPointOut(connection)</text:p>
      <text:p text:style-name="Standard"><text:s text:c="28"/>connection.setrelPositionXY(position.x, position.y)</text:p>
      <text:p text:style-name="Standard"/>
      <text:p text:style-name="Standard">def AddEditedElementJump(self, tagname, id):</text:p>
      <text:p text:style-name="Standard"><text:s text:c="8"/>element = self.GetEditedElement(tagname)</text:p>
      <text:p text:style-name="Standard"><text:s text:c="8"/>if element is not None:</text:p>
      <text:p text:style-name="Standard"><text:s text:c="12"/>jump = PLCOpenParser.CreateElement("jumpStep", "sfcObjects")</text:p>
      <text:p text:style-name="Standard"><text:s text:c="12"/>jump.setlocalId(id)</text:p>
      <text:p text:style-name="Standard"><text:s text:c="12"/>element.addinstance(jump)</text:p>
      <text:p text:style-name="Standard"/>
      <text:p text:style-name="Standard">def SetEditedElementJump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jump = element.getinstance(id)</text:p>
      <text:p text:style-name="Standard"><text:s text:c="12"/>if jump is None:</text:p>
      <text:p text:style-name="Standard"><text:s text:c="16"/>return</text:p>
      <text:p text:style-name="Standard"><text:soft-page-break/><text:s text:c="12"/>for param, value in infos.items():</text:p>
      <text:p text:style-name="Standard"><text:s text:c="16"/>if param == "target":</text:p>
      <text:p text:style-name="Standard"><text:s text:c="20"/>jump.settargetName(value)</text:p>
      <text:p text:style-name="Standard"><text:s text:c="16"/>elif param == "height":</text:p>
      <text:p text:style-name="Standard"><text:s text:c="20"/>jump.setheight(value)</text:p>
      <text:p text:style-name="Standard"><text:s text:c="16"/>elif param == "width":</text:p>
      <text:p text:style-name="Standard"><text:s text:c="20"/>jump.setwidth(value)</text:p>
      <text:p text:style-name="Standard"><text:s text:c="16"/>elif param == "x":</text:p>
      <text:p text:style-name="Standard"><text:s text:c="20"/>jump.setx(value)</text:p>
      <text:p text:style-name="Standard"><text:s text:c="16"/>elif param == "y":</text:p>
      <text:p text:style-name="Standard"><text:s text:c="20"/>jump.sety(value)</text:p>
      <text:p text:style-name="Standard"><text:s text:c="16"/>elif param == "connector":</text:p>
      <text:p text:style-name="Standard"><text:s text:c="20"/>position = value.GetRelPosition()</text:p>
      <text:p text:style-name="Standard"><text:s text:c="20"/>jump.addconnectionPointIn()</text:p>
      <text:p text:style-name="Standard"><text:s text:c="20"/>jump.connectionPointIn.setrelPositionXY(position.x, position.y)</text:p>
      <text:p text:style-name="Standard"><text:s text:c="20"/>self.SetConnectionWires(jump.connectionPointIn, value)</text:p>
      <text:p text:style-name="Standard"/>
      <text:p text:style-name="Standard">def AddEditedElementActionBlock(self, tagname, id):</text:p>
      <text:p text:style-name="Standard"><text:s text:c="8"/>element = self.GetEditedElement(tagname)</text:p>
      <text:p text:style-name="Standard"><text:s text:c="8"/>if element is not None:</text:p>
      <text:p text:style-name="Standard"><text:s text:c="12"/>actionBlock = PLCOpenParser.CreateElement("actionBlock", "commonObjects")</text:p>
      <text:p text:style-name="Standard"><text:s text:c="12"/>actionBlock.setlocalId(id)</text:p>
      <text:p text:style-name="Standard"><text:s text:c="12"/>element.addinstance(actionBlock)</text:p>
      <text:p text:style-name="Standard"/>
      <text:p text:style-name="Standard">def SetEditedElementActionBlockInfos(self, tagname, id, infos):</text:p>
      <text:p text:style-name="Standard"><text:s text:c="8"/>element = self.GetEditedElement(tagname)</text:p>
      <text:p text:style-name="Standard"><text:s text:c="8"/>if element is not None:</text:p>
      <text:p text:style-name="Standard"><text:s text:c="12"/>actionBlock = element.getinstance(id)</text:p>
      <text:p text:style-name="Standard"><text:s text:c="12"/>if actionBlock is None:</text:p>
      <text:p text:style-name="Standard"><text:s text:c="16"/>return</text:p>
      <text:p text:style-name="Standard"><text:s text:c="12"/>for param, value in infos.items():</text:p>
      <text:p text:style-name="Standard"><text:s text:c="16"/>if param == "actions":</text:p>
      <text:p text:style-name="Standard"><text:s text:c="20"/>actionBlock.setactions(value)</text:p>
      <text:p text:style-name="Standard"><text:s text:c="16"/>elif param == "height":</text:p>
      <text:p text:style-name="Standard"><text:s text:c="20"/>actionBlock.setheight(value)</text:p>
      <text:p text:style-name="Standard"><text:s text:c="16"/>elif param == "width":</text:p>
      <text:p text:style-name="Standard"><text:s text:c="20"/>actionBlock.setwidth(value)</text:p>
      <text:p text:style-name="Standard"><text:s text:c="16"/>elif param == "x":</text:p>
      <text:p text:style-name="Standard"><text:s text:c="20"/>actionBlock.setx(value)</text:p>
      <text:p text:style-name="Standard"><text:s text:c="16"/>elif param == "y":</text:p>
      <text:p text:style-name="Standard"><text:s text:c="20"/>actionBlock.sety(value)</text:p>
      <text:p text:style-name="Standard"><text:s text:c="16"/>elif param == "connector":</text:p>
      <text:p text:style-name="Standard"><text:s text:c="20"/>position = value.GetRelPosition()</text:p>
      <text:p text:style-name="Standard"><text:s text:c="20"/>actionBlock.addconnectionPointIn()</text:p>
      <text:p text:style-name="Standard"><text:s text:c="20"/>actionBlock.connectionPointIn.setrelPositionXY(position.x, position.y)</text:p>
      <text:p text:style-name="Standard"><text:s text:c="20"/>self.SetConnectionWires(actionBlock.connectionPointIn, value)</text:p>
      <text:p text:style-name="Standard"/>
      <text:p text:style-name="Standard">def RemoveEditedElementInstance(self, tagname, id):</text:p>
      <text:p text:style-name="Standard"><text:s text:c="8"/>element = self.GetEditedElement(tagname)</text:p>
      <text:p text:style-name="Standard"><text:s text:c="8"/>if element is not None:</text:p>
      <text:p text:style-name="Standard"><text:s text:c="12"/>instance = element.getinstance(id)</text:p>
      <text:p text:style-name="Standard"><text:s text:c="12"/>if isinstance(instance, PLCOpenParser.GetElementClass("block", "fbdObjects")):</text:p>
      <text:p text:style-name="Standard"><text:soft-page-break/><text:s text:c="16"/>self.RemoveEditedElementPouVar(tagname, instance.gettypeName(), instance.getinstanceName())</text:p>
      <text:p text:style-name="Standard"><text:s text:c="12"/>element.removeinstance(id)</text:p>
      <text:p text:style-name="Standard"/>
      <text:p text:style-name="Standard">def GetEditedResourceVariables(self, tagname, debug=False):</text:p>
      <text:p text:style-name="Standard"><text:s text:c="8"/>varlist = []</text:p>
      <text:p text:style-name="Standard"><text:s text:c="8"/>words = tagname.split("::")</text:p>
      <text:p text:style-name="Standard"><text:s text:c="8"/>for var in self.GetConfigurationGlobalVars(words[1], debug):</text:p>
      <text:p text:style-name="Standard"><text:s text:c="12"/>if var.Type == "BOOL":</text:p>
      <text:p text:style-name="Standard"><text:s text:c="16"/>varlist.append(var.Name)</text:p>
      <text:p text:style-name="Standard"><text:s text:c="8"/>for var in self.GetConfigurationResourceGlobalVars(words[1], words[2], debug):</text:p>
      <text:p text:style-name="Standard"><text:s text:c="12"/>if var.Type == "BOOL":</text:p>
      <text:p text:style-name="Standard"><text:s text:c="16"/>varlist.append(var.Name)</text:p>
      <text:p text:style-name="Standard"><text:s text:c="8"/>return varlist</text:p>
      <text:p text:style-name="Standard"/>
      <text:p text:style-name="Standard">def SetEditedResourceInfos(self, tagname, tasks, instances):</text:p>
      <text:p text:style-name="Standard"><text:s text:c="8"/>resource = self.GetEditedElement(tagname)</text:p>
      <text:p text:style-name="Standard"><text:s text:c="8"/>if resource is not None:</text:p>
      <text:p text:style-name="Standard"><text:s text:c="12"/>resource.settask([])</text:p>
      <text:p text:style-name="Standard"><text:s text:c="12"/>resource.setpouInstance([])</text:p>
      <text:p text:style-name="Standard"><text:s text:c="12"/>task_list = {}</text:p>
      <text:p text:style-name="Standard"><text:s text:c="12"/>for task in tasks:</text:p>
      <text:p text:style-name="Standard"><text:s text:c="16"/>new_task = PLCOpenParser.CreateElement("task", "resource")</text:p>
      <text:p text:style-name="Standard"><text:s text:c="16"/>resource.appendtask(new_task)</text:p>
      <text:p text:style-name="Standard"><text:s text:c="16"/>new_task.setname(task["Name"])</text:p>
      <text:p text:style-name="Standard"><text:s text:c="16"/>if task["Triggering"] == "Interrupt":</text:p>
      <text:p text:style-name="Standard"><text:s text:c="20"/>new_task.setsingle(task["Single"])</text:p>
      <text:p text:style-name="Standard"># <text:s text:c="15"/>result = duration_model.match(task["Interval"]).groups()</text:p>
      <text:p text:style-name="Standard"># <text:s text:c="15"/>if reduce(lambda x, y: x or y != None, result):</text:p>
      <text:p text:style-name="Standard"># <text:s text:c="19"/>values = []</text:p>
      <text:p text:style-name="Standard"># <text:s text:c="19"/>for value in result[:-1]:</text:p>
      <text:p text:style-name="Standard"># <text:s text:c="23"/>if value != None:</text:p>
      <text:p text:style-name="Standard"># <text:s text:c="27"/>values.append(int(value))</text:p>
      <text:p text:style-name="Standard"># <text:s text:c="23"/>else:</text:p>
      <text:p text:style-name="Standard"># <text:s text:c="27"/>values.append(0)</text:p>
      <text:p text:style-name="Standard"># <text:s text:c="19"/>if result[-1] is not None:</text:p>
      <text:p text:style-name="Standard"># <text:s text:c="23"/>values.append(int(float(result[-1]) * 1000))</text:p>
      <text:p text:style-name="Standard"># <text:s text:c="19"/>new_task.setinterval(datetime.time(*values))</text:p>
      <text:p text:style-name="Standard"><text:s text:c="16"/>if task["Triggering"] == "Cyclic":</text:p>
      <text:p text:style-name="Standard"><text:s text:c="20"/>new_task.setinterval(task["Interval"])</text:p>
      <text:p text:style-name="Standard"><text:s text:c="16"/>new_task.setpriority(int(task["Priority"]))</text:p>
      <text:p text:style-name="Standard"><text:s text:c="16"/>if task["Name"] != "":</text:p>
      <text:p text:style-name="Standard"><text:s text:c="20"/>task_list[task["Name"]] = new_task</text:p>
      <text:p text:style-name="Standard"><text:s text:c="12"/>for instance in instances:</text:p>
      <text:p text:style-name="Standard"><text:s text:c="16"/>task = task_list.get(instance["Task"])</text:p>
      <text:p text:style-name="Standard"><text:s text:c="16"/>if task is not None:</text:p>
      <text:p text:style-name="Standard"><text:s text:c="20"/>new_instance = PLCOpenParser.CreateElement("pouInstance", "task")</text:p>
      <text:p text:style-name="Standard"><text:s text:c="20"/>task.appendpouInstance(new_instance)</text:p>
      <text:p text:style-name="Standard"><text:s text:c="16"/>else:</text:p>
      <text:p text:style-name="Standard"><text:s text:c="20"/>new_instance = PLCOpenParser.CreateElement("pouInstance", "resource")</text:p>
      <text:p text:style-name="Standard"><text:s text:c="20"/>resource.appendpouInstance(new_instance)</text:p>
      <text:p text:style-name="Standard"><text:s text:c="16"/>new_instance.setname(instance["Name"])</text:p>
      <text:p text:style-name="Standard"><text:soft-page-break/><text:s text:c="16"/>new_instance.settypeName(instance["Type"])</text:p>
      <text:p text:style-name="Standard"/>
      <text:p text:style-name="Standard">def GetEditedResourceInfos(self, tagname, debug=False):</text:p>
      <text:p text:style-name="Standard"><text:s text:c="8"/>resource = self.GetEditedElement(tagname, debug)</text:p>
      <text:p text:style-name="Standard"><text:s text:c="8"/>if resource is not None:</text:p>
      <text:p text:style-name="Standard"><text:s text:c="12"/>tasks = resource.gettask()</text:p>
      <text:p text:style-name="Standard"><text:s text:c="12"/>instances = resource.getpouInstance()</text:p>
      <text:p text:style-name="Standard"><text:s text:c="12"/>tasks_data = []</text:p>
      <text:p text:style-name="Standard"><text:s text:c="12"/>instances_data = []</text:p>
      <text:p text:style-name="Standard"><text:s text:c="12"/>for task in tasks:</text:p>
      <text:p text:style-name="Standard"><text:s text:c="16"/>new_task = {}</text:p>
      <text:p text:style-name="Standard"><text:s text:c="16"/>new_task["Name"] = task.getname()</text:p>
      <text:p text:style-name="Standard"><text:s text:c="16"/>single = task.getsingle()</text:p>
      <text:p text:style-name="Standard"><text:s text:c="16"/>if single is not None:</text:p>
      <text:p text:style-name="Standard"><text:s text:c="20"/>new_task["Single"] = single</text:p>
      <text:p text:style-name="Standard"><text:s text:c="16"/>else:</text:p>
      <text:p text:style-name="Standard"><text:s text:c="20"/>new_task["Single"] = ""</text:p>
      <text:p text:style-name="Standard"><text:s text:c="16"/>interval = task.getinterval()</text:p>
      <text:p text:style-name="Standard"><text:s text:c="16"/>if interval is not None:</text:p>
      <text:p text:style-name="Standard"><text:s text:c="16"/>#text = ""</text:p>
      <text:p text:style-name="Standard"><text:s text:c="16"/>#if interval.hour != 0:</text:p>
      <text:p text:style-name="Standard"><text:s text:c="16"/># <text:s text:c="3"/>text += "%dh"%interval.hour</text:p>
      <text:p text:style-name="Standard"><text:s text:c="16"/>#if interval.minute != 0:</text:p>
      <text:p text:style-name="Standard"><text:s text:c="16"/># <text:s text:c="3"/>text += "%dm"%interval.minute</text:p>
      <text:p text:style-name="Standard"><text:s text:c="16"/>#if interval.second != 0:</text:p>
      <text:p text:style-name="Standard"><text:s text:c="16"/># <text:s text:c="3"/>text += "%ds"%interval.second</text:p>
      <text:p text:style-name="Standard"><text:s text:c="16"/>#if interval.microsecond != 0:</text:p>
      <text:p text:style-name="Standard"><text:s text:c="16"/># <text:s text:c="3"/>if interval.microsecond % 1000 != 0:</text:p>
      <text:p text:style-name="Standard"><text:s text:c="16"/># <text:s text:c="7"/>text += "%.3fms"%(float(interval.microsecond) / 1000)</text:p>
      <text:p text:style-name="Standard"><text:s text:c="16"/># <text:s text:c="3"/>else:</text:p>
      <text:p text:style-name="Standard"><text:s text:c="16"/># <text:s text:c="7"/>text += "%dms"%(interval.microsecond / 1000)</text:p>
      <text:p text:style-name="Standard"><text:s text:c="16"/>#new_task["Interval"] = text</text:p>
      <text:p text:style-name="Standard"><text:s text:c="20"/>new_task["Interval"] = interval</text:p>
      <text:p text:style-name="Standard"><text:s text:c="16"/>else:</text:p>
      <text:p text:style-name="Standard"><text:s text:c="20"/>new_task["Interval"] = ""</text:p>
      <text:p text:style-name="Standard"><text:s text:c="16"/>if single is not None and interval is None:</text:p>
      <text:p text:style-name="Standard"><text:s text:c="20"/>new_task["Triggering"] = "Interrupt"</text:p>
      <text:p text:style-name="Standard"><text:s text:c="16"/>elif interval is not None and single is None:</text:p>
      <text:p text:style-name="Standard"><text:s text:c="20"/>new_task["Triggering"] = "Cyclic"</text:p>
      <text:p text:style-name="Standard"><text:s text:c="16"/>else:</text:p>
      <text:p text:style-name="Standard"><text:s text:c="20"/>new_task["Triggering"] = ""</text:p>
      <text:p text:style-name="Standard"><text:s text:c="16"/>new_task["Priority"] = str(task.getpriority())</text:p>
      <text:p text:style-name="Standard"><text:s text:c="16"/>tasks_data.append(new_task)</text:p>
      <text:p text:style-name="Standard"><text:s text:c="16"/>for instance in task.getpouInstance():</text:p>
      <text:p text:style-name="Standard"><text:s text:c="20"/>new_instance = {}</text:p>
      <text:p text:style-name="Standard"><text:s text:c="20"/>new_instance["Name"] = instance.getname()</text:p>
      <text:p text:style-name="Standard"><text:s text:c="20"/>new_instance["Type"] = instance.gettypeName()</text:p>
      <text:p text:style-name="Standard"><text:s text:c="20"/>new_instance["Task"] = task.getname()</text:p>
      <text:p text:style-name="Standard"><text:s text:c="20"/>instances_data.append(new_instance)</text:p>
      <text:p text:style-name="Standard"><text:s text:c="12"/>for instance in instances:</text:p>
      <text:p text:style-name="Standard"><text:s text:c="16"/>new_instance = {}</text:p>
      <text:p text:style-name="Standard"><text:s text:c="16"/>new_instance["Name"] = instance.getname()</text:p>
      <text:p text:style-name="Standard"><text:soft-page-break/><text:s text:c="16"/>new_instance["Type"] = instance.gettypeName()</text:p>
      <text:p text:style-name="Standard"><text:s text:c="16"/>new_instance["Task"] = ""</text:p>
      <text:p text:style-name="Standard"><text:s text:c="16"/>instances_data.append(new_instance)</text:p>
      <text:p text:style-name="Standard"><text:s text:c="12"/>return tasks_data, instances_data</text:p>
      <text:p text:style-name="Standard"/>
      <text:p text:style-name="Standard">def OpenXMLFile(self, filepath):</text:p>
      <text:p text:style-name="Standard"><text:s text:c="8"/>self.Project, error = LoadProject(filepath)</text:p>
      <text:p text:style-name="Standard"><text:s text:c="8"/>if self.Project is None:</text:p>
      <text:p text:style-name="Standard"><text:s text:c="12"/>return _("Project file syntax error:\n\n") + error</text:p>
      <text:p text:style-name="Standard"><text:s text:c="8"/>self.SetFilePath(filepath)</text:p>
      <text:p text:style-name="Standard"><text:s text:c="8"/>self.CreateProjectBuffer(True)</text:p>
      <text:p text:style-name="Standard"><text:s text:c="8"/>self.ProgramChunks = []</text:p>
      <text:p text:style-name="Standard"><text:s text:c="8"/>self.ProgramOffset = 0</text:p>
      <text:p text:style-name="Standard"><text:s text:c="8"/>self.NextCompiledProject = self.Copy(self.Project)</text:p>
      <text:p text:style-name="Standard"><text:s text:c="8"/>self.CurrentCompiledProject = None</text:p>
      <text:p text:style-name="Standard"><text:s text:c="8"/>self.Buffering = False</text:p>
      <text:p text:style-name="Standard"><text:s text:c="8"/>self.CurrentElementEditing = None</text:p>
      <text:p text:style-name="Standard"><text:s text:c="8"/>return error</text:p>
      <text:p text:style-name="Standard"/>
      <text:p text:style-name="Standard">def SaveXMLFile(self, filepath=None):</text:p>
      <text:p text:style-name="Standard"><text:s text:c="8"/>if not filepath and self.FilePath == "":</text:p>
      <text:p text:style-name="Standard"><text:s text:c="12"/>return False</text:p>
      <text:p text:style-name="Standard"><text:s text:c="8"/>else:</text:p>
      <text:p text:style-name="Standard"><text:s text:c="12"/>contentheader = {"modificationDateTime": datetime.datetime(*localtime()[:6])}</text:p>
      <text:p text:style-name="Standard"><text:s text:c="12"/>self.Project.setcontentHeader(contentheader)</text:p>
      <text:p text:style-name="Standard"/>
      <text:p text:style-name="Standard"><text:s text:c="12"/>if filepath:</text:p>
      <text:p text:style-name="Standard"><text:s text:c="16"/>SaveProject(self.Project, filepath)</text:p>
      <text:p text:style-name="Standard"><text:s text:c="12"/>else:</text:p>
      <text:p text:style-name="Standard"><text:s text:c="16"/>SaveProject(self.Project, self.FilePath)</text:p>
      <text:p text:style-name="Standard"/>
      <text:p text:style-name="Standard"><text:s text:c="12"/>self.MarkProjectAsSaved()</text:p>
      <text:p text:style-name="Standard"><text:s text:c="12"/>if filepath:</text:p>
      <text:p text:style-name="Standard"><text:s text:c="16"/>self.SetFilePath(filepath)</text:p>
      <text:p text:style-name="Standard"><text:s text:c="12"/>return True</text:p>
      <text:p text:style-name="Standard"/>
      <text:p text:style-name="Standard">#-------------------------------------------------------------------------------</text:p>
      <text:p text:style-name="Standard"># <text:s text:c="21"/>Search in Current Project Functions</text:p>
      <text:p text:style-name="Standard">#-------------------------------------------------------------------------------</text:p>
      <text:p text:style-name="Standard"/>
      <text:p text:style-name="Standard">def SearchInProject(self, criteria):</text:p>
      <text:p text:style-name="Standard"><text:s text:c="8"/>return self.Project.Search(criteria)</text:p>
      <text:p text:style-name="Standard"/>
      <text:p text:style-name="Standard">def SearchInPou(self, tagname, criteria, debug=False):</text:p>
      <text:p text:style-name="Standard"><text:s text:c="8"/>pou = self.GetEditedElement(tagname, debug)</text:p>
      <text:p text:style-name="Standard"><text:s text:c="8"/>if pou is not None:</text:p>
      <text:p text:style-name="Standard"><text:s text:c="12"/>search_results = pou.Search(criteria, [tagname])</text:p>
      <text:p text:style-name="Standard"><text:s text:c="12"/>if tagname.split("::")[0] in ['A', 'T']:</text:p>
      <text:p text:style-name="Standard"><text:s text:c="16"/>parent_pou_tagname = "P::%s" % (tagname.split("::")[-2])</text:p>
      <text:p text:style-name="Standard"><text:s text:c="16"/>parent_pou = self.GetEditedElement(parent_pou_tagname, debug)</text:p>
      <text:p text:style-name="Standard"><text:s text:c="16"/>for infos, start, end, text in parent_pou.Search(criteria):</text:p>
      <text:p text:style-name="Standard"><text:s text:c="20"/>if infos[1] in ["var_local", "var_input", "var_output", "var_inout"]:</text:p>
      <text:p text:style-name="Standard"><text:soft-page-break/><text:s text:c="24"/>search_results.append((infos, start, end, text))</text:p>
      <text:p text:style-name="Standard"><text:s text:c="12"/>return search_results</text:p>
      <text:p text:style-name="Standard"><text:s text:c="8"/>return []</text:p>
      <text:p text:style-name="Standard"/>
      <text:p text:style-name="Standard">#-------------------------------------------------------------------------------</text:p>
      <text:p text:style-name="Standard"># <text:s text:c="20"/>Current Buffering Management Functions</text:p>
      <text:p text:style-name="Standard">#-------------------------------------------------------------------------------</text:p>
      <text:p text:style-name="Standard"/>
      <text:p text:style-name="Standard">def Copy(self, model):</text:p>
      <text:p text:style-name="Standard"><text:s text:c="8"/>"""Return a copy of the project"""</text:p>
      <text:p text:style-name="Standard"><text:s text:c="8"/>return deepcopy(model)</text:p>
      <text:p text:style-name="Standard"/>
      <text:p text:style-name="Standard">def CreateProjectBuffer(self, saved):</text:p>
      <text:p text:style-name="Standard"><text:s text:c="8"/>if self.ProjectBufferEnabled:</text:p>
      <text:p text:style-name="Standard"><text:s text:c="12"/>self.ProjectBuffer = UndoBuffer(PLCOpenParser.Dumps(self.Project), saved)</text:p>
      <text:p text:style-name="Standard"><text:s text:c="8"/>else:</text:p>
      <text:p text:style-name="Standard"><text:s text:c="12"/>self.ProjectBuffer = None</text:p>
      <text:p text:style-name="Standard"><text:s text:c="12"/>self.ProjectSaved = saved</text:p>
      <text:p text:style-name="Standard"/>
      <text:p text:style-name="Standard">def IsProjectBufferEnabled(self):</text:p>
      <text:p text:style-name="Standard"><text:s text:c="8"/>return self.ProjectBufferEnabled</text:p>
      <text:p text:style-name="Standard"/>
      <text:p text:style-name="Standard">def EnableProjectBuffer(self, enable):</text:p>
      <text:p text:style-name="Standard"><text:s text:c="8"/>self.ProjectBufferEnabled = enable</text:p>
      <text:p text:style-name="Standard"><text:s text:c="8"/>if self.Project is not None:</text:p>
      <text:p text:style-name="Standard"><text:s text:c="12"/>if enable:</text:p>
      <text:p text:style-name="Standard"><text:s text:c="16"/>current_saved = self.ProjectSaved</text:p>
      <text:p text:style-name="Standard"><text:s text:c="12"/>else:</text:p>
      <text:p text:style-name="Standard"><text:s text:c="16"/>current_saved = self.ProjectBuffer.IsCurrentSaved()</text:p>
      <text:p text:style-name="Standard"><text:s text:c="12"/>self.CreateProjectBuffer(current_saved)</text:p>
      <text:p text:style-name="Standard"/>
      <text:p text:style-name="Standard">def BufferProject(self):</text:p>
      <text:p text:style-name="Standard"><text:s text:c="8"/>if self.ProjectBuffer is not None:</text:p>
      <text:p text:style-name="Standard"><text:s text:c="12"/>self.ProjectBuffer.Buffering(PLCOpenParser.Dumps(self.Project))</text:p>
      <text:p text:style-name="Standard"><text:s text:c="8"/>else:</text:p>
      <text:p text:style-name="Standard"><text:s text:c="12"/>self.ProjectSaved = False</text:p>
      <text:p text:style-name="Standard"/>
      <text:p text:style-name="Standard">def StartBuffering(self):</text:p>
      <text:p text:style-name="Standard"><text:s text:c="8"/>if self.ProjectBuffer is not None:</text:p>
      <text:p text:style-name="Standard"><text:s text:c="12"/>self.Buffering = True</text:p>
      <text:p text:style-name="Standard"><text:s text:c="8"/>else:</text:p>
      <text:p text:style-name="Standard"><text:s text:c="12"/>self.ProjectSaved = False</text:p>
      <text:p text:style-name="Standard"/>
      <text:p text:style-name="Standard">def EndBuffering(self):</text:p>
      <text:p text:style-name="Standard"><text:s text:c="8"/>if self.ProjectBuffer is not None and self.Buffering:</text:p>
      <text:p text:style-name="Standard"><text:s text:c="12"/>self.ProjectBuffer.Buffering(PLCOpenParser.Dumps(self.Project))</text:p>
      <text:p text:style-name="Standard"><text:s text:c="12"/>self.Buffering = False</text:p>
      <text:p text:style-name="Standard"/>
      <text:p text:style-name="Standard">def MarkProjectAsSaved(self):</text:p>
      <text:p text:style-name="Standard"><text:s text:c="8"/>self.EndBuffering()</text:p>
      <text:p text:style-name="Standard"><text:s text:c="8"/>if self.ProjectBuffer is not None:</text:p>
      <text:p text:style-name="Standard"><text:s text:c="12"/>self.ProjectBuffer.CurrentSaved()</text:p>
      <text:p text:style-name="Standard"><text:soft-page-break/><text:s text:c="8"/>else:</text:p>
      <text:p text:style-name="Standard"><text:s text:c="12"/>self.ProjectSaved = True</text:p>
      <text:p text:style-name="Standard"/>
      <text:p text:style-name="Standard">#Return if project is saved</text:p>
      <text:p text:style-name="Standard">def ProjectIsSaved(self):</text:p>
      <text:p text:style-name="Standard"><text:s text:c="8"/>if self.ProjectBuffer is not None:</text:p>
      <text:p text:style-name="Standard"><text:s text:c="12"/>return self.ProjectBuffer.IsCurrentSaved() and not self.Buffering</text:p>
      <text:p text:style-name="Standard"><text:s text:c="8"/>else:</text:p>
      <text:p text:style-name="Standard"><text:s text:c="12"/>return self.ProjectSaved</text:p>
      <text:p text:style-name="Standard"/>
      <text:p text:style-name="Standard">def LoadPrevious(self):</text:p>
      <text:p text:style-name="Standard"><text:s text:c="8"/>self.EndBuffering()</text:p>
      <text:p text:style-name="Standard"><text:s text:c="8"/>if self.ProjectBuffer is not None:</text:p>
      <text:p text:style-name="Standard"><text:s text:c="12"/>self.Project = PLCOpenParser.Loads(self.ProjectBuffer.Previous())</text:p>
      <text:p text:style-name="Standard"/>
      <text:p text:style-name="Standard">def LoadNext(self):</text:p>
      <text:p text:style-name="Standard"><text:s text:c="8"/>if self.ProjectBuffer is not None:</text:p>
      <text:p text:style-name="Standard"><text:s text:c="12"/>self.Project = PLCOpenParser.Loads(self.ProjectBuffer.Next())</text:p>
      <text:p text:style-name="Standard"/>
      <text:p text:style-name="Standard">def GetBufferState(self):</text:p>
      <text:p text:style-name="Standard"><text:s text:c="8"/>if self.ProjectBuffer is not None:</text:p>
      <text:p text:style-name="Standard"><text:s text:c="12"/>first = self.ProjectBuffer.IsFirst() and not self.Buffering</text:p>
      <text:p text:style-name="Standard"><text:s text:c="12"/>last = self.ProjectBuffer.IsLast()</text:p>
      <text:p text:style-name="Standard"><text:s text:c="12"/>return not first, not last</text:p>
      <text:p text:style-name="Standard"><text:s text:c="8"/>return False, 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2:12:48.635193797</meta:creation-date>
    <dc:date>2020-08-31T12:17:21.673988181</dc:date>
    <meta:editing-duration>PT4M33S</meta:editing-duration>
    <meta:editing-cycles>1</meta:editing-cycles>
    <meta:document-statistic meta:table-count="0" meta:image-count="0" meta:object-count="0" meta:page-count="53" meta:paragraph-count="2472" meta:word-count="8425" meta:character-count="119782" meta:non-whitespace-character-count="79521"/>
    <meta:generator>LibreOffice/6.0.7.3$Linux_X86_64 LibreOffice_project/00m0$Build-3</meta:generator>
  </office:meta>
</office:document-meta>
</file>